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Lohit Devanagari1" svg:font-family="'Lohit Devanagari'"/>
    <style:font-face style:name="F" svg:font-family="" style:font-family-generic="roman"/>
    <style:font-face style:name="Courier New1" svg:font-family="'Courier New'" style:font-family-generic="modern" style:font-pitch="fixed"/>
    <style:font-face style:name="Liberation Mono" svg:font-family="'Liberation Mono'" style:font-family-generic="modern"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Courier New" fo:font-size="10.5pt" fo:letter-spacing="normal" fo:font-style="normal" fo:font-weight="normal" officeooo:paragraph-rsid="002ca051"/>
    </style:style>
    <style:style style:name="P2" style:family="paragraph" style:parent-style-name="Text_20_body">
      <style:paragraph-properties fo:margin-left="0in" fo:margin-right="0in" fo:orphans="2" fo:widows="2" fo:text-indent="0in" style:auto-text-indent="false"/>
    </style:style>
    <style:style style:name="P3"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style:style>
    <style:style style:name="P4"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rsid="002cbcd1"/>
    </style:style>
    <style:style style:name="P5"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style:style>
    <style:style style:name="P6"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2cbcd1"/>
    </style:style>
    <style:style style:name="P7"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3127cc"/>
    </style:style>
    <style:style style:name="P8"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31af10"/>
    </style:style>
    <style:style style:name="P9"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32e383"/>
    </style:style>
    <style:style style:name="P10"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334a94"/>
    </style:style>
    <style:style style:name="P11" style:family="paragraph" style:parent-style-name="Preformatted_20_Text">
      <style:paragraph-properties fo:margin-left="0in" fo:margin-right="0in" fo:margin-top="0in" fo:margin-bottom="0.1965in" loext:contextual-spacing="false" fo:orphans="2" fo:widows="2" fo:text-indent="0in" style:auto-text-indent="false" fo:break-before="page"/>
      <style:text-properties fo:font-variant="normal" fo:text-transform="none" fo:color="#000000" fo:letter-spacing="normal"/>
    </style:style>
    <style:style style:name="P12" style:family="paragraph" style:parent-style-name="Caption">
      <style:paragraph-properties fo:text-align="center" style:justify-single-word="false"/>
    </style:style>
    <style:style style:name="P13" style:family="paragraph" style:parent-style-name="Caption">
      <style:paragraph-properties fo:text-align="center" style:justify-single-word="false"/>
      <style:text-properties officeooo:paragraph-rsid="0022d390"/>
    </style:style>
    <style:style style:name="P14" style:family="paragraph" style:parent-style-name="Caption">
      <style:paragraph-properties fo:text-align="center" style:justify-single-word="false"/>
      <style:text-properties officeooo:paragraph-rsid="0021c747"/>
    </style:style>
    <style:style style:name="P15" style:family="paragraph" style:parent-style-name="Drawing">
      <style:paragraph-properties fo:text-align="center" style:justify-single-word="false"/>
    </style:style>
    <style:style style:name="P16"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style:style>
    <style:style style:name="P17"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paragraph-rsid="003127cc"/>
    </style:style>
    <style:style style:name="P18"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paragraph-rsid="00334a94"/>
    </style:style>
    <style:style style:name="P19"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rsid="0031af10" officeooo:paragraph-rsid="003127cc"/>
    </style:style>
    <style:style style:name="P20"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rsid="0031af10" officeooo:paragraph-rsid="0031af10"/>
    </style:style>
    <style:style style:name="P21"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rsid="0032e383" officeooo:paragraph-rsid="0032e383"/>
    </style:style>
    <style:style style:name="P22"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style:style>
    <style:style style:name="P23"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334a94"/>
    </style:style>
    <style:style style:name="P24"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2cbcd1"/>
    </style:style>
    <style:style style:name="P25"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386476"/>
    </style:style>
    <style:style style:name="P26"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3127cc"/>
    </style:style>
    <style:style style:name="P27"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31af10"/>
    </style:style>
    <style:style style:name="P28"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3a4f1c"/>
    </style:style>
    <style:style style:name="P29" style:family="paragraph" style:parent-style-name="Preformatted_20_Text">
      <style:paragraph-properties fo:margin-left="0in" fo:margin-right="0in" fo:margin-top="0in" fo:margin-bottom="0.1965in" loext:contextual-spacing="false" fo:orphans="2" fo:widows="2" fo:text-indent="0in" style:auto-text-indent="false" fo:break-before="page"/>
      <style:text-properties fo:font-variant="normal" fo:text-transform="none" fo:color="#000000" style:font-name="Courier New" fo:letter-spacing="normal" fo:font-style="normal" fo:font-weight="normal" officeooo:paragraph-rsid="00386476"/>
    </style:style>
    <style:style style:name="P30" style:family="paragraph" style:parent-style-name="Preformatted_20_Text">
      <style:paragraph-properties fo:margin-left="0in" fo:margin-right="0in" fo:margin-top="0in" fo:margin-bottom="0.1965in" loext:contextual-spacing="false" fo:orphans="2" fo:widows="2" fo:text-indent="0in" style:auto-text-indent="false" fo:break-before="page"/>
      <style:text-properties fo:font-variant="normal" fo:text-transform="none" fo:color="#000000" fo:letter-spacing="normal"/>
    </style:style>
    <style:style style:name="P31" style:family="paragraph" style:parent-style-name="Caption">
      <style:paragraph-properties fo:text-align="center" style:justify-single-word="false"/>
    </style:style>
    <style:style style:name="P32" style:family="paragraph">
      <style:paragraph-properties style:text-autospace="none"/>
    </style:style>
    <style:style style:name="P33" style:family="paragraph">
      <loext:graphic-properties draw:fill="none" draw:fill-color="#ffffff"/>
      <style:paragraph-properties style:text-autospace="none"/>
      <style:text-properties style:use-window-font-color="true" fo:font-size="12pt" style:font-size-asian="9pt" style:font-size-complex="9pt"/>
    </style:style>
    <style:style style:name="P34" style:family="paragraph">
      <loext:graphic-properties draw:fill="none" draw:fill-color="#ffffff"/>
      <style:paragraph-properties style:text-autospace="none"/>
      <style:text-properties style:use-window-font-color="true" style:font-name="Roboto" fo:font-size="9pt" style:font-size-asian="9pt" style:font-size-complex="9pt"/>
    </style:style>
    <style:style style:name="P35" style:family="paragraph">
      <loext:graphic-properties draw:fill="none" draw:fill-color="#ffffff"/>
      <style:paragraph-properties style:text-autospace="none"/>
      <style:text-properties style:use-window-font-color="true" fo:font-size="9pt" style:font-size-asian="9pt" style:font-size-complex="9pt"/>
    </style:style>
    <style:style style:name="P36" style:family="paragraph">
      <style:text-properties style:font-name="F" fo:font-size="12pt"/>
    </style:style>
    <style:style style:name="P37" style:family="paragraph">
      <loext:graphic-properties draw:fill="none" draw:fill-color="#ffffff"/>
      <style:paragraph-properties style:text-autospace="none"/>
      <style:text-properties style:use-window-font-color="true" fo:font-size="12pt" style:font-size-asian="10pt" style:font-size-complex="10pt"/>
    </style:style>
    <style:style style:name="T1" style:family="text">
      <style:text-properties style:text-underline-style="solid" style:text-underline-width="auto" style:text-underline-color="font-color"/>
    </style:style>
    <style:style style:name="T2" style:family="text">
      <style:text-properties style:font-name="Courier New" fo:font-style="normal" fo:font-weight="normal"/>
    </style:style>
    <style:style style:name="T3" style:family="text">
      <style:text-properties style:font-name="Courier New" fo:font-style="normal" fo:font-weight="normal" officeooo:rsid="002f799b"/>
    </style:style>
    <style:style style:name="T4" style:family="text">
      <style:text-properties style:font-name="Courier New" fo:font-style="normal" fo:font-weight="normal" officeooo:rsid="003127cc"/>
    </style:style>
    <style:style style:name="T5" style:family="text">
      <style:text-properties style:font-name="Courier New" fo:font-style="normal" fo:font-weight="normal" officeooo:rsid="0031af10"/>
    </style:style>
    <style:style style:name="T6" style:family="text">
      <style:text-properties style:font-name="Courier New" fo:font-style="normal" fo:font-weight="normal" officeooo:rsid="0032e383"/>
    </style:style>
    <style:style style:name="T7" style:family="text">
      <style:text-properties style:font-name="Courier New" fo:font-style="normal" fo:font-weight="normal" officeooo:rsid="003523bc"/>
    </style:style>
    <style:style style:name="T8" style:family="text">
      <style:text-properties style:font-name="Courier New" fo:font-style="normal" fo:font-weight="normal" officeooo:rsid="00386476"/>
    </style:style>
    <style:style style:name="T9" style:family="text">
      <style:text-properties style:font-name="Courier New" fo:font-style="normal" fo:font-weight="normal" officeooo:rsid="003a4f1c"/>
    </style:style>
    <style:style style:name="T10" style:family="text">
      <style:text-properties style:font-name="Courier New" fo:font-style="normal" style:text-underline-style="solid" style:text-underline-width="auto" style:text-underline-color="font-color" fo:font-weight="normal"/>
    </style:style>
    <style:style style:name="T11" style:family="text">
      <style:text-properties style:font-name="Courier New" fo:font-style="normal" style:text-underline-style="solid" style:text-underline-width="auto" style:text-underline-color="font-color" fo:font-weight="normal" officeooo:rsid="002cbcd1"/>
    </style:style>
    <style:style style:name="T12" style:family="text">
      <style:text-properties style:font-name="Courier New" fo:font-style="normal" style:text-underline-style="solid" style:text-underline-width="auto" style:text-underline-color="font-color" fo:font-weight="normal" officeooo:rsid="00334a94"/>
    </style:style>
    <style:style style:name="T13" style:family="text">
      <style:text-properties style:font-name="Courier New" fo:font-style="normal" style:text-underline-style="solid" style:text-underline-width="auto" style:text-underline-color="font-color" fo:font-weight="normal" officeooo:rsid="0037b17a"/>
    </style:style>
    <style:style style:name="T14" style:family="text">
      <style:text-properties style:font-name="Courier New" fo:font-style="normal" style:text-underline-style="solid" style:text-underline-width="auto" style:text-underline-color="font-color" fo:font-weight="normal" officeooo:rsid="00386476"/>
    </style:style>
    <style:style style:name="T15" style:family="text">
      <style:text-properties style:font-name="Courier New" fo:font-style="normal" style:text-underline-style="none" fo:font-weight="normal" officeooo:rsid="00334a94"/>
    </style:style>
    <style:style style:name="T16" style:family="text">
      <style:text-properties style:font-name="Courier New" fo:font-style="normal" style:text-underline-style="none" fo:font-weight="normal" officeooo:rsid="00386476"/>
    </style:style>
    <style:style style:name="T17" style:family="text">
      <style:text-properties officeooo:rsid="001f5444"/>
    </style:style>
    <style:style style:name="T18" style:family="text">
      <style:text-properties officeooo:rsid="002cbcd1"/>
    </style:style>
    <style:style style:name="T19" style:family="text">
      <style:text-properties officeooo:rsid="0022d390"/>
    </style:style>
    <style:style style:name="T20" style:family="text">
      <style:text-properties officeooo:rsid="0021c747"/>
    </style:style>
    <style:style style:name="T21" style:family="text">
      <style:text-properties officeooo:rsid="0031af10"/>
    </style:style>
    <style:style style:name="T22" style:family="text">
      <style:text-properties officeooo:rsid="00252ee0"/>
    </style:style>
    <style:style style:name="T23" style:family="text">
      <style:text-properties officeooo:rsid="0032e383"/>
    </style:style>
    <style:style style:name="T24" style:family="text">
      <style:text-properties officeooo:rsid="002937fd"/>
    </style:style>
    <style:style style:name="T25" style:family="text">
      <style:text-properties officeooo:rsid="00334a94"/>
    </style:style>
    <style:style style:name="T26" style:family="text">
      <style:text-properties officeooo:rsid="003523bc"/>
    </style:style>
    <style:style style:name="T27" style:family="text">
      <style:text-properties officeooo:rsid="00386476"/>
    </style:style>
    <style:style style:name="T28" style:family="text">
      <style:text-properties fo:color="#003296" style:font-name="Roboto" fo:font-size="9pt" style:font-size-asian="9pt" style:font-size-complex="9pt"/>
    </style:style>
    <style:style style:name="T29" style:family="text">
      <style:text-properties fo:color="#f5844c" style:font-name="Roboto" fo:font-size="9pt" style:font-size-asian="9pt" style:font-size-complex="9pt"/>
    </style:style>
    <style:style style:name="T30" style:family="text">
      <style:text-properties fo:color="#ff8040" style:font-name="Roboto" fo:font-size="9pt" style:font-size-asian="9pt" style:font-size-complex="9pt"/>
    </style:style>
    <style:style style:name="T31" style:family="text">
      <style:text-properties fo:color="#993300" style:font-name="Roboto" fo:font-size="9pt" style:font-size-asian="9pt" style:font-size-complex="9pt"/>
    </style:style>
    <style:style style:name="T32" style:family="text">
      <style:text-properties fo:color="#000096" style:font-name="Roboto" fo:font-size="9pt" style:font-size-asian="9pt" style:font-size-complex="9pt"/>
    </style:style>
    <style:style style:name="T33" style:family="text">
      <style:text-properties fo:color="#000000" style:font-name="Roboto" fo:font-size="9pt" style:font-size-asian="9pt" style:font-size-complex="9pt"/>
    </style:style>
    <style:style style:name="T34" style:family="text">
      <style:text-properties fo:color="#0000e6" style:font-name="Roboto" fo:font-size="9pt" fo:font-weight="bold" style:font-size-asian="9pt" style:font-weight-asian="bold" style:font-size-complex="9pt" style:font-weight-complex="bold"/>
    </style:style>
    <style:style style:name="T35" style:family="text">
      <style:text-properties fo:color="#787800" style:font-name="Roboto" fo:font-size="9pt" style:font-size-asian="9pt" style:font-size-complex="9pt"/>
    </style:style>
    <style:style style:name="T36" style:family="text">
      <style:text-properties fo:color="#323296" style:font-name="Roboto" fo:font-size="9pt" style:font-size-asian="9pt" style:font-size-complex="9pt"/>
    </style:style>
    <style:style style:name="T37" style:family="text">
      <style:text-properties fo:color="#004000" style:font-name="Roboto" fo:font-size="9pt" fo:font-style="italic" style:font-size-asian="9pt" style:font-style-asian="italic" style:font-size-complex="9pt" style:font-style-complex="italic"/>
    </style:style>
    <style:style style:name="T38" style:family="text">
      <style:text-properties fo:color="#000000" style:font-name="Roboto" fo:font-size="10pt" style:font-size-asian="10pt" style:font-size-complex="10pt"/>
    </style:style>
    <style:style style:name="T39" style:family="text">
      <style:text-properties fo:color="#003296" style:font-name="Roboto" fo:font-size="10pt" style:font-size-asian="10pt" style:font-size-complex="10pt"/>
    </style:style>
    <style:style style:name="T40" style:family="text">
      <style:text-properties fo:color="#f5844c" style:font-name="Roboto" fo:font-size="10pt" style:font-size-asian="10pt" style:font-size-complex="10pt"/>
    </style:style>
    <style:style style:name="T41" style:family="text">
      <style:text-properties fo:color="#ff8040" style:font-name="Roboto" fo:font-size="10pt" style:font-size-asian="10pt" style:font-size-complex="10pt"/>
    </style:style>
    <style:style style:name="T42" style:family="text">
      <style:text-properties fo:color="#993300" style:font-name="Roboto" fo:font-size="10pt" style:font-size-asian="10pt" style:font-size-complex="10pt"/>
    </style:style>
    <style:style style:name="T43" style:family="text">
      <style:text-properties fo:color="#000096" style:font-name="Roboto" fo:font-size="10pt" style:font-size-asian="10pt" style:font-size-complex="10pt"/>
    </style:style>
    <style:style style:name="T44" style:family="text">
      <style:text-properties fo:color="#0099cc" style:font-name="Roboto" fo:font-size="10pt" style:font-size-asian="10pt" style:font-size-complex="10pt"/>
    </style:style>
    <style:style style:name="T45" style:family="text">
      <style:text-properties fo:color="#006400" style:font-name="Roboto" fo:font-size="10pt" style:font-size-asian="10pt" style:font-size-complex="10pt"/>
    </style:style>
    <style:style style:name="T46" style:family="text">
      <style:text-properties fo:color="#0099cc" style:font-name="Roboto" fo:font-size="9pt" style:font-size-asian="9pt" style:font-size-complex="9pt"/>
    </style:style>
    <style:style style:name="T47" style:family="text">
      <style:text-properties fo:color="#963296" style:font-name="Roboto" fo:font-size="9pt" fo:font-weight="bold" style:font-size-asian="9pt" style:font-weight-asian="bold" style:font-size-complex="9pt" style:font-weight-complex="bold"/>
    </style:style>
    <style:style style:name="T48" style:family="text">
      <style:text-properties fo:color="#f08246" style:font-name="Roboto" fo:font-size="9pt" fo:font-style="italic" fo:font-weight="bold" style:font-size-asian="9pt" style:font-style-asian="italic" style:font-weight-asian="bold" style:font-size-complex="9pt" style:font-style-complex="italic" style:font-weight-complex="bold"/>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gr1" style:family="graphic">
      <style:graphic-properties draw:stroke="solid" svg:stroke-color="#000000" draw:fill="none" draw:fill-color="#ffffff" fo:min-height="7.033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none" draw:fill-color="#ffffff" fo:min-height="7.1764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6.98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solid" svg:stroke-color="#000000" draw:fill="none" draw:fill-color="#ffffff" fo:min-height="7.766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svg:stroke-color="#000000" draw:fill="none" draw:fill-color="#ffffff" fo:min-height="2.2035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3.3484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solid" svg:stroke-color="#000000" draw:fill="none" draw:fill-color="#ffffff" fo:min-height="2.20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solid" svg:stroke-color="#000000" draw:fill="none" draw:fill-color="#ffffff" fo:min-height="2.345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solid" svg:stroke-color="#000000" draw:fill="none" draw:fill-color="#ffffff" fo:min-height="2.092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solid" svg:stroke-color="#000000" draw:fill="none" draw:fill-color="#ffffff" fo:min-height="8.9764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7.9402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12" style:family="graphic">
      <style:graphic-properties draw:stroke="solid" svg:stroke-color="#000000" draw:fill="none" draw:fill-color="#ffffff" fo:min-height="8.2846in" fo:margin-left="0in" fo:margin-right="0in" fo:margin-top="0in" fo:margin-bottom="0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none" draw:fill-color="#ffffff" fo:min-height="6.4201in" fo:margin-left="0in" fo:margin-right="0in" fo:margin-top="0in" fo:margin-bottom="0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 style:family="graphic">
      <style:graphic-properties draw:stroke="solid" svg:stroke-color="#000000" draw:fill="none" draw:fill-color="#ffffff" fo:min-height="4.6898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none" draw:fill-color="#ffffff" fo:min-height="3.9571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6" style:family="graphic">
      <style:graphic-properties draw:stroke="solid" svg:stroke-color="#000000" draw:fill="none" draw:fill-color="#ffffff" fo:min-height="8.323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solid" svg:stroke-color="#000000" draw:fill="none" draw:fill-color="#ffffff" fo:min-height="7.181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solid" svg:stroke-color="#000000" draw:fill="none" draw:fill-color="#ffffff" fo:min-height="5.05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solid" svg:stroke-color="#000000" draw:fill="none" draw:fill-color="#ffffff" fo:min-height="1.4693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svg:stroke-color="#000000" draw:fill="none" draw:fill-color="#ffffff" fo:min-height="1.469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1" style:family="graphic">
      <style:graphic-properties draw:stroke="solid" svg:stroke-color="#000000" draw:fill="none" draw:fill-color="#ffffff" fo:min-height="1.632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2" style:family="graphic">
      <style:graphic-properties draw:stroke="solid" svg:stroke-color="#000000" draw:fill="none" draw:fill-color="#ffffff" fo:min-height="1.4693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3" style:family="graphic">
      <style:graphic-properties draw:stroke="solid" svg:stroke-color="#000000" draw:fill="none" draw:fill-color="#ffffff" fo:min-height="0.857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solid" svg:stroke-color="#000000" draw:fill="none" draw:fill-color="#ffffff" fo:min-height="3.9173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5" style:family="graphic">
      <style:graphic-properties draw:stroke="solid" svg:stroke-color="#000000" draw:fill="none" draw:fill-color="#ffffff" fo:min-height="4.25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6" style:family="graphic">
      <style:graphic-properties draw:stroke="solid" svg:stroke-color="#000000" draw:fill="none" draw:fill-color="#ffffff" fo:min-height="2.9311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6" svg:x="0.5937in" svg:y="2.8102in" svg:width="7.6689in" draw:z-index="0">
        <draw:text-box fo:min-height="7.0362in">
          <text:p text:style-name="P12"><draw:frame text:anchor-type="paragraph" draw:z-index="1" draw:name="Shape1" draw:style-name="gr1" draw:text-style-name="P33" svg:width="7.6669in" svg:height="7.0343in" svg:x="0.0008in" svg:y="0in"><draw:text-box><text:p text:style-name="P32"><text:span text:style-name="T28">&lt;xs:element</text:span><text:span text:style-name="T29"> name</text:span><text:span text:style-name="T30">=</text:span><text:span text:style-name="T31">"AlternativeContentAbstract"</text:span><text:span text:style-name="T29"> abstract</text:span><text:span text:style-name="T30">=</text:span><text:span text:style-name="T31">"true"</text:span><text:span text:style-name="T32">&gt;</text:span><text:span text:style-name="T33"><text:line-break/></text:span><text:span text:style-name="T33"> <text:s text:c="7"/></text:span><text:span text:style-name="T28">&lt;xs:annotation&gt;</text:span><text:span text:style-name="T33"><text:line-break/></text:span><text:span text:style-name="T33"> <text:s text:c="11"/></text:span><text:span text:style-name="T28">&lt;xs:documentation</text:span><text:span text:style-name="T29"> ism:classification</text:span><text:span text:style-name="T30">=</text:span><text:span text:style-name="T31">"U"</text:span><text:span text:style-name="T29"> ism:ownerProducer</text:span><text:span text:style-name="T30">=</text:span><text:span text:style-name="T31">"USA"</text:span><text:span text:style-name="T33"><text:line-break/></text:span><text:span text:style-name="T29"> <text:s text:c="15"/>ism:noticeType</text:span><text:span text:style-name="T30">=</text:span><text:span text:style-name="T31">"DoD-Dist-A"</text:span><text:span text:style-name="T32">&gt;</text:span><text:span text:style-name="T33">A data concept for a choice of data items.</text:span><text:span text:style-name="T28">&lt;/xs:documentation&gt;</text:span><text:span text:style-name="T33"><text:line-break/></text:span><text:span text:style-name="T33"> <text:s text:c="11"/></text:span><text:span text:style-name="T28">&lt;xs:appinfo&gt;</text:span><text:span text:style-name="T33"><text:line-break/></text:span><text:span text:style-name="T33"> <text:s text:c="15"/></text:span><text:span text:style-name="T32">&lt;inf:Field</text:span><text:span text:style-name="T29"> positionName</text:span><text:span text:style-name="T30">=</text:span><text:span text:style-name="T31">"ALTERNATIVE CONTENT"</text:span><text:span text:style-name="T33"><text:line-break/></text:span><text:span text:style-name="T29"> <text:s text:c="19"/>type</text:span><text:span text:style-name="T30">=</text:span><text:span text:style-name="T31">"AlternativeContentAbstractType"</text:span><text:span text:style-name="T32">/&gt;</text:span><text:span text:style-name="T33"><text:line-break/></text:span><text:span text:style-name="T33"> <text:s text:c="15"/></text:span><text:span text:style-name="T32">&lt;inf:Choice</text:span><text:span text:style-name="T29"> substitutionGroup</text:span><text:span text:style-name="T30">=</text:span><text:span text:style-name="T31">"AlternativeContentAbstract"</text:span><text:span text:style-name="T32">&gt;</text:span><text:span text:style-name="T33"><text:line-break/></text:span><text:span text:style-name="T33"> <text:s text:c="19"/></text:span><text:span text:style-name="T32">&lt;inf:Element</text:span><text:span text:style-name="T29"> name</text:span><text:span text:style-name="T30">=</text:span><text:span text:style-name="T31">"EnumerationAlternative"</text:span><text:span text:style-name="T29"> type</text:span><text:span text:style-name="T30">=</text:span><text:span text:style-name="T31">"EnumerationCodeType"</text:span><text:span text:style-name="T32">/&gt;</text:span><text:span text:style-name="T33"><text:line-break/></text:span><text:span text:style-name="T33"> <text:s text:c="19"/></text:span><text:span text:style-name="T32">&lt;inf:Element</text:span><text:span text:style-name="T29"> name</text:span><text:span text:style-name="T30">=</text:span><text:span text:style-name="T31">"IntegerAlternative"</text:span><text:span text:style-name="T29"> type</text:span><text:span text:style-name="T30">=</text:span><text:span text:style-name="T31">"IntegerType"</text:span><text:span text:style-name="T32">/&gt;</text:span><text:span text:style-name="T33"><text:line-break/></text:span><text:span text:style-name="T33"> <text:s text:c="19"/></text:span><text:span text:style-name="T32">&lt;inf:Element</text:span><text:span text:style-name="T29"> name</text:span><text:span text:style-name="T30">=</text:span><text:span text:style-name="T31">"SetAlternative"</text:span><text:span text:style-name="T29"> type</text:span><text:span text:style-name="T30">=</text:span><text:span text:style-name="T31">"SetType"</text:span><text:span text:style-name="T32">/&gt;</text:span><text:span text:style-name="T33"><text:line-break/></text:span><text:span text:style-name="T33"> <text:s text:c="19"/></text:span><text:span text:style-name="T32">&lt;inf:Element</text:span><text:span text:style-name="T29"> name</text:span><text:span text:style-name="T30">=</text:span><text:span text:style-name="T31">"SegmentAlternative"</text:span><text:span text:style-name="T29"> type</text:span><text:span text:style-name="T30">=</text:span><text:span text:style-name="T31">"SegmentType"</text:span><text:span text:style-name="T32">/&gt;</text:span><text:span text:style-name="T33"><text:line-break/></text:span><text:span text:style-name="T33"> <text:s text:c="15"/></text:span><text:span text:style-name="T32">&lt;/inf:Choice&gt;</text:span><text:span text:style-name="T33"><text:line-break/></text:span><text:span text:style-name="T33"> <text:s text:c="11"/></text:span><text:span text:style-name="T28">&lt;/xs:appinfo&gt;</text:span><text:span text:style-name="T33"><text:line-break/></text:span><text:span text:style-name="T33"> <text:s text:c="7"/></text:span><text:span text:style-name="T28">&lt;/xs:annotation&gt;</text:span><text:span text:style-name="T33"><text:line-break/></text:span><text:span text:style-name="T33"> <text:s text:c="3"/></text:span><text:span text:style-name="T28">&lt;/xs:element&gt;</text:span></text:p><text:p text:style-name="P32"><text:span text:style-name="T33"><text:line-break/></text:span><text:span text:style-name="T33"> <text:s text:c="3"/></text:span><text:span text:style-name="T28">&lt;xs:element</text:span><text:span text:style-name="T29"> name</text:span><text:span text:style-name="T30">=</text:span><text:span text:style-name="T31">"EnumerationAlternative"</text:span><text:span text:style-name="T29"> type</text:span><text:span text:style-name="T30">=</text:span><text:span text:style-name="T31">"EnumerationCodeType"</text:span><text:span text:style-name="T29"> substitutionGroup</text:span><text:span text:style-name="T30">=</text:span><text:span text:style-name="T31">"AlternativeContentAbstract"</text:span><text:span text:style-name="T29"> </text:span><text:span text:style-name="T29">nillable</text:span><text:span text:style-name="T30">=</text:span><text:span text:style-name="T31">"true"</text:span><text:span text:style-name="T32">&gt;</text:span><text:span text:style-name="T33"><text:line-break/></text:span><text:span text:style-name="T33"> <text:s text:c="7"/></text:span><text:span text:style-name="T28">&lt;xs:annotation&gt;</text:span><text:span text:style-name="T33"><text:line-break/></text:span><text:span text:style-name="T33"> <text:s text:c="11"/></text:span><text:span text:style-name="T28">&lt;xs:documentation</text:span><text:span text:style-name="T29"> ism:classification</text:span><text:span text:style-name="T30">=</text:span><text:span text:style-name="T31">"U"</text:span><text:span text:style-name="T29"> ism:ownerProducer</text:span><text:span text:style-name="T30">=</text:span><text:span text:style-name="T31">"USA"</text:span><text:span text:style-name="T33"><text:line-break/></text:span><text:span text:style-name="T29"> <text:s text:c="15"/>ism:noticeType</text:span><text:span text:style-name="T30">=</text:span><text:span text:style-name="T31">"DoD-Dist-A"</text:span><text:span text:style-name="T32">&gt;</text:span><text:span text:style-name="T33">A data item for Enumeration Code</text:span><text:span text:style-name="T28">&lt;/xs:documentation&gt;</text:span><text:span text:style-name="T33"><text:line-break/></text:span><text:span text:style-name="T33"> <text:s text:c="11"/></text:span><text:span text:style-name="T28">&lt;xs:appinfo&gt;</text:span><text:span text:style-name="T33"><text:line-break/></text:span><text:span text:style-name="T33"> <text:s text:c="15"/></text:span><text:span text:style-name="T32">&lt;inf:Field</text:span><text:span text:style-name="T29"> positionName</text:span><text:span text:style-name="T30">=</text:span><text:span text:style-name="T31">"ENUMERATION"</text:span><text:span text:style-name="T29"> version</text:span><text:span text:style-name="T30">=</text:span><text:span text:style-name="T31">"00"</text:span><text:span text:style-name="T29"> ffirn</text:span><text:span text:style-name="T30">=</text:span><text:span text:style-name="T31">"0000"</text:span><text:span text:style-name="T29"> fud</text:span><text:span text:style-name="T30">=</text:span><text:span text:style-name="T31">"00"</text:span><text:span text:style-name="T33"><text:line-break/></text:span><text:span text:style-name="T29"> <text:s text:c="19"/>type</text:span><text:span text:style-name="T30">=</text:span><text:span text:style-name="T31">"EnumerationCodeType"</text:span><text:span text:style-name="T32">/&gt;</text:span><text:span text:style-name="T33"><text:line-break/></text:span><text:span text:style-name="T33"> <text:s text:c="11"/></text:span><text:span text:style-name="T28">&lt;/xs:appinfo&gt;</text:span><text:span text:style-name="T33"><text:line-break/></text:span><text:span text:style-name="T33"> <text:s text:c="7"/></text:span><text:span text:style-name="T28">&lt;/xs:annotation&gt;</text:span><text:span text:style-name="T33"><text:line-break/></text:span><text:span text:style-name="T33"> <text:s text:c="3"/></text:span><text:span text:style-name="T28">&lt;/xs:element&gt;</text:span><text:span text:style-name="T33"><text:line-break/></text:span><text:span text:style-name="T33"> <text:s text:c="3"/></text:span><text:span text:style-name="T28">&lt;xs:element</text:span><text:span text:style-name="T29"> name</text:span><text:span text:style-name="T30">=</text:span><text:span text:style-name="T31">"CompositeAlternative"</text:span><text:span text:style-name="T29"> type</text:span><text:span text:style-name="T30">=</text:span><text:span text:style-name="T31">"CompositeType"</text:span><text:span text:style-name="T29"> substitutionGroup</text:span><text:span text:style-name="T30">=</text:span><text:span text:style-name="T31">"AlternativeContentAbstract"</text:span><text:span text:style-name="T29"> </text:span><text:span text:style-name="T29">nillable</text:span><text:span text:style-name="T30">=</text:span><text:span text:style-name="T31">"true"</text:span><text:span text:style-name="T32">&gt;</text:span><text:span text:style-name="T33"><text:line-break/></text:span><text:span text:style-name="T33"> <text:s text:c="7"/></text:span><text:span text:style-name="T28">&lt;xs:annotation&gt;</text:span><text:span text:style-name="T33"><text:line-break/></text:span><text:span text:style-name="T33"> <text:s text:c="11"/></text:span><text:span text:style-name="T28">&lt;xs:documentation</text:span><text:span text:style-name="T29"> ism:classification</text:span><text:span text:style-name="T30">=</text:span><text:span text:style-name="T31">"U"</text:span><text:span text:style-name="T29"> ism:ownerProducer</text:span><text:span text:style-name="T30">=</text:span><text:span text:style-name="T31">"USA"</text:span><text:span text:style-name="T33"><text:line-break/></text:span><text:span text:style-name="T29"> <text:s text:c="15"/>ism:noticeType</text:span><text:span text:style-name="T30">=</text:span><text:span text:style-name="T31">"DoD-Dist-A"</text:span><text:span text:style-name="T32">&gt;</text:span><text:span text:style-name="T33">A data item for Composite One</text:span><text:span text:style-name="T28">&lt;/xs:documentation&gt;</text:span><text:span text:style-name="T33"><text:line-break/></text:span><text:span text:style-name="T33"> <text:s text:c="11"/></text:span><text:span text:style-name="T28">&lt;xs:appinfo&gt;</text:span><text:span text:style-name="T33"><text:line-break/></text:span><text:span text:style-name="T33"> <text:s text:c="15"/></text:span><text:span text:style-name="T32">&lt;inf:Composite</text:span><text:span text:style-name="T29"> positionName</text:span><text:span text:style-name="T30">=</text:span><text:span text:style-name="T31">"COMPOSITE ONE"</text:span><text:span text:style-name="T29"> version</text:span><text:span text:style-name="T30">=</text:span><text:span text:style-name="T31">"00"</text:span><text:span text:style-name="T29"> ffirn</text:span><text:span text:style-name="T30">=</text:span><text:span text:style-name="T31">"000"</text:span><text:span text:style-name="T29"> fud</text:span><text:span text:style-name="T30">=</text:span><text:span text:style-name="T31">"00"</text:span><text:span text:style-name="T33"><text:line-break/></text:span><text:span text:style-name="T29"> <text:s text:c="19"/>type</text:span><text:span text:style-name="T30">=</text:span><text:span text:style-name="T31">"CompositeComplexType"</text:span><text:span text:style-name="T29"> fieldseq</text:span><text:span text:style-name="T30">=</text:span><text:span text:style-name="T31">"1"</text:span><text:span text:style-name="T32">/&gt;</text:span><text:span text:style-name="T33"><text:line-break/></text:span><text:span text:style-name="T33"> <text:s text:c="11"/></text:span><text:span text:style-name="T28">&lt;/xs:appinfo&gt;</text:span><text:span text:style-name="T33"><text:line-break/></text:span><text:span text:style-name="T33"> <text:s text:c="7"/></text:span><text:span text:style-name="T28">&lt;/xs:annotation&gt;</text:span><text:span text:style-name="T33"><text:line-break/></text:span><text:span text:style-name="T33"> <text:s text:c="3"/></text:span><text:span text:style-name="T28">&lt;/xs:element&gt;</text:span><text:span text:style-name="T33"><text:line-break/></text:span><text:span text:style-name="T33"> <text:s text:c="3"/></text:span><text:span text:style-name="T28">&lt;xs:element</text:span><text:span text:style-name="T29"> name</text:span><text:span text:style-name="T30">=</text:span><text:span text:style-name="T31">"SetAlternative"</text:span><text:span text:style-name="T29"> type</text:span><text:span text:style-name="T30">=</text:span><text:span text:style-name="T31">"SetType"</text:span><text:span text:style-name="T29"> substitutionGroup</text:span><text:span text:style-name="T30">=</text:span><text:span text:style-name="T31">"AlternativeContentAbstract"</text:span><text:span text:style-name="T29"> nillable</text:span><text:span text:style-name="T30">=</text:span><text:span text:style-name="T31">"true"</text:span><text:span text:style-name="T32">&gt;</text:span><text:span text:style-name="T33"><text:line-break/></text:span><text:span text:style-name="T33"> <text:s text:c="7"/></text:span><text:span text:style-name="T28">&lt;xs:annotation&gt;</text:span><text:span text:style-name="T33"><text:line-break/></text:span><text:span text:style-name="T33"> <text:s text:c="11"/></text:span><text:span text:style-name="T28">&lt;xs:documentation</text:span><text:span text:style-name="T29"> ism:classification</text:span><text:span text:style-name="T30">=</text:span><text:span text:style-name="T31">"U"</text:span><text:span text:style-name="T29"> ism:ownerProducer</text:span><text:span text:style-name="T30">=</text:span><text:span text:style-name="T31">"USA"</text:span><text:span text:style-name="T33"><text:line-break/></text:span><text:span text:style-name="T29"> <text:s text:c="15"/>ism:noticeType</text:span><text:span text:style-name="T30">=</text:span><text:span text:style-name="T31">"DoD-Dist-A"</text:span><text:span text:style-name="T32">&gt;</text:span><text:span text:style-name="T33">A data item for Composite Two</text:span><text:span text:style-name="T28">&lt;/xs:documentation&gt;</text:span><text:span text:style-name="T33"><text:line-break/></text:span><text:span text:style-name="T33"> <text:s text:c="11"/></text:span><text:span text:style-name="T28">&lt;xs:appinfo&gt;</text:span><text:span text:style-name="T33"><text:line-break/></text:span><text:span text:style-name="T33"> <text:s text:c="15"/></text:span><text:span text:style-name="T32">&lt;inf:Set</text:span><text:span text:style-name="T29"> positionName</text:span><text:span text:style-name="T30">=</text:span><text:span text:style-name="T31">"SET TWO"</text:span><text:span text:style-name="T29"> version</text:span><text:span text:style-name="T30">=</text:span><text:span text:style-name="T31">"00"</text:span><text:span text:style-name="T29"> ffirn</text:span><text:span text:style-name="T30">=</text:span><text:span text:style-name="T31">"000"</text:span><text:span text:style-name="T29"> fud</text:span><text:span text:style-name="T30">=</text:span><text:span text:style-name="T31">"00"</text:span><text:span text:style-name="T29"> type</text:span><text:span text:style-name="T30">=</text:span><text:span text:style-name="T31">"SetType"</text:span><text:span text:style-name="T33"><text:line-break/></text:span><text:span text:style-name="T29"> <text:s text:c="19"/>fieldseq</text:span><text:span text:style-name="T30">=</text:span><text:span text:style-name="T31">"2"</text:span><text:span text:style-name="T32">/&gt;</text:span><text:span text:style-name="T33"><text:line-break/></text:span><text:span text:style-name="T33"> <text:s text:c="11"/></text:span><text:span text:style-name="T28">&lt;/xs:appinfo&gt;</text:span><text:span text:style-name="T33"><text:line-break/></text:span><text:span text:style-name="T33"> <text:s text:c="7"/></text:span><text:span text:style-name="T28">&lt;/xs:annotation&gt;</text:span><text:span text:style-name="T33"><text:line-break/></text:span><text:span text:style-name="T33"> <text:s text:c="3"/></text:span><text:span text:style-name="T28">&lt;/xs:element&gt;</text:span></text:p></draw:text-box></draw:frame>Figure B-1-Abstract Substitu<text:span text:style-name="T18">t</text:span>ion Group</text:p>
        </draw:text-box>
      </draw:frame>
      <draw:frame draw:style-name="fr1" draw:name="Frame3" text:anchor-type="page" text:anchor-page-number="7" svg:x="0.4791in" svg:y="1.0917in" svg:width="7.6689in" draw:z-index="4">
        <draw:text-box fo:min-height="6.9917in">
          <text:p text:style-name="P12"><draw:frame text:anchor-type="paragraph" draw:z-index="5" draw:name="Shape1" draw:style-name="gr3" draw:text-style-name="P33" svg:width="7.6669in" svg:height="6.9898in" svg:x="0.0008in" svg:y="0in"><draw:text-box><text:p text:style-name="P32"><text:span text:style-name="T28">&lt;xs:complexType</text:span><text:span text:style-name="T29"> name</text:span><text:span text:style-name="T30">=</text:span><text:span text:style-name="T31">"AlternativeContentType"</text:span><text:span text:style-name="T32">&gt;</text:span><text:span text:style-name="T33"><text:line-break/></text:span><text:span text:style-name="T33"> <text:s text:c="7"/></text:span><text:span text:style-name="T28">&lt;xs:annotation&gt;</text:span><text:span text:style-name="T33"><text:line-break/></text:span><text:span text:style-name="T33"> <text:s text:c="11"/></text:span><text:span text:style-name="T28">&lt;xs:documentation</text:span><text:span text:style-name="T29"> ism:classification</text:span><text:span text:style-name="T30">=</text:span><text:span text:style-name="T31">"U"</text:span><text:span text:style-name="T29"> ism:ownerProducer</text:span><text:span text:style-name="T30">=</text:span><text:span text:style-name="T31">"USA"</text:span><text:span text:style-name="T33"><text:line-break/></text:span><text:span text:style-name="T29"> <text:s text:c="15"/>ism:noticeType</text:span><text:span text:style-name="T30">=</text:span><text:span text:style-name="T31">"DoD-Dist-A"</text:span><text:span text:style-name="T32">&gt;</text:span><text:span text:style-name="T33">A data type for alternative content.</text:span><text:span text:style-name="T28">&lt;/xs:documentation&gt;</text:span><text:span text:style-name="T33"><text:line-break/></text:span><text:span text:style-name="T33"> <text:s text:c="7"/></text:span><text:span text:style-name="T28">&lt;/xs:annotation&gt;</text:span><text:span text:style-name="T33"><text:line-break/></text:span><text:span text:style-name="T33"> <text:s text:c="7"/></text:span><text:span text:style-name="T28">&lt;xs:complexContent&gt;</text:span><text:span text:style-name="T33"><text:line-break/></text:span><text:span text:style-name="T33"> <text:s text:c="11"/></text:span><text:span text:style-name="T28">&lt;xs:extension</text:span><text:span text:style-name="T29"> base</text:span><text:span text:style-name="T30">=</text:span><text:span text:style-name="T31">"structures:ObjectType"</text:span><text:span text:style-name="T32">&gt;</text:span><text:span text:style-name="T33"><text:line-break/></text:span><text:span text:style-name="T33"> <text:s text:c="15"/></text:span><text:span text:style-name="T28">&lt;xs:sequence&gt;</text:span><text:span text:style-name="T33"><text:line-break/></text:span><text:span text:style-name="T33"> <text:s text:c="19"/></text:span><text:span text:style-name="T28">&lt;xs:element</text:span><text:span text:style-name="T29"> ref</text:span><text:span text:style-name="T30">=</text:span><text:span text:style-name="T31">"AlternativeContentAbstract"</text:span><text:span text:style-name="T29"> minOccurs</text:span><text:span text:style-name="T30">=</text:span><text:span text:style-name="T31">"0"</text:span><text:span text:style-name="T32">&gt;</text:span><text:span text:style-name="T33"><text:line-break/></text:span><text:span text:style-name="T33"> <text:s text:c="23"/></text:span><text:span text:style-name="T28">&lt;xs:annotation&gt;</text:span><text:span text:style-name="T33"><text:line-break/></text:span><text:span text:style-name="T33"> <text:s text:c="27"/></text:span><text:span text:style-name="T28">&lt;xs:documentation</text:span><text:span text:style-name="T29"> ism:classification</text:span><text:span text:style-name="T30">=</text:span><text:span text:style-name="T31">"U"</text:span><text:span text:style-name="T29"> ism:ownerProducer</text:span><text:span text:style-name="T30">=</text:span><text:span text:style-name="T31">"USA"</text:span><text:span text:style-name="T33"><text:line-break/></text:span><text:span text:style-name="T29"> <text:s text:c="31"/>ism:noticeType</text:span><text:span text:style-name="T30">=</text:span><text:span text:style-name="T31">"DoD-Dist-A"</text:span><text:span text:style-name="T32">&gt;</text:span><text:span text:style-name="T33">A data concept for a choice of a data item for</text:span><text:span text:style-name="T33"><text:line-break/></text:span><text:span text:style-name="T33"> <text:s text:c="31"/>the instructions for acknowledging or the force and/or unit required to</text:span><text:span text:style-name="T33"><text:line-break/></text:span><text:span text:style-name="T33"> <text:s text:c="31"/>acknowledge.</text:span><text:span text:style-name="T28">&lt;/xs:documentation&gt;</text:span><text:span text:style-name="T33"><text:line-break/></text:span><text:span text:style-name="T33"> <text:s text:c="27"/></text:span><text:span text:style-name="T28">&lt;xs:appinfo&gt;</text:span><text:span text:style-name="T33"><text:line-break/></text:span><text:span text:style-name="T33"> <text:s text:c="31"/></text:span><text:span text:style-name="T32">&lt;inf:Field</text:span><text:span text:style-name="T29"> positionName</text:span><text:span text:style-name="T30">=</text:span><text:span text:style-name="T31">"ALTERNATIVE CONTENT"</text:span><text:span text:style-name="T33"><text:line-break/></text:span><text:span text:style-name="T29"> <text:s text:c="35"/>type</text:span><text:span text:style-name="T30">=</text:span><text:span text:style-name="T31">"AlternativeContentAbstractType"</text:span><text:span text:style-name="T29"> fieldseq</text:span><text:span text:style-name="T30">=</text:span><text:span text:style-name="T31">"2"</text:span><text:span text:style-name="T32">/&gt;</text:span><text:span text:style-name="T33"><text:line-break/></text:span><text:span text:style-name="T33"> <text:s text:c="31"/></text:span><text:span text:style-name="T32">&lt;inf:Choice</text:span><text:span text:style-name="T29"> substitutionGroup</text:span><text:span text:style-name="T30">=</text:span><text:span text:style-name="T31">"AlternativeContentAbstract"</text:span><text:span text:style-name="T32">&gt;</text:span><text:span text:style-name="T33"><text:line-break/></text:span><text:span text:style-name="T33"> <text:s text:c="35"/></text:span><text:span text:style-name="T32">&lt;inf:Element</text:span><text:span text:style-name="T29"> name</text:span><text:span text:style-name="T30">=</text:span><text:span text:style-name="T31">"EnumerationAlternative"</text:span><text:span text:style-name="T29"> type</text:span><text:span text:style-name="T30">=</text:span><text:span text:style-name="T31">"EnumerationCodeType"</text:span><text:span text:style-name="T32">/&gt;</text:span><text:span text:style-name="T33"><text:line-break/></text:span><text:span text:style-name="T33"> <text:s text:c="35"/></text:span><text:span text:style-name="T32">&lt;inf:Element</text:span><text:span text:style-name="T29"> name</text:span><text:span text:style-name="T30">=</text:span><text:span text:style-name="T31">"IntegerAlternative"</text:span><text:span text:style-name="T29"> type</text:span><text:span text:style-name="T30">=</text:span><text:span text:style-name="T31">"IntegerType"</text:span><text:span text:style-name="T32">/&gt;</text:span><text:span text:style-name="T33"><text:line-break/></text:span><text:span text:style-name="T33"> <text:s text:c="35"/></text:span><text:span text:style-name="T32">&lt;inf:Element</text:span><text:span text:style-name="T29"> name</text:span><text:span text:style-name="T30">=</text:span><text:span text:style-name="T31">"SetAlternative"</text:span><text:span text:style-name="T29"> type</text:span><text:span text:style-name="T30">=</text:span><text:span text:style-name="T31">"SetType"</text:span><text:span text:style-name="T32">/&gt;</text:span><text:span text:style-name="T33"><text:line-break/></text:span><text:span text:style-name="T33"> <text:s text:c="35"/></text:span><text:span text:style-name="T32">&lt;inf:Element</text:span><text:span text:style-name="T29"> name</text:span><text:span text:style-name="T30">=</text:span><text:span text:style-name="T31">"SegmentAlternative"</text:span><text:span text:style-name="T29"> type</text:span><text:span text:style-name="T30">=</text:span><text:span text:style-name="T31">"SegmentType"</text:span><text:span text:style-name="T32">/&gt;</text:span><text:span text:style-name="T33"><text:line-break/></text:span><text:span text:style-name="T33"> <text:s text:c="31"/></text:span><text:span text:style-name="T32">&lt;/inf:Choice&gt;</text:span><text:span text:style-name="T33"><text:line-break/></text:span><text:span text:style-name="T33"> <text:s text:c="27"/></text:span><text:span text:style-name="T28">&lt;/xs:appinfo&gt;</text:span><text:span text:style-name="T33"><text:line-break/></text:span><text:span text:style-name="T33"> <text:s text:c="23"/></text:span><text:span text:style-name="T28">&lt;/xs:annotation&gt;</text:span><text:span text:style-name="T33"><text:line-break/></text:span><text:span text:style-name="T33"> <text:s text:c="19"/></text:span><text:span text:style-name="T28">&lt;/xs:element&gt;</text:span><text:span text:style-name="T33"><text:line-break/></text:span><text:span text:style-name="T33"> <text:s text:c="19"/></text:span><text:span text:style-name="T28">&lt;xs:element</text:span><text:span text:style-name="T29"> ref</text:span><text:span text:style-name="T30">=</text:span><text:span text:style-name="T31">"AlternativeContentAugmentationPoint"</text:span><text:span text:style-name="T33"><text:line-break/></text:span><text:span text:style-name="T29"> <text:s text:c="23"/>minOccurs</text:span><text:span text:style-name="T30">=</text:span><text:span text:style-name="T31">"0"</text:span><text:span text:style-name="T29"> maxOccurs</text:span><text:span text:style-name="T30">=</text:span><text:span text:style-name="T31">"unbounded"</text:span><text:span text:style-name="T32">/&gt;</text:span><text:span text:style-name="T33"><text:line-break/></text:span><text:span text:style-name="T33"> <text:s text:c="15"/></text:span><text:span text:style-name="T28">&lt;/xs:sequence&gt;</text:span><text:span text:style-name="T33"><text:line-break/></text:span><text:span text:style-name="T33"> <text:s text:c="11"/></text:span><text:span text:style-name="T28">&lt;/xs:extension&gt;</text:span><text:span text:style-name="T33"><text:line-break/></text:span><text:span text:style-name="T33"> <text:s text:c="7"/></text:span><text:span text:style-name="T28">&lt;/xs:complexContent&gt;</text:span><text:span text:style-name="T33"><text:line-break/></text:span><text:span text:style-name="T33"> <text:s text:c="3"/></text:span><text:span text:style-name="T28">&lt;/xs:complexType&gt;</text:span></text:p><text:p text:style-name="P32"><text:span text:style-name="T28"/></text:p><text:p text:style-name="P32"><text:span text:style-name="T28">&lt;xs:element</text:span><text:span text:style-name="T29"> name</text:span><text:span text:style-name="T30">=</text:span><text:span text:style-name="T31">"AlternativeContentAugmentationPoint"</text:span><text:span text:style-name="T29"> abstract</text:span><text:span text:style-name="T30">=</text:span><text:span text:style-name="T31">"true"</text:span><text:span text:style-name="T32">&gt;</text:span><text:span text:style-name="T33"><text:line-break/></text:span><text:span text:style-name="T33"> <text:s text:c="7"/></text:span><text:span text:style-name="T28">&lt;xs:annotation&gt;</text:span><text:span text:style-name="T33"><text:line-break/></text:span><text:span text:style-name="T33"> <text:s text:c="11"/></text:span><text:span text:style-name="T28">&lt;xs:documentation</text:span><text:span text:style-name="T29"> ism:classification</text:span><text:span text:style-name="T30">=</text:span><text:span text:style-name="T31">"U"</text:span><text:span text:style-name="T29"> ism:ownerProducer</text:span><text:span text:style-name="T30">=</text:span><text:span text:style-name="T31">"USA"</text:span><text:span text:style-name="T33"><text:line-break/></text:span><text:span text:style-name="T29"> <text:s text:c="15"/>ism:noticeType</text:span><text:span text:style-name="T30">=</text:span><text:span text:style-name="T31">"DoD-Dist-A"</text:span><text:span text:style-name="T32">&gt;</text:span><text:span text:style-name="T33">An augmentation point for AlternativeContentType</text:span><text:span text:style-name="T28">&lt;/xs:documentation&gt;</text:span><text:span text:style-name="T33"><text:line-break/></text:span><text:span text:style-name="T33"> <text:s text:c="7"/></text:span><text:span text:style-name="T28">&lt;/xs:annotation&gt;</text:span><text:span text:style-name="T33"><text:line-break/></text:span><text:span text:style-name="T33"> </text:span><text:span text:style-name="T28">&lt;/xs:element&gt;</text:span><text:span text:style-name="T33"> <text:s/></text:span></text:p><text:p text:style-name="P32"><text:span text:style-name="T33"><text:line-break/></text:span><text:span text:style-name="T33"> <text:s/></text:span><text:span text:style-name="T28">&lt;xs:element</text:span><text:span text:style-name="T29"> name</text:span><text:span text:style-name="T30">=</text:span><text:span text:style-name="T31">"AlternativeContent"</text:span><text:span text:style-name="T29"> type</text:span><text:span text:style-name="T30">=</text:span><text:span text:style-name="T31">"AlternativeContentType"</text:span><text:span text:style-name="T29"> abstract</text:span><text:span text:style-name="T30">=</text:span><text:span text:style-name="T31">"true"</text:span><text:span text:style-name="T32">&gt;</text:span><text:span text:style-name="T33"><text:line-break/></text:span><text:span text:style-name="T33"> <text:s text:c="7"/></text:span><text:span text:style-name="T28">&lt;xs:annotation&gt;</text:span><text:span text:style-name="T33"><text:line-break/></text:span><text:span text:style-name="T33"> <text:s text:c="11"/></text:span><text:span text:style-name="T28">&lt;xs:documentation</text:span><text:span text:style-name="T29"> ism:classification</text:span><text:span text:style-name="T30">=</text:span><text:span text:style-name="T31">"U"</text:span><text:span text:style-name="T29"> ism:ownerProducer</text:span><text:span text:style-name="T30">=</text:span><text:span text:style-name="T31">"USA"</text:span><text:span text:style-name="T33"><text:line-break/></text:span><text:span text:style-name="T29"> <text:s text:c="15"/>ism:noticeType</text:span><text:span text:style-name="T30">=</text:span><text:span text:style-name="T31">"DoD-Dist-A"</text:span><text:span text:style-name="T32">&gt;</text:span><text:span text:style-name="T33">A data item for Alternative Content</text:span><text:span text:style-name="T28">&lt;/xs:documentation&gt;</text:span><text:span text:style-name="T33"><text:line-break/></text:span><text:span text:style-name="T33"> <text:s text:c="7"/></text:span><text:span text:style-name="T28">&lt;/xs:annotation&gt;</text:span><text:span text:style-name="T33"><text:line-break/></text:span><text:span text:style-name="T33"> </text:span><text:span text:style-name="T28">&lt;/xs:element&gt;</text:span><text:span text:style-name="T33"> <text:s text:c="4"/></text:span><text:span text:style-name="T33"><text:line-break/></text:span><text:span text:style-name="T33"> <text:s text:c="2"/></text:span></text:p></draw:text-box></draw:frame>Figure B-2-Substitut<text:span text:style-name="T18">i</text:span>on Group Element Definition for Named Alternatives</text:p>
        </draw:text-box>
      </draw:frame>
      <text:p text:style-name="P3">1. <text:s/><text:span text:style-name="T1">Background</text:span>. <text:s/>The US Message Text Format (MTF) configuration Control Board (CCB) has adopted National Information Exchange Model (NIEM) naming and design rules for USMTF XML Schema.  This document provides a complete overview of the resulting product, and how it serves configuration management and implementation purposes.</text:p>
      <text:p text:style-name="P3">2. <text:s/><text:span text:style-name="T1">Overview</text:span>. <text:s/>Reference (1) provides NIEM control measures for human understanding.  Reference (2) provides the same information in a machine readable format for use in the testing and verification required for secure information exchange, as described in Reference (3).  References 4-6 provide a sample XML Schema, annotations schema and local terminology definitions.  These resources contain the basis for XML Schema design decisions to support secure information exchange using USMTF.</text:p>
      <text:p text:style-name="P3">3. <text:s/><text:span text:style-name="T1">Scope</text:span>. <text:s/>This document describes features which accurately define data models to support MTF in a manner which includes security tagging capabilities, and  can be independently tested using NIEM rules.   Efforts that are independent of NIEM will have to meet these testing requirements independently, or assume risk without them.  All options create additional costs for the government. </text:p>
      <text:p text:style-name="P3">4. <text:s/><text:span text:style-name="T1">MTF Data Design</text:span>. <text:s/>The logical design of MTF data objects is retained in the XML Schema using the application information elements in annotations.   Every data object in USMTF is defined using a globally scoped XML Schema SimpleType, for content, a ComplexType to add security tags, and an Element so that it can be referenced by other ComplexTypes.  Substitution Groups are used for alternative content at the namespace level, but Choice is used for implementation.  Structural Rules are provided in the annotations application information node, and implemented using Schematron XPath expressions.</text:p>
      <text:p text:style-name="P5"><text:s text:c="6"/><text:span text:style-name="T2">a. <text:s/></text:span><text:span text:style-name="T10">Single Schema Concept</text:span><text:span text:style-name="T2">. <text:s/>NIEM incorporates the W3C best practice in defining each namespace using a single namespace.   This has many advantages not the least of which is the ability to use older XML parsers which are not namespace aware.</text:span></text:p>
      <text:p text:style-name="P5"><text:s text:c="10"/><text:span text:style-name="T2">(1) <text:s/></text:span><text:span text:style-name="T10">Namespaces</text:span><text:span text:style-name="T2">. <text:s/>When an XML Schema imports an XML Schema with a different namespace, then the items it uses from that namespace will be validated against it.  When an XML Schema is extended, all of the content is included, with additional structures.  When an XML Schema is Restricted, content is removed or adjusted, but it will remain valid against the source Schema so a new namespace is not required.</text:span></text:p>
      <text:p text:style-name="P5"><text:s text:c="10"/><text:span text:style-name="T2">(2) <text:s/></text:span><text:span text:style-name="T10">Extension Schema</text:span><text:span text:style-name="T2">. <text:s/>An extension schema will become the Reference Schema for a new namespace.   This must then be restricted for implementation.</text:span></text:p>
      <text:p text:style-name="P5"><text:s text:c="10"/><text:span text:style-name="T2">(3) <text:s/></text:span><text:span text:style-name="T10">Restriction Schema</text:span><text:span text:style-name="T2">. <text:s/>Restriction Schema are expected to be dynamically generated based on operational requirements in order to meet network capacity and information security requirements.  They will retain the namespace of the Reference or Extension Schema that they restrict.</text:span></text:p>
      <text:p text:style-name="P5"><text:s text:c="6"/><text:span text:style-name="T2">b. <text:s/></text:span><text:span text:style-name="T10">Annotations</text:span><text:span text:style-name="T2">. <text:s/>In accordance with NIEM, all annotations must be defined using a separate XML Schema.  This is provided in Appendix (2).</text:span></text:p>
      <text:p text:style-name="P5"><text:s text:c="6"/><text:span text:style-name="T2">c. <text:s/></text:span><text:span text:style-name="T10">Alternative Content</text:span><text:span text:style-name="T2">. <text:s/>In accordance with NIEM design rules, USMTF XML uses Substitution Groups to model Choice in the Reference Schema, because this allows extension.  For normative implementation, using Restriction Schema, </text:span><text:soft-page-break/><text:span text:style-name="T2">extension of alternative content is not desired, so the non extensible XML Schema Choice model is preferred.</text:span></text:p>
      <text:p text:style-name="P5"><text:s text:c="10"/><text:span text:style-name="T2">(1) <text:s/></text:span><text:span text:style-name="T10">SubstitutionGroup</text:span><text:span text:style-name="T2">. <text:s/>This involves the creation of an "Abstract" Element, which is never reflected in an instance but can be used as the context for choice items by adding a substitutionGroup attribute to any global element with the name of the abstract element. </text:span></text:p>
      <text:p text:style-name="P5"><text:s text:c="10"/><text:span text:style-name="T2">(2) <text:s/></text:span><text:span text:style-name="T10">Choice</text:span><text:span text:style-name="T2">. <text:s/>Substitution Groups make it possible to add additional alternatives, whereas the W3C XML Schema Choice element (xs:choice) cannot be extended.  For implementation, when extension of alternative content is prohibited, it is expected that Substitution Groups will be converted to Choice elements.</text:span></text:p>
      <text:p text:style-name="P5"><text:s text:c="10"/><text:span text:style-name="T2">(3) <text:s/></text:span><text:span text:style-name="T10">MTF Considerations</text:span><text:span text:style-name="T2">. <text:s/>When alternative content is represented within an XML Element definition, has a "Position Name" this structure is preserved with an Alternative Content type and  element.  Unnamed alternatives are represented using Abstract Substitution Groups.</text:span></text:p>
      <text:p text:style-name="P5"><text:s text:c="15"/><text:span text:style-name="T2">(a) <text:s/></text:span><text:span text:style-name="T10">Named Alternatives</text:span><text:span text:style-name="T2">. <text:s/> In the Reference Schema, the Alternative Content contains a reference to the Abstract Substitution Group.  For implementation the Alternative Content type will contain the W3C Choice structure.</text:span></text:p>
      <text:p text:style-name="P5"><text:s text:c="15"/><text:span text:style-name="T2">(b) <text:s/></text:span><text:span text:style-name="T10">Unnamed Alternatives</text:span><text:span text:style-name="T2">. <text:s/>In the Reference Schema, the Alternative Content contains a reference to the Abstract Substitution Group.  For implementation the the W3C Choice structure replaces this reference.</text:span></text:p>
      <text:p text:style-name="P5"><text:s text:c="6"/><text:span text:style-name="T2">d. <text:s/></text:span><text:span text:style-name="T10">Fields</text:span><text:span text:style-name="T2">. <text:s/>Fields are the data objects in which information is stored.  All other data structures are collections of Fields.</text:span></text:p>
      <text:p text:style-name="P5"><text:s text:c="10"/><text:span text:style-name="T2">(1) <text:s/></text:span><text:span text:style-name="T10">Enumerations</text:span><text:span text:style-name="T2">. <text:s/>Data items with values than can be expressed as a selection of codes are modelled as enumerations.   This model does not support selection of multiple values.</text:span></text:p>
      <text:p text:style-name="P5"><text:s text:c="10"/><text:span text:style-name="T2">(2) <text:s/></text:span><text:span text:style-name="T10">Regular Expressions</text:span><text:span text:style-name="T2">. <text:s/>A regular expression is a sequence of characters that defined a pattern that can be used to restrict a field entry to desired content.</text:span></text:p>
      <text:p text:style-name="P5"><text:s text:c="10"/><text:span text:style-name="T2">(3) <text:s/></text:span><text:span text:style-name="T10">Value Limits</text:span><text:span text:style-name="T2">. <text:s/>Numeric values are assigned minimum and maximum values.</text:span></text:p>
      <text:p text:style-name="P5"><text:s text:c="10"/><text:span text:style-name="T2">(4) <text:s/></text:span><text:span text:style-name="T10">Length Limits</text:span><text:span text:style-name="T2">. <text:s/>Text fields are defined with minimum and maximum lengths.  If numeric values must have lengths that are not reflected in numeric formats, such as leading zeros, a combination of value limits and regular expression must be used.</text:span></text:p>
      <text:p text:style-name="P5"><text:s text:c="6"/><text:span text:style-name="T2">e. <text:s/></text:span><text:span text:style-name="T10">Composites</text:span><text:span text:style-name="T2">. <text:s/>Composites are collections of references to globally defined Fields in a specific sequence, with occurrence information provided.</text:span></text:p>
      <text:p text:style-name="P5"><text:s text:c="10"/><text:span text:style-name="T2">(1) <text:s/></text:span><text:span text:style-name="T10">Occurrence</text:span><text:span text:style-name="T2">. <text:s/>Used to specify optional components, with minimum occurrence zero, required components, with minimum occurrence greater than zero, and to specify limits for repeating items.</text:span></text:p>
      <text:p text:style-name="P5"><text:soft-page-break/><text:s text:c="10"/><text:span text:style-name="T2">(2) <text:s/></text:span><text:span text:style-name="T10">References</text:span><text:span text:style-name="T2">. <text:s/>All Fields, Composites, Sets, Segments and Messages are defined using global Elements, and included in context using references to these global elements. This supports re-use of data objects by implementing software.</text:span></text:p>
      <text:p text:style-name="P5"><text:s text:c="6"/><text:span text:style-name="T2">f. <text:s/></text:span><text:span text:style-name="T10">Sets</text:span><text:span text:style-name="T2">. <text:s/>Sets are collections of references to globally defined Fields,Composites, and other Sets in a specific sequence, with occurrence information provided.</text:span></text:p>
      <text:p text:style-name="P5"><text:s text:c="6"/><text:span text:style-name="T2">g. <text:s/></text:span><text:span text:style-name="T10">Segments</text:span><text:span text:style-name="T2">. <text:s/>Segments are collections of references to globally defined Sets, Composites, Fields and other Segments in a specific sequence, with occurrence information provided.</text:span></text:p>
      <text:p text:style-name="P5"><text:s text:c="6"/><text:span text:style-name="T2">h. <text:s/></text:span><text:span text:style-name="T10">Messages</text:span><text:span text:style-name="T2">. <text:s/>Messages are collections of references to globally defined Sets, Composites, Fields and Segments in a specific sequence, with occurrence information provided.</text:span></text:p>
      <text:p text:style-name="P5"><text:s text:c="10"/><text:span text:style-name="T2">(1) <text:s/></text:span><text:span text:style-name="T10">Structural Rules</text:span><text:span text:style-name="T2">. <text:s/>These are used to define required values, and occurrence of specific objects based on the occurrence or values of other Fields, Composites, Sets, or Segments.</text:span></text:p>
      <text:p text:style-name="P5"><text:s text:c="10"/><text:span text:style-name="T2">(2) <text:s/></text:span><text:span text:style-name="T10">Restriction</text:span><text:span text:style-name="T2">. <text:s/>The normative definitions for MTF messages are necessarily broad to allow the further application of required mission specific restrictions for implementation.  Subset and Restriction Schema are required for implementation of MTF Messages in a consistent, and testable manner.</text:span></text:p>
      <text:p text:style-name="P3">5. <text:s/><text:span text:style-name="T1">XML Schema Validation</text:span></text:p>
      <text:p text:style-name="P5"><text:s text:c="6"/><text:span text:style-name="T2">a. <text:s/></text:span><text:span text:style-name="T10">Reference Schema</text:span><text:span text:style-name="T2">. <text:s/>All instances of a Restriction Schema must be valid against the restricted Reference Schema.   Nodes of an Extension Schema that are imported from a Reference Schema must also be valid.</text:span></text:p>
      <text:p text:style-name="P5"><text:s text:c="10"/><text:span text:style-name="T2">(1) <text:s/></text:span><text:span text:style-name="T10">Subset Schema</text:span><text:span text:style-name="T2">. <text:s/>For validation purposes Subset Schema are equivalent to the parent Reference Schema, and must be Restricted for implementation.  Individual messages are represented using Subset Schema.  </text:span></text:p>
      <text:p text:style-name="P5"><text:s text:c="10"/><text:span text:style-name="T2">(2) <text:s/></text:span><text:span text:style-name="T10">Extension Schema</text:span><text:span text:style-name="T2">. <text:s/>Any addition or adjustment that will render an instance invalid against the Reference Schema requires the creation of an Extension Schema with a new namespace.  This Extension Schema must then be Restricted for implementation.</text:span></text:p>
      <text:p text:style-name="P5"><text:s text:c="6"/><text:span text:style-name="T2">b. <text:s/></text:span><text:span text:style-name="T10">Restriction Schema</text:span><text:span text:style-name="T2">. <text:s/>Instances of a Restriction Schema must be valid against both the Restriction Schema and the Reference, Subset, or Extension Schema from which it is derived.  Restriction Schema are not expected to be further restricted or extended.</text:span></text:p>
      <text:p text:style-name="P5"><text:s text:c="6"/><text:span text:style-name="T2">c. <text:s/></text:span><text:span text:style-name="T10">Default Values</text:span><text:span text:style-name="T2">. <text:s/>When required fields are not used in Restriction Schema, fixed values are specified in the Restriction Schema. </text:span></text:p>
      <text:p text:style-name="P5"><text:s text:c="6"/><text:span text:style-name="T2">d. <text:s/></text:span><text:span text:style-name="T10">Required Nodes</text:span><text:span text:style-name="T2">. <text:s/>When required fields cannot be used due to restrictive Distribution Statements, or other reasons, an Extension Schema will be created without the restricted node.</text:span></text:p>
      <text:p text:style-name="P5"><text:s text:c="6"/><text:span text:style-name="T2">e. <text:s/></text:span><text:span text:style-name="T10">Structural Relationship Rules</text:span><text:span text:style-name="T2">. <text:s/>Conditional rules are provided using XPath statements formatted using the Schematron namespace, and evaluated using </text:span><text:soft-page-break/><text:span text:style-name="T2">XSLT.  This method is used to verify rules applying to any XML document, to include XML Schema, XML instances, and other XSLT products.</text:span></text:p>
      <text:p text:style-name="P3">6. <text:s/><text:span text:style-name="T1">XSLT Processing</text:span>. <text:s/>The Extensible Stylesheet Language for Translation (XSLT) is an XML defined language that is used to process conditional rules associated with messages and security tags.  XSLT processing is required for validation of MTF XML Schema,and is also used to create XML extension and restriction schema from the reference schema.</text:p>
      <text:p text:style-name="P3">7. <text:s/><text:span text:style-name="T1">XML Schema Restriction</text:span>. <text:s/>This is a derivation that is achieved by removing or altering XML Schema nodes in such a way as to create subsets of the original definition.  This is considered a Normative Approach to implementing MTF using XML.</text:p>
      <text:p text:style-name="P3">8. <text:s/><text:span text:style-name="T1">XML Schema Extension</text:span>. <text:s/>This is a derivation that adds or alters information in a way that will support instances that will not be valid against the Extended Schema.  This is appropriate for special use-cases.  These include backward compatible XML Schema, and alterations required for security purposes.</text:p>
      <text:p text:style-name="P3">9. <text:s/><text:span text:style-name="T1">Implementation</text:span></text:p>
      <text:p text:style-name="P5"><text:s text:c="6"/><text:span text:style-name="T2">a. <text:s/></text:span><text:span text:style-name="T10">Code Generation</text:span><text:span text:style-name="T2">. <text:s/>The machine readable functionality of XML Schema is applied primary to auto-generation of software artifacts for implementation.   These include data structures, and tests to verify that valid messages can be generated and parsed.</text:span></text:p>
      <text:p text:style-name="P5"><text:s text:c="6"/><text:span text:style-name="T2">b. <text:s/></text:span><text:span text:style-name="T10">Authority To Operate</text:span><text:span text:style-name="T2">. <text:s/>All MTF implementations are expected to implement security tags.  Proper evaluation and handling of these security tags is required for deployment.  The potential for spillage is reduced by restricting messaged content in accordance to mission specifications.  Implementations must support continuous, independent evaluation of functional parameters using external test data.</text:span></text:p>
      <text:p text:style-name="P3"/>
      <text:p text:style-name="P29"><text:span text:style-name="T1"/></text:p>
      <text:p text:style-name="P29"><text:span text:style-name="T1">Appendix A: <text:s/>MTF XML Schema Design</text:span>. <text:s/>A representative example schema is provided ain Reference (4) to demonstrate the design of the MTF data model.  Samples of  the Restriction schema format are provided inline for comparison.</text:p>
      <text:p text:style-name="P6"><text:s text:c="6"/><text:span text:style-name="T2">a. <text:s/></text:span><text:span text:style-name="T10">Annotations</text:span><text:span text:style-name="T2">. <text:s/>The top level annotation demonstrates the inclusion of structural relationship rules.  Annotations throughout the document reflect the items defined in Reference (5).</text:span></text:p>
      <text:p text:style-name="P6"><draw:frame draw:style-name="fr2" draw:name="Frame1" text:anchor-type="paragraph" svg:x="-0.2146in" svg:y="-0.089in" svg:width="7.5008in" draw:z-index="2"><draw:text-box fo:min-height="7.4165in"><text:p text:style-name="P12"><draw:frame text:anchor-type="paragraph" draw:z-index="3" draw:name="Shape1" draw:style-name="gr2" draw:text-style-name="P34" svg:width="7.0941in" svg:height="7.1768in" svg:x="0.25in" svg:y="-0.052in"><draw:text-box><text:p text:style-name="P32"><text:span text:style-name="T33"><text:s text:c="4"/></text:span><text:span text:style-name="T28">&lt;xs:annotation&gt;</text:span><text:span text:style-name="T33"><text:line-break/></text:span><text:span text:style-name="T33"> <text:s text:c="7"/></text:span><text:span text:style-name="T28">&lt;xs:documentation</text:span><text:span text:style-name="T29"> ism:classification</text:span><text:span text:style-name="T30">=</text:span><text:span text:style-name="T31">"U"</text:span><text:span text:style-name="T33"><text:line-break/></text:span><text:span text:style-name="T29"> <text:s text:c="11"/>ism:ownerProducer</text:span><text:span text:style-name="T30">=</text:span><text:span text:style-name="T31">"USA"</text:span><text:span text:style-name="T33"><text:line-break/></text:span><text:span text:style-name="T29"> <text:s text:c="11"/>ism:noticeType</text:span><text:span text:style-name="T30">=</text:span><text:span text:style-name="T31">"DoD-Dist-A"</text:span><text:span text:style-name="T32">&gt;</text:span><text:span text:style-name="T33">A data item for the TEST is used to report on the status of a TEST.</text:span><text:span text:style-name="T28">&lt;/xs:documentation&gt;</text:span><text:span text:style-name="T33"><text:line-break/></text:span><text:span text:style-name="T33"> <text:s text:c="7"/></text:span><text:span text:style-name="T28">&lt;xs:appinfo&gt;</text:span><text:span text:style-name="T33"><text:line-break/></text:span><text:span text:style-name="T33"> <text:s text:c="11"/></text:span><text:span text:style-name="T32">&lt;inf:Msg</text:span><text:span text:style-name="T29"> name</text:span><text:span text:style-name="T30">=</text:span><text:span text:style-name="T31">"TEST MESSAGE"</text:span><text:span text:style-name="T33"><text:line-break/></text:span><text:span text:style-name="T29"> <text:s text:c="15"/>mtfid</text:span><text:span text:style-name="T30">=</text:span><text:span text:style-name="T31">"TEST"</text:span><text:span text:style-name="T33"><text:line-break/></text:span><text:span text:style-name="T29"> <text:s text:c="15"/>sponsor</text:span><text:span text:style-name="T30">=</text:span><text:span text:style-name="T31">"USAF"</text:span><text:span text:style-name="T33"><text:line-break/></text:span><text:span text:style-name="T29"> <text:s text:c="15"/>purpose</text:span><text:span text:style-name="T30">=</text:span><text:span text:style-name="T31">"The TEST is used to report on the status of a TEST."</text:span><text:span text:style-name="T33"><text:line-break/></text:span><text:span text:style-name="T29"> <text:s text:c="15"/>MtfRemark</text:span><text:span text:style-name="T30">=</text:span><text:span text:style-name="T31">"B.1.01.13 was updated by ICP M2017-04, which updated the REF Set."</text:span><text:span text:style-name="T33"><text:line-break/></text:span><text:span text:style-name="T29"> <text:s text:c="15"/>version</text:span><text:span text:style-name="T30">=</text:span><text:span text:style-name="T31">"C.0.01.00"</text:span><text:span text:style-name="T33"><text:line-break/></text:span><text:span text:style-name="T29"> <text:s text:c="15"/>date</text:span><text:span text:style-name="T30">=</text:span><text:span text:style-name="T31">"October 2018"</text:span><text:span text:style-name="T33"><text:line-break/></text:span><text:span text:style-name="T29"> <text:s text:c="15"/>remark</text:span><text:span text:style-name="T30">=</text:span><text:span text:style-name="T31">"Created by ICP M2018-02"</text:span><text:span text:style-name="T32">/&gt;</text:span><text:span text:style-name="T33"><text:line-break/></text:span><text:span text:style-name="T33"> <text:s text:c="11"/></text:span><text:span text:style-name="T32">&lt;inf:StructuralRelationships&gt;</text:span><text:span text:style-name="T33"><text:line-break/></text:span><text:span text:style-name="T33"> <text:s text:c="15"/></text:span><text:span text:style-name="T32">&lt;sch:schema</text:span><text:span text:style-name="T29"> queryBinding</text:span><text:span text:style-name="T30">=</text:span><text:span text:style-name="T31">"xslt"</text:span><text:span text:style-name="T32">&gt;</text:span><text:span text:style-name="T33"><text:line-break/></text:span><text:span text:style-name="T33"> <text:s text:c="19"/></text:span><text:span text:style-name="T32">&lt;sch:ns</text:span><text:span text:style-name="T29"> uri</text:span><text:span text:style-name="T30">=</text:span><text:span text:style-name="T31">"urn:mtf:mil:6040b:niem:mtf"</text:span><text:span text:style-name="T29"> prefix</text:span><text:span text:style-name="T30">=</text:span><text:span text:style-name="T31">"mtf"</text:span><text:span text:style-name="T32">/&gt;</text:span><text:span text:style-name="T33"><text:line-break/></text:span><text:span text:style-name="T33"> <text:s text:c="19"/></text:span><text:span text:style-name="T32">&lt;sch:ns</text:span><text:span text:style-name="T29"> uri</text:span><text:span text:style-name="T30">=</text:span><text:span text:style-name="T31">"urn:us:gov:ic:ism"</text:span><text:span text:style-name="T29"> prefix</text:span><text:span text:style-name="T30">=</text:span><text:span text:style-name="T31">"ism"</text:span><text:span text:style-name="T32">/&gt;</text:span><text:span text:style-name="T33"><text:line-break/></text:span><text:span text:style-name="T33"> <text:s text:c="19"/></text:span><text:span text:style-name="T32">&lt;sch:title&gt;</text:span><text:span text:style-name="T33">Structural Relationship Rules</text:span><text:span text:style-name="T32">&lt;/sch:title&gt;</text:span><text:span text:style-name="T33"><text:line-break/></text:span><text:span text:style-name="T33"> <text:s text:c="19"/></text:span><text:span text:style-name="T32">&lt;sch:pattern</text:span><text:span text:style-name="T29"> id</text:span><text:span text:style-name="T30">=</text:span><text:span text:style-name="T31">"TestMessage"</text:span><text:span text:style-name="T32">&gt;</text:span><text:span text:style-name="T33"><text:line-break/></text:span><text:span text:style-name="T33"> <text:s text:c="23"/></text:span><text:span text:style-name="T32">&lt;sch:title&gt;</text:span><text:span text:style-name="T33">Structural Relationship Rules</text:span><text:span text:style-name="T32">&lt;/sch:title&gt;</text:span><text:span text:style-name="T33"><text:line-break/></text:span><text:span text:style-name="T33"> <text:s text:c="23"/></text:span><text:span text:style-name="T32">&lt;sch:rule</text:span><text:span text:style-name="T29"> context</text:span><text:span text:style-name="T30">=</text:span><text:span text:style-name="T31">"mtf:TestMessage/mtf:MessageIdentifierSet"</text:span><text:span text:style-name="T32">&gt;</text:span><text:span text:style-name="T33"><text:line-break/></text:span><text:span text:style-name="T33"> <text:s text:c="27"/></text:span><text:span text:style-name="T32">&lt;sch:assert</text:span><text:span text:style-name="T29"> fpi</text:span><text:span text:style-name="T30">=</text:span><text:span text:style-name="T31">"[3]F1 A /TEST/"</text:span><text:span text:style-name="T33"><text:line-break/></text:span><text:span text:style-name="T29"> <text:s text:c="31"/>test</text:span><text:span text:style-name="T30">=</text:span><text:span text:style-name="T31">"</text:span><text:span text:style-name="T34">mtf:MessageTextFormatIdentifierText</text:span><text:span text:style-name="T33"> </text:span><text:span text:style-name="T35">=</text:span><text:span text:style-name="T33"> </text:span><text:span text:style-name="T36">'TEST'</text:span><text:span text:style-name="T31">"</text:span><text:span text:style-name="T32">&gt;</text:span><text:span text:style-name="T33">Field 1 in MSGID (Set 3) is assigned the value </text:span><text:span text:style-name="T33">"TEST".</text:span><text:span text:style-name="T32">&lt;/sch:assert&gt;</text:span><text:span text:style-name="T33"><text:line-break/></text:span><text:span text:style-name="T33"> <text:s text:c="27"/></text:span><text:span text:style-name="T32">&lt;sch:assert</text:span><text:span text:style-name="T29"> fpi</text:span><text:span text:style-name="T30">=</text:span><text:span text:style-name="T31">"[3]F2 A /MIL-STD-6040(SERIES)/"</text:span><text:span text:style-name="T33"><text:line-break/></text:span><text:span text:style-name="T29"> <text:s text:c="31"/>test</text:span><text:span text:style-name="T30">=</text:span><text:span text:style-name="T31">"</text:span><text:span text:style-name="T34">mtf:StandardOfMessageTextFormatCode</text:span><text:span text:style-name="T33"> </text:span><text:span text:style-name="T35">=</text:span><text:span text:style-name="T33"> </text:span><text:span text:style-name="T36">'MIL-STD-6040(SERIES)'</text:span><text:span text:style-name="T31">"</text:span><text:span text:style-name="T32">&gt;</text:span><text:span text:style-name="T33">Field 2 in MSGID (Set 3) is assigned </text:span><text:span text:style-name="T33">the value "MIL-STD-6040(SERIES)".</text:span><text:span text:style-name="T32">&lt;/sch:assert&gt;</text:span><text:span text:style-name="T33"><text:line-break/></text:span><text:span text:style-name="T33"> <text:s text:c="27"/></text:span><text:span text:style-name="T32">&lt;sch:assert</text:span><text:span text:style-name="T29"> fpi</text:span><text:span text:style-name="T30">=</text:span><text:span text:style-name="T31">"[3]F3 A /B.1.01.14/"</text:span><text:span text:style-name="T33"><text:line-break/></text:span><text:span text:style-name="T29"> <text:s text:c="31"/>test</text:span><text:span text:style-name="T30">=</text:span><text:span text:style-name="T31">"</text:span><text:span text:style-name="T34">mtf:VersionOfMessageTextFormatText</text:span><text:span text:style-name="T33"> </text:span><text:span text:style-name="T35">=</text:span><text:span text:style-name="T33"> </text:span><text:span text:style-name="T36">'B.1.01.14'</text:span><text:span text:style-name="T31">"</text:span><text:span text:style-name="T32">&gt;</text:span><text:span text:style-name="T33">Field 3 in MSGID (Set 3) is assigned the value </text:span><text:span text:style-name="T33">"B.1.01.14".</text:span><text:span text:style-name="T32">&lt;/sch:assert&gt;</text:span><text:span text:style-name="T33"><text:line-break/></text:span><text:span text:style-name="T33"> <text:s text:c="23"/></text:span><text:span text:style-name="T32">&lt;/sch:rule&gt;</text:span><text:span text:style-name="T33"><text:line-break/></text:span><text:span text:style-name="T33"> <text:s text:c="23"/></text:span><text:span text:style-name="T32">&lt;sch:rule</text:span><text:span text:style-name="T29"> context</text:span><text:span text:style-name="T30">=</text:span><text:span text:style-name="T31">"mtf:TestMessage/mtf:ReferenceSet"</text:span><text:span text:style-name="T32">&gt;</text:span><text:span text:style-name="T33"><text:line-break/></text:span><text:span text:style-name="T33"> <text:s text:c="27"/></text:span><text:span text:style-name="T32">&lt;sch:assert</text:span><text:span text:style-name="T29"> fpi</text:span><text:span text:style-name="T30">=</text:span><text:span text:style-name="T31">"[4],AF3 R ([4],AF2 EQ /CHT/ | /DOC/)"</text:span><text:span text:style-name="T33"><text:line-break/></text:span><text:span text:style-name="T29"> <text:s text:c="31"/>test</text:span><text:span text:style-name="T30">=</text:span><text:span text:style-name="T31">"</text:span><text:span text:style-name="T34">mtf:InformationProduct</text:span><text:span text:style-name="T33"> </text:span><text:span text:style-name="T35">and</text:span><text:span text:style-name="T33"> (</text:span><text:span text:style-name="T34">mtf:TypeCommunicationCode</text:span><text:span text:style-name="T35">=</text:span><text:span text:style-name="T36">'CHT'</text:span><text:span text:style-name="T33"> </text:span><text:span text:style-name="T35">or</text:span><text:span text:style-name="T33"> </text:span><text:span text:style-name="T34">mtf:TypeCommunicationCode</text:span><text:span text:style-name="T35">=</text:span><text:span text:style-name="T36">'DOC'</text:span><text:span text:style-name="T33">)</text:span><text:span text:style-name="T31">"</text:span><text:span text:style-name="T32">&gt;</text:span><text:span text:style-name="T33">Field 3 in REF (Set 4) is required if Field 2 in the same REF (Set 4) lexicographically equals </text:span><text:span text:style-name="T33">"CHT" or "DOC".</text:span><text:span text:style-name="T32">&lt;/sch:assert&gt;</text:span><text:span text:style-name="T33"><text:line-break/></text:span><text:span text:style-name="T33"> <text:s text:c="23"/></text:span><text:span text:style-name="T32">&lt;/sch:rule&gt;</text:span><text:span text:style-name="T33"><text:line-break/></text:span><text:span text:style-name="T33"> <text:s text:c="23"/></text:span><text:span text:style-name="T32">&lt;sch:rule</text:span><text:span text:style-name="T29"> context</text:span><text:span text:style-name="T30">=</text:span><text:span text:style-name="T31">"mtf:TestMessage/mtf:SetOne"</text:span><text:span text:style-name="T32">&gt;</text:span><text:span text:style-name="T33"><text:line-break/></text:span><text:span text:style-name="T33"> <text:s text:c="27"/></text:span><text:span text:style-name="T32">&lt;sch:assert</text:span><text:span text:style-name="T29"> fpi</text:span><text:span text:style-name="T30">=</text:span><text:span text:style-name="T31">"[6],AF2 R ([6],AF3 !@)"</text:span><text:span text:style-name="T33"><text:line-break/></text:span><text:span text:style-name="T29"> <text:s text:c="31"/>test</text:span><text:span text:style-name="T30">=</text:span><text:span text:style-name="T31">"</text:span><text:span text:style-name="T34">mtf:CompositeOne</text:span><text:span text:style-name="T33"> </text:span><text:span text:style-name="T35">and</text:span><text:span text:style-name="T33"> </text:span><text:span text:style-name="T37">not</text:span><text:span text:style-name="T33">(</text:span><text:span text:style-name="T34">mtf:CompositeTwo</text:span><text:span text:style-name="T33">)</text:span><text:span text:style-name="T31">"</text:span><text:span text:style-name="T32">&gt;</text:span><text:span text:style-name="T33">Field 1 in SETONE (Set 6) is required if Field 2 in the </text:span><text:span text:style-name="T33">same SETONE (Set 6) does not occur.</text:span><text:span text:style-name="T32">&lt;/sch:assert&gt;</text:span><text:span text:style-name="T33"><text:line-break/></text:span><text:span text:style-name="T33"> <text:s text:c="23"/></text:span><text:span text:style-name="T32">&lt;/sch:rule&gt;</text:span><text:span text:style-name="T33"><text:line-break/></text:span><text:span text:style-name="T33"> <text:s text:c="19"/></text:span><text:span text:style-name="T32">&lt;/sch:pattern&gt;</text:span><text:span text:style-name="T33"><text:line-break/></text:span><text:span text:style-name="T33"> <text:s text:c="15"/></text:span><text:span text:style-name="T32">&lt;/sch:schema&gt;</text:span><text:span text:style-name="T33"><text:line-break/></text:span><text:span text:style-name="T33"> <text:s text:c="11"/></text:span><text:span text:style-name="T32">&lt;/inf:StructuralRelationships&gt;</text:span><text:span text:style-name="T33"><text:line-break/></text:span><text:span text:style-name="T33"> <text:s text:c="7"/></text:span><text:span text:style-name="T28">&lt;/xs:appinfo&gt;</text:span><text:span text:style-name="T33"><text:line-break/></text:span><text:span text:style-name="T33"> <text:s text:c="3"/></text:span><text:span text:style-name="T28">&lt;/xs:annotation&gt;</text:span></text:p></draw:text-box></draw:frame>Figure A<text:span text:style-name="T17">-1-Top Level Annotation</text:span></text:p></draw:text-box></draw:frame><text:soft-page-break/><text:s text:c="6"/><text:span text:style-name="T2">b. <text:s/></text:span><text:span text:style-name="T10">Alternative Content</text:span><text:span text:style-name="T2">. <text:s/>In accordance with NIEM design rules, USMTF XML uses Substitution Groups to model Choice in the Reference Schema, because this allows extension.  For normative implementation, using Restriction Schema, extension of alternative content is not desired, so the non extensible XML Schema Choice model is preferred.</text:span></text:p>
      <text:p text:style-name="P5"><text:s text:c="10"/><text:span text:style-name="T2">(1) <text:s/></text:span><text:span text:style-name="T10">SubstitutionGroup</text:span><text:span text:style-name="T11">s</text:span><text:span text:style-name="T2">. <text:s/>This involves the creation of an "Abstract" Element, which is never reflected in an instance but can be used as the context for choice items by adding a substitutionGroup attribute to any global element with the name of the abstract element. </text:span></text:p>
      <text:p text:style-name="P3"><text:soft-page-break/></text:p>
      <text:p text:style-name="P4"/>
      <text:p text:style-name="P4"/>
      <text:p text:style-name="P4"/>
      <text:p text:style-name="P4"/>
      <text:p text:style-name="P4"/>
      <text:p text:style-name="P6"><text:span text:style-name="T8"/></text:p>
      <text:p text:style-name="P6"><text:span text:style-name="T8"><text:s text:c="8"/></text:span><text:span text:style-name="T2">(2) <text:s/></text:span><text:span text:style-name="T10">Choice</text:span><text:span text:style-name="T2">. <text:s/>Substitution Groups make it possible to add additional alternatives, whereas the W3C XML Schema Choice element (xs:choice) cannot be extended.  For implementation, when extension of alternative content is prohibited, it is expected that Substitution Groups will be converted to Choice elements.</text:span></text:p>
      <text:p text:style-name="P3"><draw:frame draw:style-name="fr2" draw:name="Frame33" text:anchor-type="paragraph" svg:x="-0.0583in" svg:y="-0.039in" svg:width="7.252in" draw:z-index="6"><draw:text-box fo:min-height="7.7689in"><text:p text:style-name="P12"><draw:frame text:anchor-type="paragraph" draw:z-index="7" draw:name="Shape1" draw:style-name="gr4" draw:text-style-name="P33" svg:width="7.2504in" svg:height="7.7669in" svg:x="0.0008in" svg:y="0in"><draw:text-box><text:p text:style-name="P32"><text:span text:style-name="T33"><text:s text:c="4"/></text:span><text:span text:style-name="T28">&lt;xs:complexType</text:span><text:span text:style-name="T29"> name</text:span><text:span text:style-name="T30">=</text:span><text:span text:style-name="T31">"ChoiceAlternativeContentType"</text:span><text:span text:style-name="T32">&gt;</text:span><text:span text:style-name="T33"><text:line-break/></text:span><text:span text:style-name="T33"> <text:s text:c="7"/></text:span><text:span text:style-name="T28">&lt;xs:annotation&gt;</text:span><text:span text:style-name="T33"><text:line-break/></text:span><text:span text:style-name="T33"> <text:s text:c="11"/></text:span><text:span text:style-name="T28">&lt;xs:documentation</text:span><text:span text:style-name="T29"> ism:classification</text:span><text:span text:style-name="T30">=</text:span><text:span text:style-name="T31">"U"</text:span><text:span text:style-name="T29"> ism:ownerProducer</text:span><text:span text:style-name="T30">=</text:span><text:span text:style-name="T31">"USA"</text:span><text:span text:style-name="T33"><text:line-break/></text:span><text:span text:style-name="T29"> <text:s text:c="15"/>ism:noticeType</text:span><text:span text:style-name="T30">=</text:span><text:span text:style-name="T31">"DoD-Dist-A"</text:span><text:span text:style-name="T32">&gt;</text:span><text:span text:style-name="T33">A data type for alternative content.</text:span><text:span text:style-name="T28">&lt;/xs:documentation&gt;</text:span><text:span text:style-name="T33"><text:line-break/></text:span><text:span text:style-name="T33"> <text:s text:c="7"/></text:span><text:span text:style-name="T28">&lt;/xs:annotation&gt;</text:span><text:span text:style-name="T33"><text:line-break/></text:span><text:span text:style-name="T33"> <text:s text:c="7"/></text:span><text:span text:style-name="T28">&lt;xs:sequence&gt;</text:span><text:span text:style-name="T33"><text:line-break/></text:span><text:span text:style-name="T33"> <text:s text:c="11"/></text:span><text:span text:style-name="T28">&lt;xs:choice</text:span><text:span text:style-name="T29"> minOccurs</text:span><text:span text:style-name="T30">=</text:span><text:span text:style-name="T31">"0"</text:span><text:span text:style-name="T32">&gt;</text:span><text:span text:style-name="T33"><text:line-break/></text:span><text:span text:style-name="T33"> <text:s text:c="15"/></text:span><text:span text:style-name="T28">&lt;xs:annotation&gt;</text:span><text:span text:style-name="T33"><text:line-break/></text:span><text:span text:style-name="T33"> <text:s text:c="19"/></text:span><text:span text:style-name="T28">&lt;xs:documentation</text:span><text:span text:style-name="T29"> ism:classification</text:span><text:span text:style-name="T30">=</text:span><text:span text:style-name="T31">"U"</text:span><text:span text:style-name="T29"> ism:ownerProducer</text:span><text:span text:style-name="T30">=</text:span><text:span text:style-name="T31">"USA"</text:span><text:span text:style-name="T33"><text:line-break/></text:span><text:span text:style-name="T29"> <text:s text:c="23"/>ism:noticeType</text:span><text:span text:style-name="T30">=</text:span><text:span text:style-name="T31">"DoD-Dist-A"</text:span><text:span text:style-name="T32">&gt;</text:span><text:span text:style-name="T33">A data concept for a choice of a data item for</text:span><text:span text:style-name="T33"><text:line-break/></text:span><text:span text:style-name="T33"> <text:s text:c="23"/>the instructions for acknowledging or the force and/or unit required to</text:span><text:span text:style-name="T33"><text:line-break/></text:span><text:span text:style-name="T33"> <text:s text:c="23"/>acknowledge.</text:span><text:span text:style-name="T28">&lt;/xs:documentation&gt;</text:span><text:span text:style-name="T33"><text:line-break/></text:span><text:span text:style-name="T33"> <text:s text:c="19"/></text:span><text:span text:style-name="T28">&lt;xs:appinfo&gt;</text:span><text:span text:style-name="T33"><text:line-break/></text:span><text:span text:style-name="T33"> <text:s text:c="23"/></text:span><text:span text:style-name="T32">&lt;inf:Field</text:span><text:span text:style-name="T29"> positionName</text:span><text:span text:style-name="T30">=</text:span><text:span text:style-name="T31">"ALTERNATIVE CONTENT"</text:span><text:span text:style-name="T33"> </text:span><text:span text:style-name="T29"><text:s/>type</text:span><text:span text:style-name="T30">=</text:span><text:span text:style-name="T31">"AlternativeContentAbstractType"</text:span><text:span text:style-name="T29"> fieldseq</text:span><text:span text:style-name="T30">=</text:span><text:span text:style-name="T31">"2"</text:span><text:span text:style-name="T32">/&gt;</text:span><text:span text:style-name="T33"><text:line-break/></text:span><text:span text:style-name="T33"> <text:s text:c="23"/></text:span><text:span text:style-name="T32">&lt;inf:Choice</text:span><text:span text:style-name="T29"> substitutionGroup</text:span><text:span text:style-name="T30">=</text:span><text:span text:style-name="T31">"AlternativeContentAbstract"</text:span><text:span text:style-name="T32">&gt;</text:span><text:span text:style-name="T33"><text:line-break/></text:span><text:span text:style-name="T33"> <text:s text:c="27"/></text:span><text:span text:style-name="T32">&lt;inf:Element</text:span><text:span text:style-name="T29"> name</text:span><text:span text:style-name="T30">=</text:span><text:span text:style-name="T31">"EnumerationAlternative"</text:span><text:span text:style-name="T29"> type</text:span><text:span text:style-name="T30">=</text:span><text:span text:style-name="T31">"EnumerationCodeType"</text:span><text:span text:style-name="T32">/&gt;</text:span><text:span text:style-name="T33"><text:line-break/></text:span><text:span text:style-name="T33"> <text:s text:c="27"/></text:span><text:span text:style-name="T32">&lt;inf:Element</text:span><text:span text:style-name="T29"> name</text:span><text:span text:style-name="T30">=</text:span><text:span text:style-name="T31">"CompositeAlternative"</text:span><text:span text:style-name="T29"> type</text:span><text:span text:style-name="T30">=</text:span><text:span text:style-name="T31">"CompositeType"</text:span><text:span text:style-name="T32">/&gt;</text:span><text:span text:style-name="T33"><text:line-break/></text:span><text:span text:style-name="T33"> <text:s text:c="23"/></text:span><text:span text:style-name="T32">&lt;/inf:Choice&gt;</text:span><text:span text:style-name="T33"><text:line-break/></text:span><text:span text:style-name="T33"> <text:s text:c="19"/></text:span><text:span text:style-name="T28">&lt;/xs:appinfo&gt;</text:span><text:span text:style-name="T33"><text:line-break/></text:span><text:span text:style-name="T33"> <text:s text:c="15"/></text:span><text:span text:style-name="T28">&lt;/xs:annotation&gt;</text:span><text:span text:style-name="T33"><text:line-break/></text:span><text:span text:style-name="T33"> <text:s text:c="15"/></text:span><text:span text:style-name="T28">&lt;xs:element</text:span><text:span text:style-name="T29"> ref</text:span><text:span text:style-name="T30">=</text:span><text:span text:style-name="T31">"EnumerationAlternative"</text:span><text:span text:style-name="T32">&gt;</text:span><text:span text:style-name="T33"><text:line-break/></text:span><text:span text:style-name="T33"> <text:s text:c="19"/></text:span><text:span text:style-name="T28">&lt;xs:annotation&gt;</text:span><text:span text:style-name="T33"><text:line-break/></text:span><text:span text:style-name="T33"> <text:s text:c="23"/></text:span><text:span text:style-name="T28">&lt;xs:documentation</text:span><text:span text:style-name="T29"> ism:classification</text:span><text:span text:style-name="T30">=</text:span><text:span text:style-name="T31">"U"</text:span><text:span text:style-name="T29"> ism:ownerProducer</text:span><text:span text:style-name="T30">=</text:span><text:span text:style-name="T31">"USA"</text:span><text:span text:style-name="T33"> </text:span><text:span text:style-name="T29"><text:s/>ism:noticeType</text:span><text:span text:style-name="T30">=</text:span><text:span text:style-name="T31">"DoD-Dist-A"</text:span><text:span text:style-name="T32">&gt;</text:span><text:span text:style-name="T33">A data item for </text:span><text:span text:style-name="T33">Enumeration <text:s/>Code</text:span><text:span text:style-name="T28">&lt;/xs:documentation&gt;</text:span><text:span text:style-name="T33"><text:line-break/></text:span><text:span text:style-name="T33"> <text:s text:c="23"/></text:span><text:span text:style-name="T28">&lt;xs:appinfo&gt;</text:span><text:span text:style-name="T33"><text:line-break/></text:span><text:span text:style-name="T33"> <text:s text:c="27"/></text:span><text:span text:style-name="T32">&lt;inf:Field</text:span><text:span text:style-name="T29"> positionName</text:span><text:span text:style-name="T30">=</text:span><text:span text:style-name="T31">"ENUMERATION"</text:span><text:span text:style-name="T29"> ffirn</text:span><text:span text:style-name="T30">=</text:span><text:span text:style-name="T31">"0000"</text:span><text:span text:style-name="T29"> fud</text:span><text:span text:style-name="T30">=</text:span><text:span text:style-name="T31">"00"</text:span><text:span text:style-name="T33"> </text:span><text:span text:style-name="T29"><text:s/>type</text:span><text:span text:style-name="T30">=</text:span><text:span text:style-name="T31">"EnumerationCodeType"</text:span><text:span text:style-name="T32">/&gt;</text:span><text:span text:style-name="T33"><text:line-break/></text:span><text:span text:style-name="T33"> <text:s text:c="23"/></text:span><text:span text:style-name="T28">&lt;/xs:appinfo&gt;</text:span><text:span text:style-name="T33"><text:line-break/></text:span><text:span text:style-name="T33"> <text:s text:c="19"/></text:span><text:span text:style-name="T28">&lt;/xs:annotation&gt;</text:span><text:span text:style-name="T33"><text:line-break/></text:span><text:span text:style-name="T33"> <text:s text:c="15"/></text:span><text:span text:style-name="T28">&lt;/xs:element&gt;</text:span><text:span text:style-name="T33"><text:line-break/></text:span><text:span text:style-name="T33"> <text:s text:c="15"/></text:span><text:span text:style-name="T28">&lt;xs:element</text:span><text:span text:style-name="T29"> ref</text:span><text:span text:style-name="T30">=</text:span><text:span text:style-name="T31">"CompositeAlternative"</text:span><text:span text:style-name="T32">&gt;</text:span><text:span text:style-name="T33"><text:line-break/></text:span><text:span text:style-name="T33"> <text:s text:c="19"/></text:span><text:span text:style-name="T28">&lt;xs:annotation&gt;</text:span><text:span text:style-name="T33"><text:line-break/></text:span><text:span text:style-name="T33"> <text:s text:c="23"/></text:span><text:span text:style-name="T28">&lt;xs:documentation</text:span><text:span text:style-name="T29"> ism:classification</text:span><text:span text:style-name="T30">=</text:span><text:span text:style-name="T31">"U"</text:span><text:span text:style-name="T29"> ism:ownerProducer</text:span><text:span text:style-name="T30">=</text:span><text:span text:style-name="T31">"USA"</text:span><text:span text:style-name="T33"><text:line-break/></text:span><text:span text:style-name="T29"> <text:s text:c="27"/>ism:noticeType</text:span><text:span text:style-name="T30">=</text:span><text:span text:style-name="T31">"DoD-Dist-A"</text:span><text:span text:style-name="T32">&gt;</text:span><text:span text:style-name="T33">A data item for Composite</text:span><text:span text:style-name="T33"><text:line-break/></text:span><text:span text:style-name="T33"> <text:s text:c="27"/>One</text:span><text:span text:style-name="T28">&lt;/xs:documentation&gt;</text:span><text:span text:style-name="T33"><text:line-break/></text:span><text:span text:style-name="T33"> <text:s text:c="23"/></text:span><text:span text:style-name="T28">&lt;xs:appinfo&gt;</text:span><text:span text:style-name="T33"><text:line-break/></text:span><text:span text:style-name="T33"> <text:s text:c="27"/></text:span><text:span text:style-name="T32">&lt;inf:Composite</text:span><text:span text:style-name="T29"> positionName</text:span><text:span text:style-name="T30">=</text:span><text:span text:style-name="T31">"COMPOSITE ONE"</text:span><text:span text:style-name="T29"> ffirn</text:span><text:span text:style-name="T30">=</text:span><text:span text:style-name="T31">"000"</text:span><text:span text:style-name="T29"> fud</text:span><text:span text:style-name="T30">=</text:span><text:span text:style-name="T31">"00"</text:span><text:span text:style-name="T33"> </text:span><text:span text:style-name="T29"><text:s/>type</text:span><text:span text:style-name="T30">=</text:span><text:span text:style-name="T31">"CompositeComplexType"</text:span><text:span text:style-name="T29"> </text:span><text:span text:style-name="T29">fieldseq</text:span><text:span text:style-name="T30">=</text:span><text:span text:style-name="T31">"1"</text:span><text:span text:style-name="T32">/&gt;</text:span><text:span text:style-name="T33"><text:line-break/></text:span><text:span text:style-name="T33"> <text:s text:c="23"/></text:span><text:span text:style-name="T28">&lt;/xs:appinfo&gt;</text:span><text:span text:style-name="T33"><text:line-break/></text:span><text:span text:style-name="T33"> <text:s text:c="19"/></text:span><text:span text:style-name="T28">&lt;/xs:annotation&gt;</text:span><text:span text:style-name="T33"><text:line-break/></text:span><text:span text:style-name="T33"> <text:s text:c="15"/></text:span><text:span text:style-name="T28">&lt;/xs:element&gt;</text:span><text:span text:style-name="T33"><text:line-break/></text:span><text:span text:style-name="T33"> <text:s text:c="15"/></text:span><text:span text:style-name="T28">&lt;xs:element</text:span><text:span text:style-name="T29"> ref</text:span><text:span text:style-name="T30">=</text:span><text:span text:style-name="T31">"SetAlternative"</text:span><text:span text:style-name="T32">&gt;</text:span><text:span text:style-name="T33"><text:line-break/></text:span><text:span text:style-name="T33"> <text:s text:c="19"/></text:span><text:span text:style-name="T28">&lt;xs:annotation&gt;</text:span><text:span text:style-name="T33"><text:line-break/></text:span><text:span text:style-name="T33"> <text:s text:c="23"/></text:span><text:span text:style-name="T28">&lt;xs:documentation</text:span><text:span text:style-name="T29"> ism:classification</text:span><text:span text:style-name="T30">=</text:span><text:span text:style-name="T31">"U"</text:span><text:span text:style-name="T29"> ism:ownerProducer</text:span><text:span text:style-name="T30">=</text:span><text:span text:style-name="T31">"USA"</text:span><text:span text:style-name="T33"><text:line-break/></text:span><text:span text:style-name="T29"> <text:s text:c="27"/>ism:noticeType</text:span><text:span text:style-name="T30">=</text:span><text:span text:style-name="T31">"DoD-Dist-A"</text:span><text:span text:style-name="T32">&gt;</text:span><text:span text:style-name="T33">A data item for Composite</text:span><text:span text:style-name="T33"><text:line-break/></text:span><text:span text:style-name="T33"> <text:s text:c="27"/>Two</text:span><text:span text:style-name="T28">&lt;/xs:documentation&gt;</text:span><text:span text:style-name="T33"><text:line-break/></text:span><text:span text:style-name="T33"> <text:s text:c="23"/></text:span><text:span text:style-name="T28">&lt;xs:appinfo&gt;</text:span><text:span text:style-name="T33"><text:line-break/></text:span><text:span text:style-name="T33"> <text:s text:c="27"/></text:span><text:span text:style-name="T32">&lt;inf:Set</text:span><text:span text:style-name="T29"> positionName</text:span><text:span text:style-name="T30">=</text:span><text:span text:style-name="T31">"SET TWO"</text:span><text:span text:style-name="T29"> ffirn</text:span><text:span text:style-name="T30">=</text:span><text:span text:style-name="T31">"000"</text:span><text:span text:style-name="T29"> fud</text:span><text:span text:style-name="T30">=</text:span><text:span text:style-name="T31">"00"</text:span><text:span text:style-name="T29"> type</text:span><text:span text:style-name="T30">=</text:span><text:span text:style-name="T31">"SetType"</text:span><text:span text:style-name="T33"> </text:span><text:span text:style-name="T29"><text:s/>fieldseq</text:span><text:span text:style-name="T30">=</text:span><text:span text:style-name="T31">"2"</text:span><text:span text:style-name="T32">/&gt;</text:span><text:span text:style-name="T33"><text:line-break/></text:span><text:span text:style-name="T33"> <text:s text:c="23"/></text:span><text:span text:style-name="T28">&lt;/xs:appinfo&gt;</text:span><text:span text:style-name="T33"><text:line-break/></text:span><text:span text:style-name="T33"> <text:s text:c="19"/></text:span><text:span text:style-name="T28">&lt;/xs:annotation&gt;</text:span><text:span text:style-name="T33"><text:line-break/></text:span><text:span text:style-name="T33"> <text:s text:c="15"/></text:span><text:span text:style-name="T28">&lt;/xs:element&gt;</text:span><text:span text:style-name="T33"><text:line-break/></text:span><text:span text:style-name="T33"> <text:s text:c="11"/></text:span><text:span text:style-name="T28">&lt;/xs:choice&gt;</text:span><text:span text:style-name="T33"><text:line-break/></text:span><text:span text:style-name="T33"> <text:s text:c="7"/></text:span><text:span text:style-name="T28">&lt;/xs:sequence&gt;</text:span><text:span text:style-name="T33"><text:line-break/></text:span><text:span text:style-name="T33"> <text:s text:c="3"/></text:span><text:span text:style-name="T28">&lt;/xs:complexType&gt;</text:span></text:p></draw:text-box></draw:frame>Figure B-<text:span text:style-name="T27">3</text:span>-Choice Type</text:p></draw:text-box></draw:frame><text:soft-page-break/></text:p>
      <text:p text:style-name="P5"><text:s text:c="6"/><text:span text:style-name="T2">c. <text:s/></text:span><text:span text:style-name="T10">SimpleTypes</text:span><text:span text:style-name="T2">. <text:s/>As the base data definitions for the namespace, SimpleTypes  remain the same in Reference and Restriction Schema.  Further restrictions are accomplished in the ComplexTypes.</text:span></text:p>
      <text:p text:style-name="P5"><text:soft-page-break/><text:s text:c="10"/><text:span text:style-name="T2">(1) <text:s/></text:span><text:span text:style-name="T10">FieldTextSimpleType</text:span><text:span text:style-name="T2">. <text:s/>This example shows the use of a Regular Expression, as well as minimum and maximum lengths.  Length restriction scan be included in the Regular expression, but to prevent the need to parse this field to get the values, MTF fields will always specify length limits explicitly.  All text names will have a naming pattern that includes "Text</text:span><text:span text:style-name="T4">.</text:span><text:span text:style-name="T2">"</text:span></text:p>
      <text:p text:style-name="P5"><draw:frame draw:style-name="fr2" draw:name="Frame4" text:anchor-type="paragraph" svg:x="-0.0374in" svg:y="0.1008in" svg:width="6.9189in" draw:z-index="8"><draw:text-box fo:min-height="2.3146in"><text:p text:style-name="P12"><draw:frame text:anchor-type="paragraph" draw:z-index="9" draw:name="Shape1" draw:style-name="gr5" draw:text-style-name="P35" svg:width="6.8539in" svg:height="2.2039in" svg:x="0in" svg:y="-0.1835in"><draw:text-box><text:p text:style-name="P32"><text:span text:style-name="T28">&lt;xs:simpleType</text:span><text:span text:style-name="T29"> name</text:span><text:span text:style-name="T30">=</text:span><text:span text:style-name="T31">"FieldTextSimpleType"</text:span><text:span text:style-name="T32">&gt;</text:span><text:span text:style-name="T33"><text:line-break/></text:span><text:span text:style-name="T33"> <text:s text:c="7"/></text:span><text:span text:style-name="T28">&lt;xs:annotation&gt;</text:span><text:span text:style-name="T33"><text:line-break/></text:span><text:span text:style-name="T33"> <text:s text:c="11"/></text:span><text:span text:style-name="T28">&lt;xs:documentation</text:span><text:span text:style-name="T29"> ism:classification</text:span><text:span text:style-name="T30">=</text:span><text:span text:style-name="T31">"U"</text:span><text:span text:style-name="T29"> ism:ownerProducer</text:span><text:span text:style-name="T30">=</text:span><text:span text:style-name="T31">"USA"</text:span><text:span text:style-name="T33"><text:line-break/></text:span><text:span text:style-name="T29"> <text:s text:c="15"/>ism:noticeType</text:span><text:span text:style-name="T30">=</text:span><text:span text:style-name="T31">"DoD-Dist-A"</text:span><text:span text:style-name="T32">&gt;</text:span><text:span text:style-name="T33">A data type for the field text.</text:span><text:span text:style-name="T28">&lt;/xs:documentation&gt;</text:span><text:span text:style-name="T33"><text:line-break/></text:span><text:span text:style-name="T33"> <text:s text:c="11"/></text:span><text:span text:style-name="T28">&lt;xs:appinfo&gt;</text:span><text:span text:style-name="T33"><text:line-break/></text:span><text:span text:style-name="T33"> <text:s text:c="15"/></text:span><text:span text:style-name="T32">&lt;inf:Field</text:span><text:span text:style-name="T29"> name</text:span><text:span text:style-name="T30">=</text:span><text:span text:style-name="T31">"FIELD"</text:span><text:span text:style-name="T29"> version</text:span><text:span text:style-name="T30">=</text:span><text:span text:style-name="T31">"C.0.01.00"</text:span><text:span text:style-name="T29"> ffirn</text:span><text:span text:style-name="T30">=</text:span><text:span text:style-name="T31">"000"</text:span><text:span text:style-name="T29"> fud</text:span><text:span text:style-name="T30">=</text:span><text:span text:style-name="T31">"00"</text:span><text:span text:style-name="T33"><text:line-break/></text:span><text:span text:style-name="T29"> <text:s text:c="19"/>type</text:span><text:span text:style-name="T30">=</text:span><text:span text:style-name="T31">"FieldTextType"</text:span><text:span text:style-name="T32">/&gt;</text:span><text:span text:style-name="T33"><text:line-break/></text:span><text:span text:style-name="T33"> <text:s text:c="11"/></text:span><text:span text:style-name="T28">&lt;/xs:appinfo&gt;</text:span><text:span text:style-name="T33"><text:line-break/></text:span><text:span text:style-name="T33"> <text:s text:c="7"/></text:span><text:span text:style-name="T28">&lt;/xs:annotation&gt;</text:span><text:span text:style-name="T33"><text:line-break/></text:span><text:span text:style-name="T33"> <text:s text:c="7"/></text:span><text:span text:style-name="T28">&lt;xs:restriction</text:span><text:span text:style-name="T29"> base</text:span><text:span text:style-name="T30">=</text:span><text:span text:style-name="T31">"xs:string"</text:span><text:span text:style-name="T32">&gt;</text:span><text:span text:style-name="T33"><text:line-break/></text:span><text:span text:style-name="T33"> <text:s text:c="11"/></text:span><text:span text:style-name="T28">&lt;xs:pattern</text:span><text:span text:style-name="T29"> value</text:span><text:span text:style-name="T30">=</text:span><text:span text:style-name="T31">"[\-\.,\(\)\?A-Z0-9 ]{</text:span><text:span text:style-name="T36">1</text:span><text:span text:style-name="T35">,</text:span><text:span text:style-name="T36">38</text:span><text:span text:style-name="T31">}"</text:span><text:span text:style-name="T32">/&gt;</text:span><text:span text:style-name="T33"><text:line-break/></text:span><text:span text:style-name="T33"> <text:s text:c="11"/></text:span><text:span text:style-name="T28">&lt;xs:minLength</text:span><text:span text:style-name="T29"> value</text:span><text:span text:style-name="T30">=</text:span><text:span text:style-name="T31">"1"</text:span><text:span text:style-name="T32">/&gt;</text:span><text:span text:style-name="T33"><text:line-break/></text:span><text:span text:style-name="T33"> <text:s text:c="11"/></text:span><text:span text:style-name="T28">&lt;xs:maxLength</text:span><text:span text:style-name="T29"> value</text:span><text:span text:style-name="T30">=</text:span><text:span text:style-name="T31">"38"</text:span><text:span text:style-name="T32">/&gt;</text:span><text:span text:style-name="T33"><text:line-break/></text:span><text:span text:style-name="T33"> <text:s text:c="7"/></text:span><text:span text:style-name="T28">&lt;/xs:restriction&gt;</text:span><text:span text:style-name="T33"><text:line-break/></text:span><text:span text:style-name="T33"> <text:s text:c="3"/></text:span><text:span text:style-name="T28">&lt;/xs:simpleType&gt;</text:span></text:p></draw:text-box></draw:frame>Figure B<text:span text:style-name="T17">-1-Text Simple Type</text:span></text:p></draw:text-box></draw:frame></text:p>
      <text:p text:style-name="P25"><text:s text:c="9"/><text:span text:style-name="T27"><text:s text:c="2"/></text:span></text:p>
      <text:p text:style-name="P25"><text:span text:style-name="T8"><text:tab/><text:tab/> <text:s/></text:span></text:p>
      <text:p text:style-name="P25"><text:span text:style-name="T2"/></text:p>
      <text:p text:style-name="P25"><text:span text:style-name="T2"/></text:p>
      <text:p text:style-name="P25"><text:span text:style-name="T10"/></text:p>
      <text:p text:style-name="P25"><text:span text:style-name="T16"><text:s text:c="9"/>(2) </text:span><text:span text:style-name="T10">EnumerationCodeSimpleType</text:span><text:span text:style-name="T2">. <text:s/>This example shows the use of enumerations, which are termed "Code Lists" by NIEM.  All enumeration names will have a naming patte</text:span><text:span text:style-name="T8">r</text:span><text:span text:style-name="T2">n that includes "Code."</text:span></text:p>
      <text:p text:style-name="P3"><draw:frame draw:style-name="fr3" draw:name="Frame5" text:anchor-type="paragraph" svg:x="-0.0382in" svg:y="-0.0571in" svg:width="6.9189in" draw:z-index="10"><draw:text-box fo:min-height="3.5929in"><text:p text:style-name="P13"><draw:frame text:anchor-type="paragraph" draw:z-index="11" draw:name="Shape1" draw:style-name="gr6" draw:text-style-name="P35" svg:width="6.9169in" svg:height="3.3488in" svg:x="0.0008in" svg:y="0in"><draw:text-box><text:p text:style-name="P32"><text:span text:style-name="T33"><text:s text:c="4"/></text:span><text:span text:style-name="T28">&lt;xs:simpleType</text:span><text:span text:style-name="T29"> name</text:span><text:span text:style-name="T30">=</text:span><text:span text:style-name="T31">"EnumerationCodeSimpleType"</text:span><text:span text:style-name="T32">&gt;</text:span><text:span text:style-name="T33"><text:line-break/></text:span><text:span text:style-name="T33"> <text:s text:c="7"/></text:span><text:span text:style-name="T28">&lt;xs:annotation&gt;</text:span><text:span text:style-name="T33"><text:line-break/></text:span><text:span text:style-name="T33"> <text:s text:c="11"/></text:span><text:span text:style-name="T28">&lt;xs:documentation</text:span><text:span text:style-name="T29"> ism:classification</text:span><text:span text:style-name="T30">=</text:span><text:span text:style-name="T31">"U"</text:span><text:span text:style-name="T29"> ism:ownerProducer</text:span><text:span text:style-name="T30">=</text:span><text:span text:style-name="T31">"USA"</text:span><text:span text:style-name="T33"><text:line-break/></text:span><text:span text:style-name="T29"> <text:s text:c="15"/>ism:noticeType</text:span><text:span text:style-name="T30">=</text:span><text:span text:style-name="T31">"DoD-Dist-A"</text:span><text:span text:style-name="T32">&gt;</text:span><text:span text:style-name="T33">A data type for the enumeration code.</text:span><text:span text:style-name="T28">&lt;/xs:documentation&gt;</text:span><text:span text:style-name="T33"><text:line-break/></text:span><text:span text:style-name="T33"> <text:s text:c="11"/></text:span><text:span text:style-name="T28">&lt;xs:appinfo&gt;</text:span><text:span text:style-name="T33"><text:line-break/></text:span><text:span text:style-name="T33"> <text:s text:c="15"/></text:span><text:span text:style-name="T32">&lt;inf:Field</text:span><text:span text:style-name="T29"> name</text:span><text:span text:style-name="T30">=</text:span><text:span text:style-name="T31">"ENUMERATION"</text:span><text:span text:style-name="T29"> version</text:span><text:span text:style-name="T30">=</text:span><text:span text:style-name="T31">"C.0.01.00"</text:span><text:span text:style-name="T29"> ffirn</text:span><text:span text:style-name="T30">=</text:span><text:span text:style-name="T31">"35"</text:span><text:span text:style-name="T29"> fud</text:span><text:span text:style-name="T30">=</text:span><text:span text:style-name="T31">"2"</text:span><text:span text:style-name="T33"><text:line-break/></text:span><text:span text:style-name="T29"> <text:s text:c="19"/>date</text:span><text:span text:style-name="T30">=</text:span><text:span text:style-name="T31">"August 2018"</text:span><text:span text:style-name="T29"> remark</text:span><text:span text:style-name="T30">=</text:span><text:span text:style-name="T31">"Created by ICP M2018-02"</text:span><text:span text:style-name="T29"> type</text:span><text:span text:style-name="T30">=</text:span><text:span text:style-name="T31">"EnumerationCodeType"</text:span><text:span text:style-name="T32">/&gt;</text:span><text:span text:style-name="T33"><text:line-break/></text:span><text:span text:style-name="T33"> <text:s text:c="11"/></text:span><text:span text:style-name="T28">&lt;/xs:appinfo&gt;</text:span><text:span text:style-name="T33"><text:line-break/></text:span><text:span text:style-name="T33"> <text:s text:c="7"/></text:span><text:span text:style-name="T28">&lt;/xs:annotation&gt;</text:span><text:span text:style-name="T33"><text:line-break/></text:span><text:span text:style-name="T33"> <text:s text:c="7"/></text:span><text:span text:style-name="T28">&lt;xs:restriction</text:span><text:span text:style-name="T29"> base</text:span><text:span text:style-name="T30">=</text:span><text:span text:style-name="T31">"xs:string"</text:span><text:span text:style-name="T32">&gt;</text:span><text:span text:style-name="T33"><text:line-break/></text:span><text:span text:style-name="T33"> <text:s text:c="11"/></text:span><text:span text:style-name="T28">&lt;xs:enumeration</text:span><text:span text:style-name="T29"> value</text:span><text:span text:style-name="T30">=</text:span><text:span text:style-name="T31">"ADD"</text:span><text:span text:style-name="T32">&gt;</text:span><text:span text:style-name="T33"><text:line-break/></text:span><text:span text:style-name="T33"> <text:s text:c="15"/></text:span><text:span text:style-name="T28">&lt;xs:annotation&gt;</text:span><text:span text:style-name="T33"><text:line-break/></text:span><text:span text:style-name="T33"> <text:s text:c="19"/></text:span><text:span text:style-name="T28">&lt;xs:documentation&gt;</text:span><text:span text:style-name="T33">Add.</text:span><text:span text:style-name="T28">&lt;/xs:documentation&gt;</text:span><text:span text:style-name="T33"><text:line-break/></text:span><text:span text:style-name="T33"> <text:s text:c="15"/></text:span><text:span text:style-name="T28">&lt;/xs:annotation&gt;</text:span><text:span text:style-name="T33"><text:line-break/></text:span><text:span text:style-name="T33"> <text:s text:c="11"/></text:span><text:span text:style-name="T28">&lt;/xs:enumeration&gt;</text:span><text:span text:style-name="T33"><text:line-break/></text:span><text:span text:style-name="T33"> <text:s text:c="11"/></text:span><text:span text:style-name="T28">&lt;xs:enumeration</text:span><text:span text:style-name="T29"> value</text:span><text:span text:style-name="T30">=</text:span><text:span text:style-name="T31">"DEL"</text:span><text:span text:style-name="T32">&gt;</text:span><text:span text:style-name="T33"><text:line-break/></text:span><text:span text:style-name="T33"> <text:s text:c="15"/></text:span><text:span text:style-name="T28">&lt;xs:annotation&gt;</text:span><text:span text:style-name="T33"><text:line-break/></text:span><text:span text:style-name="T33"> <text:s text:c="19"/></text:span><text:span text:style-name="T28">&lt;xs:documentation&gt;</text:span><text:span text:style-name="T33">Delete.</text:span><text:span text:style-name="T28">&lt;/xs:documentation&gt;</text:span><text:span text:style-name="T33"><text:line-break/></text:span><text:span text:style-name="T33"> <text:s text:c="15"/></text:span><text:span text:style-name="T28">&lt;/xs:annotation&gt;</text:span><text:span text:style-name="T33"><text:line-break/></text:span><text:span text:style-name="T33"> <text:s text:c="11"/></text:span><text:span text:style-name="T28">&lt;/xs:enumeration&gt;</text:span><text:span text:style-name="T33"><text:line-break/></text:span><text:span text:style-name="T33"> <text:s text:c="7"/></text:span><text:span text:style-name="T28">&lt;/xs:restriction&gt;</text:span><text:span text:style-name="T33"><text:line-break/></text:span><text:span text:style-name="T33"> <text:s text:c="3"/></text:span><text:span text:style-name="T28">&lt;/xs:simpleType&gt;</text:span></text:p></draw:text-box></draw:frame>Figure B-2<text:span text:style-name="T19">-Enumeration Simple Type</text:span></text:p></draw:text-box></draw:frame><text:soft-page-break/></text:p>
      <text:p text:style-name="P5"/>
      <text:p text:style-name="P11"><text:s text:c="10"/><text:span text:style-name="T2">(3) <text:s/></text:span><text:span text:style-name="T10">IntegerSimpleType</text:span><text:span text:style-name="T2">. <text:s/>This example shows the definition of integer data.  A Regular expression can be used to enforce leading zeroes or other formatting requirements.  All integer names will have a naming patten that includes "Numeric."</text:span></text:p>
      <text:p text:style-name="P3"><draw:frame draw:style-name="fr4" draw:name="Frame6" text:anchor-type="paragraph" svg:width="6.9189in" draw:z-index="12"><draw:text-box fo:min-height="2.4508in"><text:p text:style-name="P12"><draw:frame text:anchor-type="paragraph" draw:z-index="13" draw:name="Shape1" draw:style-name="gr7" draw:text-style-name="P35" svg:width="6.9169in" svg:height="2.2039in" svg:x="0.0008in" svg:y="0in"><draw:text-box><text:p text:style-name="P32"><text:span text:style-name="T28">&lt;xs:simpleType</text:span><text:span text:style-name="T29"> name</text:span><text:span text:style-name="T30">=</text:span><text:span text:style-name="T31">"IntegerSimpleType"</text:span><text:span text:style-name="T32">&gt;</text:span><text:span text:style-name="T33"><text:line-break/></text:span><text:span text:style-name="T33"> <text:s text:c="7"/></text:span><text:span text:style-name="T28">&lt;xs:annotation&gt;</text:span><text:span text:style-name="T33"><text:line-break/></text:span><text:span text:style-name="T33"> <text:s text:c="11"/></text:span><text:span text:style-name="T28">&lt;xs:documentation</text:span><text:span text:style-name="T29"> ism:classification</text:span><text:span text:style-name="T30">=</text:span><text:span text:style-name="T31">"U"</text:span><text:span text:style-name="T29"> ism:ownerProducer</text:span><text:span text:style-name="T30">=</text:span><text:span text:style-name="T31">"USA"</text:span><text:span text:style-name="T33"><text:line-break/></text:span><text:span text:style-name="T29"> <text:s text:c="15"/>ism:noticeType</text:span><text:span text:style-name="T30">=</text:span><text:span text:style-name="T31">"DoD-Dist-A"</text:span><text:span text:style-name="T32">&gt;</text:span><text:span text:style-name="T33">A data type for integer values.</text:span><text:span text:style-name="T28">&lt;/xs:documentation&gt;</text:span><text:span text:style-name="T33"><text:line-break/></text:span><text:span text:style-name="T33"> <text:s text:c="11"/></text:span><text:span text:style-name="T28">&lt;xs:appinfo&gt;</text:span><text:span text:style-name="T33"><text:line-break/></text:span><text:span text:style-name="T33"> <text:s text:c="15"/></text:span><text:span text:style-name="T32">&lt;inf:Field</text:span><text:span text:style-name="T29"> name</text:span><text:span text:style-name="T30">=</text:span><text:span text:style-name="T31">"Integer"</text:span><text:span text:style-name="T29"> version</text:span><text:span text:style-name="T30">=</text:span><text:span text:style-name="T31">"C.0.01.00"</text:span><text:span text:style-name="T29"> versiondate</text:span><text:span text:style-name="T30">=</text:span><text:span text:style-name="T31">"08/01/18"</text:span><text:span text:style-name="T33"><text:line-break/></text:span><text:span text:style-name="T29"> <text:s text:c="19"/>remark</text:span><text:span text:style-name="T30">=</text:span><text:span text:style-name="T31">"Created by ICP M2018-01."</text:span><text:span text:style-name="T32">/&gt;</text:span><text:span text:style-name="T33"><text:line-break/></text:span><text:span text:style-name="T33"> <text:s text:c="11"/></text:span><text:span text:style-name="T28">&lt;/xs:appinfo&gt;</text:span><text:span text:style-name="T33"><text:line-break/></text:span><text:span text:style-name="T33"> <text:s text:c="7"/></text:span><text:span text:style-name="T28">&lt;/xs:annotation&gt;</text:span><text:span text:style-name="T33"><text:line-break/></text:span><text:span text:style-name="T33"> <text:s text:c="7"/></text:span><text:span text:style-name="T28">&lt;xs:restriction</text:span><text:span text:style-name="T29"> base</text:span><text:span text:style-name="T30">=</text:span><text:span text:style-name="T31">"xs:integer"</text:span><text:span text:style-name="T32">&gt;</text:span><text:span text:style-name="T33"><text:line-break/></text:span><text:span text:style-name="T33"> <text:s text:c="11"/></text:span><text:span text:style-name="T28">&lt;xs:pattern</text:span><text:span text:style-name="T29"> value</text:span><text:span text:style-name="T30">=</text:span><text:span text:style-name="T31">"[0?]{</text:span><text:span text:style-name="T36">1</text:span><text:span text:style-name="T35">,</text:span><text:span text:style-name="T36">3</text:span><text:span text:style-name="T31">}"</text:span><text:span text:style-name="T32">/&gt;</text:span><text:span text:style-name="T33"><text:line-break/></text:span><text:span text:style-name="T33"> <text:s text:c="11"/></text:span><text:span text:style-name="T28">&lt;xs:minInclusive</text:span><text:span text:style-name="T29"> value</text:span><text:span text:style-name="T30">=</text:span><text:span text:style-name="T31">"0"</text:span><text:span text:style-name="T32">/&gt;</text:span><text:span text:style-name="T33"><text:line-break/></text:span><text:span text:style-name="T33"> <text:s text:c="11"/></text:span><text:span text:style-name="T28">&lt;xs:maxInclusive</text:span><text:span text:style-name="T29"> value</text:span><text:span text:style-name="T30">=</text:span><text:span text:style-name="T31">"100"</text:span><text:span text:style-name="T32">/&gt;</text:span><text:span text:style-name="T33"><text:line-break/></text:span><text:span text:style-name="T33"> <text:s text:c="7"/></text:span><text:span text:style-name="T28">&lt;/xs:restriction&gt;</text:span><text:span text:style-name="T33"><text:line-break/></text:span><text:span text:style-name="T33"> <text:s text:c="3"/></text:span><text:span text:style-name="T28">&lt;/xs:simpleType&gt;</text:span></text:p></draw:text-box></draw:frame>Figure B-3<text:span text:style-name="T19">-Integer Simple Type</text:span></text:p></draw:text-box></draw:frame></text:p>
      <text:p text:style-name="P5"><text:s text:c="10"/><text:span text:style-name="T2">(4) <text:s/></text:span><text:span text:style-name="T10">DecimalSimpleType</text:span><text:span text:style-name="T2">. <text:s/>This example shows the definition of decimal data.  totalDigits and fractionDigits elements are used to determine the position of the decimal point.  All decimal names will have a naming patte</text:span><text:span text:style-name="T8">r</text:span><text:span text:style-name="T2">n that includes "Numeric."</text:span></text:p>
      <text:p text:style-name="P3"><draw:frame draw:style-name="fr4" draw:name="Frame7" text:anchor-type="paragraph" svg:width="6.9189in" draw:z-index="14"><draw:text-box fo:min-height="2.6138in"><text:p text:style-name="P13"><draw:frame text:anchor-type="paragraph" draw:z-index="15" draw:name="Shape1" draw:style-name="gr8" draw:text-style-name="P35" svg:width="6.9169in" svg:height="2.3453in" svg:x="0.0008in" svg:y="0in"><draw:text-box><text:p text:style-name="P32"><text:span text:style-name="T33"><text:s text:c="4"/></text:span><text:span text:style-name="T28">&lt;xs:simpleType</text:span><text:span text:style-name="T29"> name</text:span><text:span text:style-name="T30">=</text:span><text:span text:style-name="T31">"DecimalSimpleType"</text:span><text:span text:style-name="T32">&gt;</text:span><text:span text:style-name="T33"><text:line-break/></text:span><text:span text:style-name="T33"> <text:s text:c="7"/></text:span><text:span text:style-name="T28">&lt;xs:annotation&gt;</text:span><text:span text:style-name="T33"><text:line-break/></text:span><text:span text:style-name="T33"> <text:s text:c="11"/></text:span><text:span text:style-name="T28">&lt;xs:documentation</text:span><text:span text:style-name="T29"> ism:classification</text:span><text:span text:style-name="T30">=</text:span><text:span text:style-name="T31">"U"</text:span><text:span text:style-name="T29"> ism:ownerProducer</text:span><text:span text:style-name="T30">=</text:span><text:span text:style-name="T31">"USA"</text:span><text:span text:style-name="T33"><text:line-break/></text:span><text:span text:style-name="T29"> <text:s text:c="15"/>ism:noticeType</text:span><text:span text:style-name="T30">=</text:span><text:span text:style-name="T31">"DoD-Dist-A"</text:span><text:span text:style-name="T32">&gt;</text:span><text:span text:style-name="T33">A data type for decimal values.</text:span><text:span text:style-name="T28">&lt;/xs:documentation&gt;</text:span><text:span text:style-name="T33"><text:line-break/></text:span><text:span text:style-name="T33"> <text:s text:c="11"/></text:span><text:span text:style-name="T28">&lt;xs:appinfo&gt;</text:span><text:span text:style-name="T33"><text:line-break/></text:span><text:span text:style-name="T33"> <text:s text:c="15"/></text:span><text:span text:style-name="T32">&lt;inf:Field</text:span><text:span text:style-name="T29"> name</text:span><text:span text:style-name="T30">=</text:span><text:span text:style-name="T31">"Decimal"</text:span><text:span text:style-name="T29"> version</text:span><text:span text:style-name="T30">=</text:span><text:span text:style-name="T31">"C.0.01.00"</text:span><text:span text:style-name="T29"> versiondate</text:span><text:span text:style-name="T30">=</text:span><text:span text:style-name="T31">"October 2018"</text:span><text:span text:style-name="T33"><text:line-break/></text:span><text:span text:style-name="T29"> <text:s text:c="19"/>remark</text:span><text:span text:style-name="T30">=</text:span><text:span text:style-name="T31">"Created by ICP M2018-02."</text:span><text:span text:style-name="T32">/&gt;</text:span><text:span text:style-name="T33"><text:line-break/></text:span><text:span text:style-name="T33"> <text:s text:c="11"/></text:span><text:span text:style-name="T28">&lt;/xs:appinfo&gt;</text:span><text:span text:style-name="T33"><text:line-break/></text:span><text:span text:style-name="T33"> <text:s text:c="7"/></text:span><text:span text:style-name="T28">&lt;/xs:annotation&gt;</text:span><text:span text:style-name="T33"><text:line-break/></text:span><text:span text:style-name="T33"> <text:s text:c="7"/></text:span><text:span text:style-name="T28">&lt;xs:restriction</text:span><text:span text:style-name="T29"> base</text:span><text:span text:style-name="T30">=</text:span><text:span text:style-name="T31">"xs:decimal"</text:span><text:span text:style-name="T32">&gt;</text:span><text:span text:style-name="T33"><text:line-break/></text:span><text:span text:style-name="T33"> <text:s text:c="11"/></text:span><text:span text:style-name="T28">&lt;xs:minInclusive</text:span><text:span text:style-name="T29"> value</text:span><text:span text:style-name="T30">=</text:span><text:span text:style-name="T31">".0000001"</text:span><text:span text:style-name="T32">/&gt;</text:span><text:span text:style-name="T33"><text:line-break/></text:span><text:span text:style-name="T33"> <text:s text:c="11"/></text:span><text:span text:style-name="T28">&lt;xs:maxInclusive</text:span><text:span text:style-name="T29"> value</text:span><text:span text:style-name="T30">=</text:span><text:span text:style-name="T31">"99999999"</text:span><text:span text:style-name="T32">/&gt;</text:span><text:span text:style-name="T33"><text:line-break/></text:span><text:span text:style-name="T33"> <text:s text:c="11"/></text:span><text:span text:style-name="T28">&lt;xs:totalDigits</text:span><text:span text:style-name="T29"> value</text:span><text:span text:style-name="T30">=</text:span><text:span text:style-name="T31">"8"</text:span><text:span text:style-name="T32">/&gt;</text:span><text:span text:style-name="T33"><text:line-break/></text:span><text:span text:style-name="T33"> <text:s text:c="11"/></text:span><text:span text:style-name="T28">&lt;xs:fractionDigits</text:span><text:span text:style-name="T29"> value</text:span><text:span text:style-name="T30">=</text:span><text:span text:style-name="T31">"7"</text:span><text:span text:style-name="T32">/&gt;</text:span><text:span text:style-name="T33"><text:line-break/></text:span><text:span text:style-name="T33"> <text:s text:c="7"/></text:span><text:span text:style-name="T28">&lt;/xs:restriction&gt;</text:span><text:span text:style-name="T33"><text:line-break/></text:span><text:span text:style-name="T33"> <text:s text:c="3"/></text:span><text:span text:style-name="T28">&lt;/xs:simpleType&gt;</text:span></text:p></draw:text-box></draw:frame>Figure B-4<text:span text:style-name="T19">-Decimal Simple Type</text:span></text:p></draw:text-box></draw:frame></text:p>
      <text:p text:style-name="P5"/>
      <text:p text:style-name="P11"><text:s text:c="6"/><text:span text:style-name="T2">d. <text:s/></text:span><text:span text:style-name="T10">ComplexTypes</text:span><text:span text:style-name="T2">. <text:s/>Each Comp</text:span><text:span text:style-name="T3">l</text:span><text:span text:style-name="T2">exType extends a SimpleType by adding the "structures:SimpleObjectAttributeGroup."  This NIEM resource contains a reference to ISM XML Schema for security tags.   Restriction Schema used for IEPDs replace this broad option with a specific reference to ISM.</text:span></text:p>
      <text:p text:style-name="P5"><text:s text:c="10"/><text:span text:style-name="T2">(1) <text:s/>FieldTextType</text:span></text:p>
      <text:p text:style-name="P3"><draw:frame draw:style-name="fr4" draw:name="Frame8" text:anchor-type="paragraph" svg:width="6.9189in" draw:z-index="16"><draw:text-box fo:min-height="2.2874in"><text:p text:style-name="P12"><draw:frame text:anchor-type="paragraph" draw:z-index="17" draw:name="Shape1" draw:style-name="gr9" draw:text-style-name="P35" svg:width="6.9169in" svg:height="2.0933in" svg:x="0.0008in" svg:y="0in"><draw:text-box><text:p text:style-name="P32"><text:span text:style-name="T28">&lt;xs:complexType</text:span><text:span text:style-name="T29"> name</text:span><text:span text:style-name="T30">=</text:span><text:span text:style-name="T31">"FieldTextType"</text:span><text:span text:style-name="T32">&gt;</text:span><text:span text:style-name="T33"><text:line-break/></text:span><text:span text:style-name="T33"> <text:s text:c="7"/></text:span><text:span text:style-name="T28">&lt;xs:annotation&gt;</text:span><text:span text:style-name="T33"><text:line-break/></text:span><text:span text:style-name="T33"> <text:s text:c="11"/></text:span><text:span text:style-name="T28">&lt;xs:documentation</text:span><text:span text:style-name="T29"> ism:classification</text:span><text:span text:style-name="T30">=</text:span><text:span text:style-name="T31">"U"</text:span><text:span text:style-name="T29"> ism:ownerProducer</text:span><text:span text:style-name="T30">=</text:span><text:span text:style-name="T31">"USA"</text:span><text:span text:style-name="T33"><text:line-break/></text:span><text:span text:style-name="T29"> <text:s text:c="15"/>ism:noticeType</text:span><text:span text:style-name="T30">=</text:span><text:span text:style-name="T31">"DoD-Dist-A"</text:span><text:span text:style-name="T32">&gt;</text:span><text:span text:style-name="T33">A data type for the field text.</text:span><text:span text:style-name="T28">&lt;/xs:documentation&gt;</text:span><text:span text:style-name="T33"><text:line-break/></text:span><text:span text:style-name="T33"> <text:s text:c="11"/></text:span><text:span text:style-name="T28">&lt;xs:appinfo&gt;</text:span><text:span text:style-name="T33"><text:line-break/></text:span><text:span text:style-name="T33"> <text:s text:c="15"/></text:span><text:span text:style-name="T32">&lt;inf:Field</text:span><text:span text:style-name="T29"> name</text:span><text:span text:style-name="T30">=</text:span><text:span text:style-name="T31">"FIELD TEXT"</text:span><text:span text:style-name="T29"> version</text:span><text:span text:style-name="T30">=</text:span><text:span text:style-name="T31">"00"</text:span><text:span text:style-name="T29"> ffirn</text:span><text:span text:style-name="T30">=</text:span><text:span text:style-name="T31">"00"</text:span><text:span text:style-name="T29"> fud</text:span><text:span text:style-name="T30">=</text:span><text:span text:style-name="T31">"00"</text:span><text:span text:style-name="T29"> type</text:span><text:span text:style-name="T30">=</text:span><text:span text:style-name="T31">"FieldTextType"</text:span><text:span text:style-name="T32">/&gt;</text:span><text:span text:style-name="T33"><text:line-break/></text:span><text:span text:style-name="T33"> <text:s text:c="11"/></text:span><text:span text:style-name="T28">&lt;/xs:appinfo&gt;</text:span><text:span text:style-name="T33"><text:line-break/></text:span><text:span text:style-name="T33"> <text:s text:c="7"/></text:span><text:span text:style-name="T28">&lt;/xs:annotation&gt;</text:span><text:span text:style-name="T33"><text:line-break/></text:span><text:span text:style-name="T33"> <text:s text:c="7"/></text:span><text:span text:style-name="T28">&lt;xs:simpleContent&gt;</text:span><text:span text:style-name="T33"><text:line-break/></text:span><text:span text:style-name="T33"> <text:s text:c="11"/></text:span><text:span text:style-name="T28">&lt;xs:extension</text:span><text:span text:style-name="T29"> base</text:span><text:span text:style-name="T30">=</text:span><text:span text:style-name="T31">"FieldTextSimpleType"</text:span><text:span text:style-name="T32">&gt;</text:span><text:span text:style-name="T33"><text:line-break/></text:span><text:span text:style-name="T33"> <text:s text:c="15"/></text:span><text:span text:style-name="T28">&lt;xs:attributeGroup</text:span><text:span text:style-name="T29"> ref</text:span><text:span text:style-name="T30">=</text:span><text:span text:style-name="T31">"structures:SimpleObjectAttributeGroup"</text:span><text:span text:style-name="T32">/&gt;</text:span><text:span text:style-name="T33"><text:line-break/></text:span><text:span text:style-name="T33"> <text:s text:c="11"/></text:span><text:span text:style-name="T28">&lt;/xs:extension&gt;</text:span><text:span text:style-name="T33"><text:line-break/></text:span><text:span text:style-name="T33"> <text:s text:c="7"/></text:span><text:span text:style-name="T28">&lt;/xs:simpleContent&gt;</text:span><text:span text:style-name="T33"><text:line-break/></text:span><text:span text:style-name="T33"> <text:s text:c="3"/></text:span><text:span text:style-name="T28">&lt;/xs:complexType&gt;</text:span></text:p></draw:text-box></draw:frame>Figure C-1-<text:span text:style-name="T20">Text </text:span>Reference Type</text:p></draw:text-box></draw:frame><draw:frame draw:style-name="fr3" draw:name="Frame9" text:anchor-type="paragraph" svg:x="0.0354in" svg:y="2.4063in" svg:width="6.9189in" draw:z-index="18"><draw:text-box fo:min-height="2.0953in"><text:p text:style-name="P12"><draw:frame text:anchor-type="paragraph" draw:z-index="19" draw:name="Shape1" draw:style-name="gr9" draw:text-style-name="P35" svg:width="6.9169in" svg:height="2.0933in" svg:x="0.0008in" svg:y="0in"><draw:text-box><text:p text:style-name="P36"><text:span text:style-name="T28">&lt;xs:complexType</text:span><text:span text:style-name="T29"> name</text:span><text:span text:style-name="T30">=</text:span><text:span text:style-name="T31">"FieldTextType"</text:span><text:span text:style-name="T32">&gt;</text:span><text:span text:style-name="T33"><text:line-break/></text:span><text:span text:style-name="T33"> <text:s text:c="7"/></text:span><text:span text:style-name="T28">&lt;xs:annotation&gt;</text:span><text:span text:style-name="T33"><text:line-break/></text:span><text:span text:style-name="T33"> <text:s text:c="11"/></text:span><text:span text:style-name="T28">&lt;xs:documentation</text:span><text:span text:style-name="T29"> ism:classification</text:span><text:span text:style-name="T30">=</text:span><text:span text:style-name="T31">"U"</text:span><text:span text:style-name="T29"> ism:ownerProducer</text:span><text:span text:style-name="T30">=</text:span><text:span text:style-name="T31">"USA"</text:span><text:span text:style-name="T33"><text:line-break/></text:span><text:span text:style-name="T29"> <text:s text:c="15"/>ism:noticeType</text:span><text:span text:style-name="T30">=</text:span><text:span text:style-name="T31">"DoD-Dist-A"</text:span><text:span text:style-name="T32">&gt;</text:span><text:span text:style-name="T33">A data type for the field text.</text:span><text:span text:style-name="T28">&lt;/xs:documentation&gt;</text:span><text:span text:style-name="T33"><text:line-break/></text:span><text:span text:style-name="T33"> <text:s text:c="11"/></text:span><text:span text:style-name="T28">&lt;xs:appinfo&gt;</text:span><text:span text:style-name="T33"><text:line-break/></text:span><text:span text:style-name="T33"> <text:s text:c="15"/></text:span><text:span text:style-name="T32">&lt;inf:Field</text:span><text:span text:style-name="T29"> name</text:span><text:span text:style-name="T30">=</text:span><text:span text:style-name="T31">"FIELD TEXT"</text:span><text:span text:style-name="T29"> version</text:span><text:span text:style-name="T30">=</text:span><text:span text:style-name="T31">"00"</text:span><text:span text:style-name="T29"> ffirn</text:span><text:span text:style-name="T30">=</text:span><text:span text:style-name="T31">"00"</text:span><text:span text:style-name="T29"> fud</text:span><text:span text:style-name="T30">=</text:span><text:span text:style-name="T31">"00"</text:span><text:span text:style-name="T29"> type</text:span><text:span text:style-name="T30">=</text:span><text:span text:style-name="T31">"FieldTextType"</text:span><text:span text:style-name="T32">/&gt;</text:span><text:span text:style-name="T33"><text:line-break/></text:span><text:span text:style-name="T33"> <text:s text:c="11"/></text:span><text:span text:style-name="T28">&lt;/xs:appinfo&gt;</text:span><text:span text:style-name="T33"><text:line-break/></text:span><text:span text:style-name="T33"> <text:s text:c="7"/></text:span><text:span text:style-name="T28">&lt;/xs:annotation&gt;</text:span><text:span text:style-name="T33"><text:line-break/></text:span><text:span text:style-name="T33"> <text:s text:c="5"/></text:span><text:span text:style-name="T33"><text:s/></text:span><text:span text:style-name="T28">&lt;xs:simpleContent&gt;</text:span><text:span text:style-name="T33"><text:line-break/></text:span><text:span text:style-name="T33"> <text:s text:c="11"/></text:span><text:span text:style-name="T33">&lt;xs:extension</text:span><text:span text:style-name="T29"> base</text:span><text:span text:style-name="T33">=</text:span><text:span text:style-name="T33">"FieldTextSimpleType"</text:span><text:span text:style-name="T32">&gt;</text:span><text:span text:style-name="T33"><text:line-break/></text:span><text:span text:style-name="T33"> <text:s text:c="15"/></text:span><text:span text:style-name="T28">&lt;xs:attributeGroup</text:span><text:span text:style-name="T33"> ref</text:span><text:span text:style-name="T30">=</text:span><text:span text:style-name="T31">"ism:SecurityAttributesOptionGroup"</text:span><text:span text:style-name="T32">/&gt;</text:span><text:span text:style-name="T33"><text:line-break/></text:span><text:span text:style-name="T33"> <text:s text:c="11"/></text:span><text:span text:style-name="T28">&lt;/xs:extension&gt;</text:span><text:span text:style-name="T33"><text:line-break/></text:span><text:span text:style-name="T33"> <text:s text:c="7"/></text:span><text:span text:style-name="T28">&lt;/xs:simpleContent&gt;</text:span><text:span text:style-name="T33"><text:line-break/></text:span><text:span text:style-name="T33"> <text:s text:c="3"/></text:span><text:span text:style-name="T28">&lt;/xs:complexType&gt;</text:span></text:p></draw:text-box></draw:frame>Figure C-1-Text Restriction Type</text:p></draw:text-box></draw:frame></text:p>
      <text:p text:style-name="P5"><draw:frame draw:style-name="fr3" draw:name="Frame10" text:anchor-type="paragraph" svg:x="0.0555in" svg:y="0.2402in" svg:width="6.9189in" draw:z-index="20"><draw:text-box fo:min-height="2.6138in"><text:p text:style-name="P12"><draw:frame text:anchor-type="paragraph" draw:z-index="21" draw:name="Shape1" draw:style-name="gr5" draw:text-style-name="P35" svg:width="6.9169in" svg:height="2.2039in" svg:x="0.0016in" svg:y="0.1807in"><draw:text-box><text:p text:style-name="P32"><text:span text:style-name="T33"><text:s text:c="4"/></text:span><text:span text:style-name="T28">&lt;xs:complexType</text:span><text:span text:style-name="T29"> name</text:span><text:span text:style-name="T30">=</text:span><text:span text:style-name="T31">"EnumerationCodeType"</text:span><text:span text:style-name="T32">&gt;</text:span><text:span text:style-name="T33"><text:line-break/></text:span><text:span text:style-name="T33"> <text:s text:c="7"/></text:span><text:span text:style-name="T28">&lt;xs:annotation&gt;</text:span><text:span text:style-name="T33"><text:line-break/></text:span><text:span text:style-name="T33"> <text:s text:c="11"/></text:span><text:span text:style-name="T28">&lt;xs:documentation</text:span><text:span text:style-name="T29"> ism:classification</text:span><text:span text:style-name="T30">=</text:span><text:span text:style-name="T31">"U"</text:span><text:span text:style-name="T29"> ism:ownerProducer</text:span><text:span text:style-name="T30">=</text:span><text:span text:style-name="T31">"USA"</text:span><text:span text:style-name="T33"><text:line-break/></text:span><text:span text:style-name="T29"> <text:s text:c="15"/>ism:noticeType</text:span><text:span text:style-name="T30">=</text:span><text:span text:style-name="T31">"DoD-Dist-A"</text:span><text:span text:style-name="T32">&gt;</text:span><text:span text:style-name="T33">A data type for the enumeration code.</text:span><text:span text:style-name="T28">&lt;/xs:documentation&gt;</text:span><text:span text:style-name="T33"><text:line-break/></text:span><text:span text:style-name="T33"> <text:s text:c="11"/></text:span><text:span text:style-name="T28">&lt;xs:appinfo&gt;</text:span><text:span text:style-name="T33"><text:line-break/></text:span><text:span text:style-name="T33"> <text:s text:c="15"/></text:span><text:span text:style-name="T32">&lt;inf:Field</text:span><text:span text:style-name="T29"> name</text:span><text:span text:style-name="T30">=</text:span><text:span text:style-name="T31">"ENUMERATION"</text:span><text:span text:style-name="T29"> version</text:span><text:span text:style-name="T30">=</text:span><text:span text:style-name="T31">"C.0.00.00"</text:span><text:span text:style-name="T29"> ffirn</text:span><text:span text:style-name="T30">=</text:span><text:span text:style-name="T31">"000"</text:span><text:span text:style-name="T29"> fud</text:span><text:span text:style-name="T30">=</text:span><text:span text:style-name="T31">"00"</text:span><text:span text:style-name="T33"><text:line-break/></text:span><text:span text:style-name="T29"> <text:s text:c="19"/>type</text:span><text:span text:style-name="T30">=</text:span><text:span text:style-name="T31">"EnumerationCodeSimpleType"</text:span><text:span text:style-name="T32">/&gt;</text:span><text:span text:style-name="T33"><text:line-break/></text:span><text:span text:style-name="T33"> <text:s text:c="11"/></text:span><text:span text:style-name="T28">&lt;/xs:appinfo&gt;</text:span><text:span text:style-name="T33"><text:line-break/></text:span><text:span text:style-name="T33"> <text:s text:c="7"/></text:span><text:span text:style-name="T28">&lt;/xs:annotation&gt;</text:span><text:span text:style-name="T33"><text:line-break/></text:span><text:span text:style-name="T33"> <text:s text:c="7"/></text:span><text:span text:style-name="T28">&lt;xs:simpleContent&gt;</text:span><text:span text:style-name="T33"><text:line-break/></text:span><text:span text:style-name="T33"> <text:s text:c="11"/></text:span><text:span text:style-name="T28">&lt;xs:extension</text:span><text:span text:style-name="T29"> base</text:span><text:span text:style-name="T30">=</text:span><text:span text:style-name="T31">"EnumerationCodeSimpleType"</text:span><text:span text:style-name="T32">&gt;</text:span><text:span text:style-name="T33"><text:line-break/></text:span><text:span text:style-name="T33"> <text:s text:c="15"/></text:span><text:span text:style-name="T28">&lt;xs:attributeGroup</text:span><text:span text:style-name="T29"> ref</text:span><text:span text:style-name="T30">=</text:span><text:span text:style-name="T31">"structures:SimpleObjectAttributeGroup"</text:span><text:span text:style-name="T32">/&gt;</text:span><text:span text:style-name="T33"><text:line-break/></text:span><text:span text:style-name="T33"> <text:s text:c="11"/></text:span><text:span text:style-name="T28">&lt;/xs:extension&gt;</text:span><text:span text:style-name="T33"><text:line-break/></text:span><text:span text:style-name="T33"> <text:s text:c="7"/></text:span><text:span text:style-name="T28">&lt;/xs:simpleContent&gt;</text:span><text:span text:style-name="T33"><text:line-break/></text:span><text:span text:style-name="T33"> <text:s text:c="3"/></text:span><text:span text:style-name="T28">&lt;/xs:complexType&gt;</text:span></text:p></draw:text-box></draw:frame>Figure C-2-<text:span text:style-name="T20">Enumeration </text:span>Reference<text:span text:style-name="T20"> Type</text:span></text:p></draw:text-box></draw:frame><text:s text:c="10"/><text:span text:style-name="T2">(2) <text:s/>EnumerationCodeType</text:span></text:p>
      <text:p text:style-name="P7"><text:soft-page-break/><text:span text:style-name="T2"><text:s text:c="10"/>(2) <text:s/>EnumerationCodeType</text:span><text:span text:style-name="T4"> (cont.)</text:span></text:p>
      <text:p text:style-name="P7"><draw:frame draw:style-name="fr3" draw:name="Frame11" text:anchor-type="paragraph" svg:x="-0.0272in" svg:y="-0.0181in" svg:width="6.9189in" draw:z-index="22"><draw:text-box fo:min-height="2.5075in"><text:p text:style-name="P14"><draw:frame text:anchor-type="paragraph" draw:z-index="23" draw:name="Shape1" draw:style-name="gr5" draw:text-style-name="P35" svg:width="6.9169in" svg:height="2.2039in" svg:x="0.0016in" svg:y="0in"><draw:text-box><text:p text:style-name="P32"><text:span text:style-name="T33"><text:s text:c="4"/></text:span><text:span text:style-name="T28">&lt;xs:complexType</text:span><text:span text:style-name="T29"> name</text:span><text:span text:style-name="T30">=</text:span><text:span text:style-name="T31">"EnumerationCodeType"</text:span><text:span text:style-name="T32">&gt;</text:span><text:span text:style-name="T33"><text:line-break/></text:span><text:span text:style-name="T33"> <text:s text:c="7"/></text:span><text:span text:style-name="T28">&lt;xs:annotation&gt;</text:span><text:span text:style-name="T33"><text:line-break/></text:span><text:span text:style-name="T33"> <text:s text:c="11"/></text:span><text:span text:style-name="T28">&lt;xs:documentation</text:span><text:span text:style-name="T29"> ism:classification</text:span><text:span text:style-name="T30">=</text:span><text:span text:style-name="T31">"U"</text:span><text:span text:style-name="T29"> ism:ownerProducer</text:span><text:span text:style-name="T30">=</text:span><text:span text:style-name="T31">"USA"</text:span><text:span text:style-name="T33"><text:line-break/></text:span><text:span text:style-name="T29"> <text:s text:c="15"/>ism:noticeType</text:span><text:span text:style-name="T30">=</text:span><text:span text:style-name="T31">"DoD-Dist-A"</text:span><text:span text:style-name="T32">&gt;</text:span><text:span text:style-name="T33">A data type for the enumeration code.</text:span><text:span text:style-name="T28">&lt;/xs:documentation&gt;</text:span><text:span text:style-name="T33"><text:line-break/></text:span><text:span text:style-name="T33"> <text:s text:c="11"/></text:span><text:span text:style-name="T28">&lt;xs:appinfo&gt;</text:span><text:span text:style-name="T33"><text:line-break/></text:span><text:span text:style-name="T33"> <text:s text:c="15"/></text:span><text:span text:style-name="T32">&lt;inf:Field</text:span><text:span text:style-name="T29"> name</text:span><text:span text:style-name="T30">=</text:span><text:span text:style-name="T31">"ENUMERATION"</text:span><text:span text:style-name="T29"> version</text:span><text:span text:style-name="T30">=</text:span><text:span text:style-name="T31">"C.0.00.00"</text:span><text:span text:style-name="T29"> ffirn</text:span><text:span text:style-name="T30">=</text:span><text:span text:style-name="T31">"000"</text:span><text:span text:style-name="T29"> fud</text:span><text:span text:style-name="T30">=</text:span><text:span text:style-name="T31">"00"</text:span><text:span text:style-name="T33"><text:line-break/></text:span><text:span text:style-name="T29"> <text:s text:c="19"/>type</text:span><text:span text:style-name="T30">=</text:span><text:span text:style-name="T31">"EnumerationCodeSimpleType"</text:span><text:span text:style-name="T32">/&gt;</text:span><text:span text:style-name="T33"><text:line-break/></text:span><text:span text:style-name="T33"> <text:s text:c="11"/></text:span><text:span text:style-name="T28">&lt;/xs:appinfo&gt;</text:span><text:span text:style-name="T33"><text:line-break/></text:span><text:span text:style-name="T33"> <text:s text:c="7"/></text:span><text:span text:style-name="T28">&lt;/xs:annotation&gt;</text:span><text:span text:style-name="T33"><text:line-break/></text:span><text:span text:style-name="T33"> <text:s text:c="7"/></text:span><text:span text:style-name="T28">&lt;xs:simpleContent&gt;</text:span><text:span text:style-name="T33"><text:line-break/></text:span><text:span text:style-name="T33"> <text:s text:c="11"/></text:span><text:span text:style-name="T28">&lt;xs:extension</text:span><text:span text:style-name="T29"> base</text:span><text:span text:style-name="T30">=</text:span><text:span text:style-name="T31">"EnumerationCodeSimpleType"</text:span><text:span text:style-name="T32">&gt;</text:span><text:span text:style-name="T33"><text:line-break/></text:span><text:span text:style-name="T33"> <text:s text:c="15"/></text:span><text:span text:style-name="T28">&lt;xs:attributeGroup</text:span><text:span text:style-name="T29"> ref</text:span><text:span text:style-name="T30">=</text:span><text:span text:style-name="T31">"ism:SecurityAttributesOptionGroup"</text:span><text:span text:style-name="T32">/&gt;</text:span><text:span text:style-name="T33"><text:line-break/></text:span><text:span text:style-name="T33"> <text:s text:c="11"/></text:span><text:span text:style-name="T28">&lt;/xs:extension&gt;</text:span><text:span text:style-name="T33"><text:line-break/></text:span><text:span text:style-name="T33"> <text:s text:c="7"/></text:span><text:span text:style-name="T28">&lt;/xs:simpleContent&gt;</text:span><text:span text:style-name="T33"><text:line-break/></text:span><text:span text:style-name="T33"> <text:s text:c="3"/></text:span><text:span text:style-name="T28">&lt;/xs:complexType&gt;</text:span></text:p></draw:text-box></draw:frame>Figure C-2<text:span text:style-name="T20">-Enumeration Restriction Type</text:span></text:p></draw:text-box></draw:frame><text:soft-page-break/><text:span text:style-name="T4"/></text:p>
      <text:p text:style-name="P7"><text:span text:style-name="T4"><text:tab/> <text:s text:c="3"/></text:span><text:span text:style-name="T2">(3) <text:s/>IntegerType</text:span></text:p>
      <text:p text:style-name="P17"><draw:frame draw:style-name="fr4" draw:name="Frame12" text:anchor-type="paragraph" svg:width="6.9189in" draw:z-index="24"><draw:text-box fo:min-height="2.2874in"><text:p text:style-name="P12"><draw:frame text:anchor-type="paragraph" draw:z-index="25" draw:name="Shape1" draw:style-name="gr7" draw:text-style-name="P35" svg:width="6.9169in" svg:height="2.2039in" svg:x="0.0008in" svg:y="0in"><draw:text-box><text:p text:style-name="P32"><text:span text:style-name="T28">&lt;xs:complexType</text:span><text:span text:style-name="T29"> name</text:span><text:span text:style-name="T30">=</text:span><text:span text:style-name="T31">"IntegerType"</text:span><text:span text:style-name="T32">&gt;</text:span><text:span text:style-name="T33"><text:line-break/></text:span><text:span text:style-name="T33"> <text:s text:c="7"/></text:span><text:span text:style-name="T28">&lt;xs:annotation&gt;</text:span><text:span text:style-name="T33"><text:line-break/></text:span><text:span text:style-name="T33"> <text:s text:c="11"/></text:span><text:span text:style-name="T28">&lt;xs:documentation</text:span><text:span text:style-name="T29"> ism:classification</text:span><text:span text:style-name="T30">=</text:span><text:span text:style-name="T31">"U"</text:span><text:span text:style-name="T29"> ism:ownerProducer</text:span><text:span text:style-name="T30">=</text:span><text:span text:style-name="T31">"USA"</text:span><text:span text:style-name="T33"><text:line-break/></text:span><text:span text:style-name="T29"> <text:s text:c="15"/>ism:noticeType</text:span><text:span text:style-name="T30">=</text:span><text:span text:style-name="T31">"DoD-Dist-A"</text:span><text:span text:style-name="T32">&gt;</text:span><text:span text:style-name="T33">A data type for integer values.</text:span><text:span text:style-name="T28">&lt;/xs:documentation&gt;</text:span><text:span text:style-name="T33"><text:line-break/></text:span><text:span text:style-name="T33"> <text:s text:c="11"/></text:span><text:span text:style-name="T28">&lt;xs:appinfo&gt;</text:span><text:span text:style-name="T33"><text:line-break/></text:span><text:span text:style-name="T33"> <text:s text:c="15"/></text:span><text:span text:style-name="T32">&lt;inf:Field</text:span><text:span text:style-name="T29"> name</text:span><text:span text:style-name="T30">=</text:span><text:span text:style-name="T31">"INTEGER"</text:span><text:span text:style-name="T29"> version</text:span><text:span text:style-name="T30">=</text:span><text:span text:style-name="T31">"00"</text:span><text:span text:style-name="T29"> ffirn</text:span><text:span text:style-name="T30">=</text:span><text:span text:style-name="T31">"00"</text:span><text:span text:style-name="T29"> fud</text:span><text:span text:style-name="T30">=</text:span><text:span text:style-name="T31">"00"</text:span><text:span text:style-name="T29"> type</text:span><text:span text:style-name="T30">=</text:span><text:span text:style-name="T31">"IntegerType"</text:span><text:span text:style-name="T32">/&gt;</text:span><text:span text:style-name="T33"><text:line-break/></text:span><text:span text:style-name="T33"> <text:s text:c="11"/></text:span><text:span text:style-name="T28">&lt;/xs:appinfo&gt;</text:span><text:span text:style-name="T33"><text:line-break/></text:span><text:span text:style-name="T33"> <text:s text:c="7"/></text:span><text:span text:style-name="T28">&lt;/xs:annotation&gt;</text:span><text:span text:style-name="T33"><text:line-break/></text:span><text:span text:style-name="T33"> <text:s text:c="7"/></text:span><text:span text:style-name="T28">&lt;xs:simpleContent&gt;</text:span><text:span text:style-name="T33"><text:line-break/></text:span><text:span text:style-name="T33"> <text:s text:c="11"/></text:span><text:span text:style-name="T28">&lt;xs:extension</text:span><text:span text:style-name="T29"> base</text:span><text:span text:style-name="T30">=</text:span><text:span text:style-name="T31">"IntegerSimpleType"</text:span><text:span text:style-name="T32">&gt;</text:span><text:span text:style-name="T33"><text:line-break/></text:span><text:span text:style-name="T33"> <text:s text:c="15"/></text:span><text:span text:style-name="T28">&lt;xs:attributeGroup</text:span><text:span text:style-name="T29"> ref</text:span><text:span text:style-name="T30">=</text:span><text:span text:style-name="T31">"structures:SimpleObjectAttributeGroup"</text:span><text:span text:style-name="T32">/&gt;</text:span><text:span text:style-name="T33"><text:line-break/></text:span><text:span text:style-name="T33"> <text:s text:c="11"/></text:span><text:span text:style-name="T28">&lt;/xs:extension&gt;</text:span><text:span text:style-name="T33"><text:line-break/></text:span><text:span text:style-name="T33"> <text:s text:c="7"/></text:span><text:span text:style-name="T28">&lt;/xs:simpleContent&gt;</text:span><text:span text:style-name="T33"><text:line-break/></text:span><text:span text:style-name="T33"> <text:s text:c="3"/></text:span><text:span text:style-name="T28">&lt;/xs:complexType&gt;</text:span></text:p></draw:text-box></draw:frame>Figure C-3-Integer Reference Type</text:p></draw:text-box></draw:frame><draw:frame draw:style-name="fr3" draw:name="Frame13" text:anchor-type="paragraph" svg:x="0.0035in" svg:y="2.6134in" svg:width="6.9189in" draw:z-index="26"><draw:text-box fo:min-height="2.6138in"><text:p text:style-name="P12"><draw:frame text:anchor-type="paragraph" draw:z-index="27" draw:name="Shape1" draw:style-name="gr7" draw:text-style-name="P35" svg:width="6.9169in" svg:height="2.2039in" svg:x="0.0008in" svg:y="0in"><draw:text-box><text:p text:style-name="P32"><text:span text:style-name="T33"><text:s text:c="4"/></text:span><text:span text:style-name="T28">&lt;xs:complexType</text:span><text:span text:style-name="T29"> name</text:span><text:span text:style-name="T30">=</text:span><text:span text:style-name="T31">"IntegerType"</text:span><text:span text:style-name="T32">&gt;</text:span><text:span text:style-name="T33"><text:line-break/></text:span><text:span text:style-name="T33"> <text:s text:c="7"/></text:span><text:span text:style-name="T28">&lt;xs:annotation&gt;</text:span><text:span text:style-name="T33"><text:line-break/></text:span><text:span text:style-name="T33"> <text:s text:c="11"/></text:span><text:span text:style-name="T28">&lt;xs:documentation</text:span><text:span text:style-name="T29"> ism:classification</text:span><text:span text:style-name="T30">=</text:span><text:span text:style-name="T31">"U"</text:span><text:span text:style-name="T29"> ism:ownerProducer</text:span><text:span text:style-name="T30">=</text:span><text:span text:style-name="T31">"USA"</text:span><text:span text:style-name="T33"><text:line-break/></text:span><text:span text:style-name="T29"> <text:s text:c="15"/>ism:noticeType</text:span><text:span text:style-name="T30">=</text:span><text:span text:style-name="T31">"DoD-Dist-A"</text:span><text:span text:style-name="T32">&gt;</text:span><text:span text:style-name="T33">A data type for integer values.</text:span><text:span text:style-name="T28">&lt;/xs:documentation&gt;</text:span><text:span text:style-name="T33"><text:line-break/></text:span><text:span text:style-name="T33"> <text:s text:c="11"/></text:span><text:span text:style-name="T28">&lt;xs:appinfo&gt;</text:span><text:span text:style-name="T33"><text:line-break/></text:span><text:span text:style-name="T33"> <text:s text:c="15"/></text:span><text:span text:style-name="T32">&lt;inf:Field</text:span><text:span text:style-name="T29"> name</text:span><text:span text:style-name="T30">=</text:span><text:span text:style-name="T31">"INTEGER"</text:span><text:span text:style-name="T29"> version</text:span><text:span text:style-name="T30">=</text:span><text:span text:style-name="T31">"00"</text:span><text:span text:style-name="T29"> ffirn</text:span><text:span text:style-name="T30">=</text:span><text:span text:style-name="T31">"00"</text:span><text:span text:style-name="T29"> fud</text:span><text:span text:style-name="T30">=</text:span><text:span text:style-name="T31">"00"</text:span><text:span text:style-name="T29"> type</text:span><text:span text:style-name="T30">=</text:span><text:span text:style-name="T31">"IntegerType"</text:span><text:span text:style-name="T32">/&gt;</text:span><text:span text:style-name="T33"><text:line-break/></text:span><text:span text:style-name="T33"> <text:s text:c="11"/></text:span><text:span text:style-name="T28">&lt;/xs:appinfo&gt;</text:span><text:span text:style-name="T33"><text:line-break/></text:span><text:span text:style-name="T33"> <text:s text:c="7"/></text:span><text:span text:style-name="T28">&lt;/xs:annotation&gt;</text:span><text:span text:style-name="T33"><text:line-break/></text:span><text:span text:style-name="T33"> <text:s text:c="7"/></text:span><text:span text:style-name="T28">&lt;xs:simpleContent&gt;</text:span><text:span text:style-name="T33"><text:line-break/></text:span><text:span text:style-name="T33"> <text:s text:c="11"/></text:span><text:span text:style-name="T28">&lt;xs:extension</text:span><text:span text:style-name="T29"> base</text:span><text:span text:style-name="T30">=</text:span><text:span text:style-name="T31">"IntegerSimpleType"</text:span><text:span text:style-name="T32">&gt;</text:span><text:span text:style-name="T33"><text:line-break/></text:span><text:span text:style-name="T33"> <text:s text:c="15"/></text:span><text:span text:style-name="T28">&lt;xs:attributeGroup</text:span><text:span text:style-name="T29"> ref</text:span><text:span text:style-name="T30">=</text:span><text:span text:style-name="T31">"ism:SecurityAttributesOptionGroup"</text:span><text:span text:style-name="T32">/&gt;</text:span><text:span text:style-name="T33"><text:line-break/></text:span><text:span text:style-name="T33"> <text:s text:c="11"/></text:span><text:span text:style-name="T28">&lt;/xs:extension&gt;</text:span><text:span text:style-name="T33"><text:line-break/></text:span><text:span text:style-name="T33"> <text:s text:c="7"/></text:span><text:span text:style-name="T28">&lt;/xs:simpleContent&gt;</text:span><text:span text:style-name="T33"><text:line-break/></text:span><text:span text:style-name="T33"> <text:s text:c="3"/></text:span><text:span text:style-name="T28">&lt;/xs:complexType&gt;</text:span></text:p></draw:text-box></draw:frame>Figure C-3-Integer Restriction Type</text:p></draw:text-box></draw:frame></text:p>
      <text:p text:style-name="P5"/>
      <text:p text:style-name="P11"><text:s text:c="10"/><text:span text:style-name="T2">(4) <text:s/>DecimalType</text:span></text:p>
      <text:p text:style-name="P3"><draw:frame draw:style-name="fr4" draw:name="Frame14" text:anchor-type="paragraph" svg:width="6.9189in" draw:z-index="28"><draw:text-box fo:min-height="2.6138in"><text:p text:style-name="P12"><draw:frame text:anchor-type="paragraph" draw:z-index="29" draw:name="Shape1" draw:style-name="gr7" draw:text-style-name="P35" svg:width="6.9169in" svg:height="2.2039in" svg:x="0.0008in" svg:y="0in"><draw:text-box><text:p text:style-name="P32"><text:span text:style-name="T33"><text:s text:c="4"/></text:span><text:span text:style-name="T28">&lt;xs:complexType</text:span><text:span text:style-name="T29"> name</text:span><text:span text:style-name="T30">=</text:span><text:span text:style-name="T31">"DecimalType"</text:span><text:span text:style-name="T32">&gt;</text:span><text:span text:style-name="T33"><text:line-break/></text:span><text:span text:style-name="T33"> <text:s text:c="7"/></text:span><text:span text:style-name="T28">&lt;xs:annotation&gt;</text:span><text:span text:style-name="T33"><text:line-break/></text:span><text:span text:style-name="T33"> <text:s text:c="11"/></text:span><text:span text:style-name="T28">&lt;xs:documentation</text:span><text:span text:style-name="T29"> ism:classification</text:span><text:span text:style-name="T30">=</text:span><text:span text:style-name="T31">"U"</text:span><text:span text:style-name="T29"> ism:ownerProducer</text:span><text:span text:style-name="T30">=</text:span><text:span text:style-name="T31">"USA"</text:span><text:span text:style-name="T33"><text:line-break/></text:span><text:span text:style-name="T29"> <text:s text:c="15"/>ism:noticeType</text:span><text:span text:style-name="T30">=</text:span><text:span text:style-name="T31">"DoD-Dist-A"</text:span><text:span text:style-name="T32">&gt;</text:span><text:span text:style-name="T33">A data type for decimal values.</text:span><text:span text:style-name="T28">&lt;/xs:documentation&gt;</text:span><text:span text:style-name="T33"><text:line-break/></text:span><text:span text:style-name="T33"> <text:s text:c="11"/></text:span><text:span text:style-name="T28">&lt;xs:appinfo&gt;</text:span><text:span text:style-name="T33"><text:line-break/></text:span><text:span text:style-name="T33"> <text:s text:c="15"/></text:span><text:span text:style-name="T32">&lt;inf:Field</text:span><text:span text:style-name="T29"> name</text:span><text:span text:style-name="T30">=</text:span><text:span text:style-name="T31">"DECIMAL"</text:span><text:span text:style-name="T29"> version</text:span><text:span text:style-name="T30">=</text:span><text:span text:style-name="T31">"00"</text:span><text:span text:style-name="T29"> ffirn</text:span><text:span text:style-name="T30">=</text:span><text:span text:style-name="T31">"000"</text:span><text:span text:style-name="T29"> fud</text:span><text:span text:style-name="T30">=</text:span><text:span text:style-name="T31">"00"</text:span><text:span text:style-name="T29"> date</text:span><text:span text:style-name="T30">=</text:span><text:span text:style-name="T31">"October 2018"</text:span><text:span text:style-name="T33"><text:line-break/></text:span><text:span text:style-name="T29"> <text:s text:c="19"/>type</text:span><text:span text:style-name="T30">=</text:span><text:span text:style-name="T31">"DecimalType"</text:span><text:span text:style-name="T32">/&gt;</text:span><text:span text:style-name="T33"><text:line-break/></text:span><text:span text:style-name="T33"> <text:s text:c="11"/></text:span><text:span text:style-name="T28">&lt;/xs:appinfo&gt;</text:span><text:span text:style-name="T33"><text:line-break/></text:span><text:span text:style-name="T33"> <text:s text:c="7"/></text:span><text:span text:style-name="T28">&lt;/xs:annotation&gt;</text:span><text:span text:style-name="T33"><text:line-break/></text:span><text:span text:style-name="T33"> <text:s text:c="7"/></text:span><text:span text:style-name="T28">&lt;xs:simpleContent&gt;</text:span><text:span text:style-name="T33"><text:line-break/></text:span><text:span text:style-name="T33"> <text:s text:c="11"/></text:span><text:span text:style-name="T28">&lt;xs:extension</text:span><text:span text:style-name="T29"> base</text:span><text:span text:style-name="T30">=</text:span><text:span text:style-name="T31">"DecimalSimpleType"</text:span><text:span text:style-name="T32">&gt;</text:span><text:span text:style-name="T33"><text:line-break/></text:span><text:span text:style-name="T33"> <text:s text:c="15"/></text:span><text:span text:style-name="T28">&lt;xs:attributeGroup</text:span><text:span text:style-name="T29"> ref</text:span><text:span text:style-name="T30">=</text:span><text:span text:style-name="T31">"structures:SimpleObjectAttributeGroup"</text:span><text:span text:style-name="T32">/&gt;</text:span><text:span text:style-name="T33"><text:line-break/></text:span><text:span text:style-name="T33"> <text:s text:c="11"/></text:span><text:span text:style-name="T28">&lt;/xs:extension&gt;</text:span><text:span text:style-name="T33"><text:line-break/></text:span><text:span text:style-name="T33"> <text:s text:c="7"/></text:span><text:span text:style-name="T28">&lt;/xs:simpleContent&gt;</text:span><text:span text:style-name="T33"><text:line-break/></text:span><text:span text:style-name="T33"> <text:s text:c="3"/></text:span><text:span text:style-name="T28">&lt;/xs:complexType&gt;</text:span></text:p></draw:text-box></draw:frame>Figure C-4-Decimal <text:span text:style-name="T19">Reference</text:span> Type</text:p></draw:text-box></draw:frame><draw:frame draw:style-name="fr3" draw:name="Frame15" text:anchor-type="paragraph" svg:x="0.0571in" svg:y="2.7189in" svg:width="6.9189in" draw:z-index="30"><draw:text-box fo:min-height="2.6138in"><text:p text:style-name="P15"><draw:frame text:anchor-type="paragraph" draw:z-index="31" draw:name="Shape1" draw:style-name="gr5" draw:text-style-name="P35" svg:width="6.9169in" svg:height="2.2039in" svg:x="0.0016in" svg:y="-0.1772in"><draw:text-box><text:p text:style-name="P32"><text:span text:style-name="T33"><text:s text:c="4"/></text:span><text:span text:style-name="T28">&lt;xs:complexType</text:span><text:span text:style-name="T29"> name</text:span><text:span text:style-name="T30">=</text:span><text:span text:style-name="T31">"DecimalType"</text:span><text:span text:style-name="T32">&gt;</text:span><text:span text:style-name="T33"><text:line-break/></text:span><text:span text:style-name="T33"> <text:s text:c="7"/></text:span><text:span text:style-name="T28">&lt;xs:annotation&gt;</text:span><text:span text:style-name="T33"><text:line-break/></text:span><text:span text:style-name="T33"> <text:s text:c="11"/></text:span><text:span text:style-name="T28">&lt;xs:documentation</text:span><text:span text:style-name="T29"> ism:classification</text:span><text:span text:style-name="T30">=</text:span><text:span text:style-name="T31">"U"</text:span><text:span text:style-name="T29"> ism:ownerProducer</text:span><text:span text:style-name="T30">=</text:span><text:span text:style-name="T31">"USA"</text:span><text:span text:style-name="T33"><text:line-break/></text:span><text:span text:style-name="T29"> <text:s text:c="15"/>ism:noticeType</text:span><text:span text:style-name="T30">=</text:span><text:span text:style-name="T31">"DoD-Dist-A"</text:span><text:span text:style-name="T32">&gt;</text:span><text:span text:style-name="T33">A data type for decimal values.</text:span><text:span text:style-name="T28">&lt;/xs:documentation&gt;</text:span><text:span text:style-name="T33"><text:line-break/></text:span><text:span text:style-name="T33"> <text:s text:c="11"/></text:span><text:span text:style-name="T28">&lt;xs:appinfo&gt;</text:span><text:span text:style-name="T33"><text:line-break/></text:span><text:span text:style-name="T33"> <text:s text:c="15"/></text:span><text:span text:style-name="T32">&lt;inf:Field</text:span><text:span text:style-name="T29"> name</text:span><text:span text:style-name="T30">=</text:span><text:span text:style-name="T31">"DECIMAL"</text:span><text:span text:style-name="T29"> version</text:span><text:span text:style-name="T30">=</text:span><text:span text:style-name="T31">"00"</text:span><text:span text:style-name="T29"> ffirn</text:span><text:span text:style-name="T30">=</text:span><text:span text:style-name="T31">"000"</text:span><text:span text:style-name="T29"> fud</text:span><text:span text:style-name="T30">=</text:span><text:span text:style-name="T31">"00"</text:span><text:span text:style-name="T29"> date</text:span><text:span text:style-name="T30">=</text:span><text:span text:style-name="T31">"October 2018"</text:span><text:span text:style-name="T33"><text:line-break/></text:span><text:span text:style-name="T29"> <text:s text:c="19"/>type</text:span><text:span text:style-name="T30">=</text:span><text:span text:style-name="T31">"DecimalType"</text:span><text:span text:style-name="T32">/&gt;</text:span><text:span text:style-name="T33"><text:line-break/></text:span><text:span text:style-name="T33"> <text:s text:c="11"/></text:span><text:span text:style-name="T28">&lt;/xs:appinfo&gt;</text:span><text:span text:style-name="T33"><text:line-break/></text:span><text:span text:style-name="T33"> <text:s text:c="7"/></text:span><text:span text:style-name="T28">&lt;/xs:annotation&gt;</text:span><text:span text:style-name="T33"><text:line-break/></text:span><text:span text:style-name="T33"> <text:s text:c="7"/></text:span><text:span text:style-name="T28">&lt;xs:simpleContent&gt;</text:span><text:span text:style-name="T33"><text:line-break/></text:span><text:span text:style-name="T33"> <text:s text:c="11"/></text:span><text:span text:style-name="T28">&lt;xs:extension</text:span><text:span text:style-name="T29"> base</text:span><text:span text:style-name="T30">=</text:span><text:span text:style-name="T31">"DecimalSimpleType"</text:span><text:span text:style-name="T32">&gt;</text:span><text:span text:style-name="T33"><text:line-break/></text:span><text:span text:style-name="T33"> <text:s text:c="15"/></text:span><text:span text:style-name="T28">&lt;xs:attributeGroup</text:span><text:span text:style-name="T29"> ref</text:span><text:span text:style-name="T30">=</text:span><text:span text:style-name="T31">"ism:SecurityAttributesOptionGroup"</text:span><text:span text:style-name="T32">/&gt;</text:span><text:span text:style-name="T33"><text:line-break/></text:span><text:span text:style-name="T33"> <text:s text:c="11"/></text:span><text:span text:style-name="T28">&lt;/xs:extension&gt;</text:span><text:span text:style-name="T33"><text:line-break/></text:span><text:span text:style-name="T33"> <text:s text:c="7"/></text:span><text:span text:style-name="T28">&lt;/xs:simpleContent&gt;</text:span><text:span text:style-name="T33"><text:line-break/></text:span><text:span text:style-name="T33"> <text:s text:c="3"/></text:span><text:span text:style-name="T28">&lt;/xs:complexType&gt;</text:span></text:p></draw:text-box></draw:frame>Figure C-4-Decimal Restriction Type</text:p></draw:text-box></draw:frame></text:p>
      <text:p text:style-name="P11"><text:s text:c="10"/><text:span text:style-name="T2">(5) <text:s/>CompositeType</text:span></text:p>
      <text:p text:style-name="P3"/>
      <text:p text:style-name="P3"><draw:frame draw:style-name="fr2" draw:name="Frame17" text:anchor-type="paragraph" svg:x="0.0819in" svg:y="-0.102in" svg:width="7.1118in" draw:z-index="32"><draw:text-box fo:min-height="8.9783in"><text:p text:style-name="P12"><draw:frame text:anchor-type="paragraph" draw:z-index="33" draw:name="Shape1" draw:style-name="gr10" draw:text-style-name="P37" svg:width="7.1098in" svg:height="8.9768in" svg:x="-0.1764in" svg:y="-0.3228in"><draw:text-box><text:p text:style-name="P32"><text:span text:style-name="T38"><text:s text:c="4"/></text:span><text:span text:style-name="T39">&lt;xs:complexType</text:span><text:span text:style-name="T40"> name</text:span><text:span text:style-name="T41">=</text:span><text:span text:style-name="T42">"CompositeType"</text:span><text:span text:style-name="T43">&gt;</text:span><text:span text:style-name="T38"><text:line-break/></text:span><text:span text:style-name="T38"> <text:s text:c="7"/></text:span><text:span text:style-name="T39">&lt;xs:annotation&gt;</text:span><text:span text:style-name="T38"><text:line-break/></text:span><text:span text:style-name="T38"> <text:s text:c="11"/></text:span><text:span text:style-name="T39">&lt;xs:documentation</text:span><text:span text:style-name="T40"> ism:classification</text:span><text:span text:style-name="T41">=</text:span><text:span text:style-name="T42">"U"</text:span><text:span text:style-name="T40"> ism:ownerProducer</text:span><text:span text:style-name="T41">=</text:span><text:span text:style-name="T42">"USA"</text:span><text:span text:style-name="T38"> </text:span><text:span text:style-name="T40"><text:s/>ism:noticeType</text:span><text:span text:style-name="T41">=</text:span><text:span text:style-name="T42">"DoD-Dist-A"</text:span><text:span text:style-name="T43">&gt;</text:span></text:p><text:p text:style-name="P32"><text:span text:style-name="T38">A data type for composite complex <text:s/>type.</text:span><text:span text:style-name="T39">&lt;/xs:documentation&gt;</text:span><text:span text:style-name="T38"><text:line-break/></text:span><text:span text:style-name="T38"> <text:s text:c="11"/></text:span><text:span text:style-name="T39">&lt;xs:appinfo&gt;</text:span><text:span text:style-name="T38"><text:line-break/></text:span><text:span text:style-name="T38"> <text:s text:c="15"/></text:span><text:span text:style-name="T43">&lt;inf:Composite</text:span><text:span text:style-name="T40"> name</text:span><text:span text:style-name="T41">=</text:span><text:span text:style-name="T42">"COMPOSITE"</text:span><text:span text:style-name="T40"> version</text:span><text:span text:style-name="T41">=</text:span><text:span text:style-name="T42">"00"</text:span><text:span text:style-name="T40"> type</text:span><text:span text:style-name="T41">=</text:span><text:span text:style-name="T42">"CompositeType"</text:span><text:span text:style-name="T43">/&gt;</text:span><text:span text:style-name="T38"><text:line-break/></text:span><text:span text:style-name="T38"> <text:s text:c="11"/></text:span><text:span text:style-name="T39">&lt;/xs:appinfo&gt;</text:span><text:span text:style-name="T38"><text:line-break/></text:span><text:span text:style-name="T38"> <text:s text:c="7"/></text:span><text:span text:style-name="T39">&lt;/xs:annotation&gt;</text:span><text:span text:style-name="T38"><text:line-break/></text:span><text:span text:style-name="T38"> <text:s text:c="7"/></text:span><text:span text:style-name="T39">&lt;xs:complexContent&gt;</text:span><text:span text:style-name="T38"><text:line-break/></text:span><text:span text:style-name="T38"> <text:s text:c="11"/></text:span><text:span text:style-name="T39">&lt;xs:extension</text:span><text:span text:style-name="T40"> base</text:span><text:span text:style-name="T41">=</text:span><text:span text:style-name="T42">"structures:ObjectType"</text:span><text:span text:style-name="T43">&gt;</text:span><text:span text:style-name="T38"><text:line-break/></text:span><text:span text:style-name="T38"> <text:s text:c="15"/></text:span><text:span text:style-name="T39">&lt;xs:sequence&gt;</text:span><text:span text:style-name="T38"><text:line-break/></text:span><text:span text:style-name="T38"> <text:s text:c="19"/></text:span><text:span text:style-name="T39">&lt;xs:element</text:span><text:span text:style-name="T40"> ref</text:span><text:span text:style-name="T41">=</text:span><text:span text:style-name="T42">"FieldText"</text:span><text:span text:style-name="T43">&gt;</text:span><text:span text:style-name="T38"><text:line-break/></text:span><text:span text:style-name="T38"> <text:s text:c="23"/></text:span><text:span text:style-name="T39">&lt;xs:annotation&gt;</text:span><text:span text:style-name="T38"><text:line-break/></text:span><text:span text:style-name="T38"> <text:s text:c="27"/></text:span><text:span text:style-name="T39">&lt;xs:documentation&gt;</text:span><text:span text:style-name="T38">A data item for Field</text:span><text:span text:style-name="T39">&lt;/xs:documentation&gt;</text:span><text:span text:style-name="T38"><text:line-break/></text:span><text:span text:style-name="T38"> <text:s text:c="27"/></text:span><text:span text:style-name="T39">&lt;xs:appinfo&gt;</text:span><text:span text:style-name="T38"><text:line-break/></text:span><text:span text:style-name="T38"> <text:s text:c="31"/></text:span><text:span text:style-name="T43">&lt;inf:Field</text:span><text:span text:style-name="T40"> name</text:span><text:span text:style-name="T41">=</text:span><text:span text:style-name="T42">"FIELD” </text:span><text:span text:style-name="T40"><text:s/>fieldseq</text:span><text:span text:style-name="T41">=</text:span><text:span text:style-name="T42">"1"</text:span><text:span text:style-name="T43">/&gt;</text:span><text:span text:style-name="T38"><text:line-break/></text:span><text:span text:style-name="T38"> <text:s text:c="27"/></text:span><text:span text:style-name="T39">&lt;/xs:appinfo&gt;</text:span><text:span text:style-name="T38"><text:line-break/></text:span><text:span text:style-name="T38"> <text:s text:c="23"/></text:span><text:span text:style-name="T39">&lt;/xs:annotation&gt;</text:span><text:span text:style-name="T38"><text:line-break/></text:span><text:span text:style-name="T38"> <text:s text:c="19"/></text:span><text:span text:style-name="T39">&lt;/xs:element&gt;</text:span><text:span text:style-name="T38"><text:line-break/></text:span><text:span text:style-name="T38"> <text:s text:c="19"/></text:span><text:span text:style-name="T39">&lt;xs:element</text:span><text:span text:style-name="T40"> ref</text:span><text:span text:style-name="T41">=</text:span><text:span text:style-name="T42">"EnumerationCode"</text:span><text:span text:style-name="T43">&gt;</text:span><text:span text:style-name="T38"><text:line-break/></text:span><text:span text:style-name="T38"> <text:s text:c="23"/></text:span><text:span text:style-name="T39">&lt;xs:annotation&gt;</text:span><text:span text:style-name="T38"><text:line-break/></text:span><text:span text:style-name="T38"> <text:s text:c="27"/></text:span><text:span text:style-name="T39">&lt;xs:documentation&gt;</text:span><text:span text:style-name="T38">A data item for Enumeration Code</text:span><text:span text:style-name="T39">&lt;/xs:documentation&gt;</text:span><text:span text:style-name="T38"><text:line-break/></text:span><text:span text:style-name="T38"> <text:s text:c="27"/></text:span><text:span text:style-name="T39">&lt;xs:appinfo&gt;</text:span><text:span text:style-name="T38"><text:line-break/></text:span><text:span text:style-name="T38"> <text:s text:c="31"/></text:span><text:span text:style-name="T43">&lt;inf:Field</text:span><text:span text:style-name="T40"> name</text:span><text:span text:style-name="T41">=</text:span><text:span text:style-name="T42">"ENUMERATION"</text:span><text:span text:style-name="T40"> type</text:span><text:span text:style-name="T41">=</text:span><text:span text:style-name="T42">"EnumerationCodeType"</text:span><text:span text:style-name="T40"> fieldseq</text:span><text:span text:style-name="T41">=</text:span><text:span text:style-name="T42">"2"</text:span><text:span text:style-name="T43">/&gt;</text:span><text:span text:style-name="T38"><text:line-break/></text:span><text:span text:style-name="T38"> <text:s text:c="27"/></text:span><text:span text:style-name="T39">&lt;/xs:appinfo&gt;</text:span><text:span text:style-name="T38"><text:line-break/></text:span><text:span text:style-name="T38"> <text:s text:c="23"/></text:span><text:span text:style-name="T39">&lt;/xs:annotation&gt;</text:span><text:span text:style-name="T38"><text:line-break/></text:span><text:span text:style-name="T38"> <text:s text:c="19"/></text:span><text:span text:style-name="T39">&lt;/xs:element&gt;</text:span><text:span text:style-name="T38"><text:line-break/></text:span><text:span text:style-name="T38"> <text:s text:c="19"/></text:span><text:span text:style-name="T39">&lt;xs:element</text:span><text:span text:style-name="T40"> ref</text:span><text:span text:style-name="T41">=</text:span><text:span text:style-name="T42">"IntegerNumeric"</text:span><text:span text:style-name="T43">&gt;</text:span><text:span text:style-name="T38"><text:line-break/></text:span><text:span text:style-name="T38"> <text:s text:c="23"/></text:span><text:span text:style-name="T39">&lt;xs:annotation&gt;</text:span><text:span text:style-name="T38"><text:line-break/></text:span><text:span text:style-name="T38"> <text:s text:c="27"/></text:span><text:span text:style-name="T39">&lt;xs:documentation&gt;</text:span><text:span text:style-name="T38">A data item for Integer</text:span><text:span text:style-name="T39">&lt;/xs:documentation&gt;</text:span><text:span text:style-name="T38"><text:line-break/></text:span><text:span text:style-name="T38"> <text:s text:c="27"/></text:span><text:span text:style-name="T39">&lt;xs:appinfo&gt;</text:span><text:span text:style-name="T38"><text:line-break/></text:span><text:span text:style-name="T38"> <text:s text:c="31"/></text:span><text:span text:style-name="T43">&lt;inf:Field</text:span><text:span text:style-name="T40"> name</text:span><text:span text:style-name="T41">=</text:span><text:span text:style-name="T42">"INTEGER"</text:span><text:span text:style-name="T40"> type</text:span><text:span text:style-name="T41">=</text:span><text:span text:style-name="T42">"IntegerType" </text:span><text:span text:style-name="T38">f</text:span><text:span text:style-name="T40">ieldseq</text:span><text:span text:style-name="T41">=</text:span><text:span text:style-name="T42">"3"</text:span><text:span text:style-name="T43">/&gt;</text:span><text:span text:style-name="T38"><text:line-break/></text:span><text:span text:style-name="T38"> <text:s text:c="27"/></text:span><text:span text:style-name="T39">&lt;/xs:appinfo&gt;</text:span><text:span text:style-name="T38"><text:line-break/></text:span><text:span text:style-name="T38"> <text:s text:c="23"/></text:span><text:span text:style-name="T39">&lt;/xs:annotation&gt;</text:span><text:span text:style-name="T38"><text:line-break/></text:span><text:span text:style-name="T38"> <text:s text:c="19"/></text:span><text:span text:style-name="T39">&lt;/xs:element&gt;</text:span><text:span text:style-name="T38"><text:line-break/></text:span><text:span text:style-name="T38"> <text:s text:c="19"/></text:span><text:span text:style-name="T39">&lt;xs:element</text:span><text:span text:style-name="T40"> ref</text:span><text:span text:style-name="T41">=</text:span><text:span text:style-name="T42">"DecimalNumeric"</text:span><text:span text:style-name="T40"> minOccurs</text:span><text:span text:style-name="T41">=</text:span><text:span text:style-name="T42">"0"</text:span><text:span text:style-name="T40"> maxOccurs</text:span><text:span text:style-name="T41">=</text:span><text:span text:style-name="T42">"unbounded"</text:span><text:span text:style-name="T43">&gt;</text:span><text:span text:style-name="T38"><text:line-break/></text:span><text:span text:style-name="T38"> <text:s text:c="23"/></text:span><text:span text:style-name="T39">&lt;xs:annotation&gt;</text:span><text:span text:style-name="T38"><text:line-break/></text:span><text:span text:style-name="T38"> <text:s text:c="27"/></text:span><text:span text:style-name="T39">&lt;xs:documentation&gt;</text:span><text:span text:style-name="T38">A data item for Decimal</text:span><text:span text:style-name="T39">&lt;/xs:documentation&gt;</text:span><text:span text:style-name="T38"><text:line-break/></text:span><text:span text:style-name="T38"> <text:s text:c="27"/></text:span><text:span text:style-name="T39">&lt;xs:appinfo&gt;</text:span><text:span text:style-name="T38"><text:line-break/></text:span><text:span text:style-name="T38"> <text:s text:c="31"/></text:span><text:span text:style-name="T43">&lt;inf:Field</text:span><text:span text:style-name="T40"> name</text:span><text:span text:style-name="T41">=</text:span><text:span text:style-name="T42">"DECIMAL"</text:span><text:span text:style-name="T40"> <text:s/>type</text:span><text:span text:style-name="T41">=</text:span><text:span text:style-name="T42">"DecimalType"</text:span><text:span text:style-name="T38"> </text:span><text:span text:style-name="T40"><text:s/>fieldseq</text:span><text:span text:style-name="T41">=</text:span><text:span text:style-name="T42">"4"</text:span><text:span text:style-name="T43">/&gt;</text:span><text:span text:style-name="T38"><text:line-break/></text:span><text:span text:style-name="T38"> <text:s text:c="27"/></text:span><text:span text:style-name="T39">&lt;/xs:appinfo&gt;</text:span><text:span text:style-name="T38"><text:line-break/></text:span><text:span text:style-name="T38"> <text:s text:c="23"/></text:span><text:span text:style-name="T39">&lt;/xs:annotation&gt;</text:span><text:span text:style-name="T38"><text:line-break/></text:span><text:span text:style-name="T38"> <text:s text:c="19"/></text:span><text:span text:style-name="T39">&lt;/xs:element&gt;</text:span><text:span text:style-name="T38"><text:line-break/></text:span><text:span text:style-name="T38"> <text:s text:c="19"/></text:span><text:span text:style-name="T39">&lt;xs:element</text:span><text:span text:style-name="T40"> ref</text:span><text:span text:style-name="T41">=</text:span><text:span text:style-name="T42">"CompositeAugmentationPoint"</text:span><text:span text:style-name="T40"> minOccurs</text:span><text:span text:style-name="T41">=</text:span><text:span text:style-name="T42">"0"</text:span><text:span text:style-name="T40"> maxOccurs</text:span><text:span text:style-name="T41">=</text:span><text:span text:style-name="T42">"unbounded"</text:span><text:span text:style-name="T43">/&gt;</text:span><text:span text:style-name="T38"><text:line-break/></text:span><text:span text:style-name="T38"> <text:s text:c="15"/></text:span><text:span text:style-name="T39">&lt;/xs:sequence&gt;</text:span><text:span text:style-name="T38"><text:line-break/></text:span><text:span text:style-name="T38"> <text:s text:c="11"/></text:span><text:span text:style-name="T39">&lt;/xs:extension&gt;</text:span><text:span text:style-name="T38"><text:line-break/></text:span><text:span text:style-name="T38"> <text:s text:c="7"/></text:span><text:span text:style-name="T39">&lt;/xs:complexContent&gt;</text:span><text:span text:style-name="T38"><text:line-break/></text:span><text:span text:style-name="T38"> <text:s text:c="3"/></text:span><text:span text:style-name="T39">&lt;/xs:complexType&gt;</text:span></text:p><text:p text:style-name="P32"><text:span text:style-name="T39"/></text:p><text:p text:style-name="P32"><text:span text:style-name="T38"><text:s text:c="4"/></text:span><text:span text:style-name="T39">&lt;xs:element</text:span><text:span text:style-name="T40"> name</text:span><text:span text:style-name="T41">=</text:span><text:span text:style-name="T42">"CompositeAugmentationPoint"</text:span><text:span text:style-name="T40"> abstract</text:span><text:span text:style-name="T41">=</text:span><text:span text:style-name="T42">"true"</text:span><text:span text:style-name="T43">&gt;</text:span><text:span text:style-name="T38"><text:line-break/></text:span><text:span text:style-name="T38"> <text:s text:c="7"/></text:span><text:span text:style-name="T39">&lt;xs:annotation&gt;</text:span><text:span text:style-name="T38"><text:line-break/></text:span><text:span text:style-name="T38"> <text:s text:c="11"/></text:span><text:span text:style-name="T39">&lt;xs:documentation</text:span><text:span text:style-name="T40"> ism:classification</text:span><text:span text:style-name="T41">=</text:span><text:span text:style-name="T42">"U"</text:span><text:span text:style-name="T40"> ism:ownerProducer</text:span><text:span text:style-name="T41">=</text:span><text:span text:style-name="T42">"USA"</text:span><text:span text:style-name="T38"> </text:span><text:span text:style-name="T40"><text:s/>ism:noticeType</text:span><text:span text:style-name="T41">=</text:span><text:span text:style-name="T42">"DoD-Dist-A"</text:span><text:span text:style-name="T43">&gt;</text:span></text:p><text:p text:style-name="P32"><text:span text:style-name="T38">An augmentation point for CompositeType</text:span><text:span text:style-name="T39">&lt;/xs:documentation&gt;</text:span><text:span text:style-name="T38"><text:line-break/></text:span><text:span text:style-name="T38"> <text:s text:c="7"/></text:span><text:span text:style-name="T39">&lt;/xs:annotation&gt;</text:span><text:span text:style-name="T38"><text:line-break/></text:span><text:span text:style-name="T38"> <text:s text:c="3"/></text:span><text:span text:style-name="T39">&lt;/xs:element&gt;</text:span></text:p></draw:text-box></draw:frame>Figure C-5-Composite Reference Type</text:p></draw:text-box></draw:frame></text:p>
      <text:p text:style-name="P7"><text:s text:c="2"/></text:p>
      <text:p text:style-name="P7"/>
      <text:p text:style-name="P7"/>
      <text:p text:style-name="P7"><text:s text:c="8"/></text:p>
      <text:p text:style-name="P17"><text:s/></text:p>
      <text:p text:style-name="P7"><text:soft-page-break/><text:span text:style-name="T2">(6) </text:span><text:span text:style-name="T5">Composite</text:span><text:span text:style-name="T2">Type</text:span><text:span text:style-name="T5"> (cont.)</text:span></text:p>
      <text:p text:style-name="P19"><draw:frame draw:style-name="fr3" draw:name="Frame18" text:anchor-type="paragraph" svg:x="-0.2453in" svg:y="0.4728in" svg:width="7.2965in" draw:z-index="34"><draw:text-box fo:min-height="7.9425in"><text:p text:style-name="P12"><draw:frame text:anchor-type="paragraph" draw:z-index="35" draw:name="Shape1" draw:style-name="gr11" draw:text-style-name="P37" svg:width="7.2949in" svg:height="7.9406in" svg:x="0.0008in" svg:y="-0.4898in"><draw:text-box><text:p text:style-name="P32"><text:span text:style-name="T38"><text:s text:c="4"/></text:span><text:span text:style-name="T39">&lt;xs:complexType</text:span><text:span text:style-name="T40"> name</text:span><text:span text:style-name="T41">=</text:span><text:span text:style-name="T42">"CompositeType"</text:span><text:span text:style-name="T43">&gt;</text:span><text:span text:style-name="T38"><text:line-break/></text:span><text:span text:style-name="T38"> <text:s text:c="7"/></text:span><text:span text:style-name="T39">&lt;xs:annotation&gt;</text:span><text:span text:style-name="T38"><text:line-break/></text:span><text:span text:style-name="T38"> <text:s text:c="11"/></text:span><text:span text:style-name="T39">&lt;xs:documentation</text:span><text:span text:style-name="T40"> ism:classification</text:span><text:span text:style-name="T41">=</text:span><text:span text:style-name="T42">"U"</text:span><text:span text:style-name="T40"> ism:ownerProducer</text:span><text:span text:style-name="T41">=</text:span><text:span text:style-name="T42">"USA"</text:span><text:span text:style-name="T38"><text:line-break/></text:span><text:span text:style-name="T40"> <text:s text:c="15"/>ism:noticeType</text:span><text:span text:style-name="T41">=</text:span><text:span text:style-name="T42">"DoD-Dist-A"</text:span><text:span text:style-name="T43">&gt;</text:span><text:span text:style-name="T38">A data type for composite complex</text:span><text:span text:style-name="T38"><text:line-break/></text:span><text:span text:style-name="T38"> <text:s text:c="15"/>type.</text:span><text:span text:style-name="T39">&lt;/xs:documentation&gt;</text:span><text:span text:style-name="T38"><text:line-break/></text:span><text:span text:style-name="T38"> <text:s text:c="11"/></text:span><text:span text:style-name="T39">&lt;xs:appinfo&gt;</text:span><text:span text:style-name="T38"><text:line-break/></text:span><text:span text:style-name="T38"> <text:s text:c="15"/></text:span><text:span text:style-name="T43">&lt;inf:Composite</text:span><text:span text:style-name="T40"> name</text:span><text:span text:style-name="T41">=</text:span><text:span text:style-name="T42">"COMPOSITE"</text:span><text:span text:style-name="T40"> version</text:span><text:span text:style-name="T41">=</text:span><text:span text:style-name="T42">"00"</text:span><text:span text:style-name="T40"> type</text:span><text:span text:style-name="T41">=</text:span><text:span text:style-name="T42">"CompositeType"</text:span><text:span text:style-name="T43">/&gt;</text:span><text:span text:style-name="T38"><text:line-break/></text:span><text:span text:style-name="T38"> <text:s text:c="11"/></text:span><text:span text:style-name="T39">&lt;/xs:appinfo&gt;</text:span><text:span text:style-name="T38"><text:line-break/></text:span><text:span text:style-name="T38"> <text:s text:c="7"/></text:span><text:span text:style-name="T39">&lt;/xs:annotation&gt;</text:span><text:span text:style-name="T38"><text:line-break/></text:span><text:span text:style-name="T38"> <text:s text:c="15"/></text:span><text:span text:style-name="T39">&lt;xs:sequence&gt;</text:span><text:span text:style-name="T38"><text:line-break/></text:span><text:span text:style-name="T38"> <text:s text:c="19"/></text:span><text:span text:style-name="T39">&lt;xs:element</text:span><text:span text:style-name="T40"> ref</text:span><text:span text:style-name="T41">=</text:span><text:span text:style-name="T42">"FieldText"</text:span><text:span text:style-name="T43">&gt;</text:span><text:span text:style-name="T38"><text:line-break/></text:span><text:span text:style-name="T38"> <text:s text:c="23"/></text:span><text:span text:style-name="T39">&lt;xs:annotation&gt;</text:span><text:span text:style-name="T38"><text:line-break/></text:span><text:span text:style-name="T38"> <text:s text:c="27"/></text:span><text:span text:style-name="T39">&lt;xs:documentation&gt;</text:span><text:span text:style-name="T38">A data item for Field</text:span><text:span text:style-name="T39">&lt;/xs:documentation&gt;</text:span><text:span text:style-name="T38"><text:line-break/></text:span><text:span text:style-name="T38"> <text:s text:c="27"/></text:span><text:span text:style-name="T39">&lt;xs:appinfo&gt;</text:span><text:span text:style-name="T38"><text:line-break/></text:span><text:span text:style-name="T38"> <text:s text:c="31"/></text:span><text:span text:style-name="T43">&lt;inf:Field</text:span><text:span text:style-name="T40"> </text:span><text:span text:style-name="T44">xmlns:xsd</text:span><text:span text:style-name="T41">=</text:span><text:span text:style-name="T42">"http://www.w3.org/2001/XMLSchema"</text:span><text:span text:style-name="T40"> name</text:span><text:span text:style-name="T41">=</text:span><text:span text:style-name="T42">"FIELD"</text:span><text:span text:style-name="T38"><text:line-break/></text:span><text:span text:style-name="T40"> <text:s text:c="35"/>version</text:span><text:span text:style-name="T41">=</text:span><text:span text:style-name="T42">"00"</text:span><text:span text:style-name="T40"> type</text:span><text:span text:style-name="T41">=</text:span><text:span text:style-name="T42">"FieldTextType"</text:span><text:span text:style-name="T40"> fieldseq</text:span><text:span text:style-name="T41">=</text:span><text:span text:style-name="T42">"1"</text:span><text:span text:style-name="T43">/&gt;</text:span><text:span text:style-name="T38"><text:line-break/></text:span><text:span text:style-name="T38"> <text:s text:c="27"/></text:span><text:span text:style-name="T39">&lt;/xs:appinfo&gt;</text:span><text:span text:style-name="T38"><text:line-break/></text:span><text:span text:style-name="T38"> <text:s text:c="23"/></text:span><text:span text:style-name="T39">&lt;/xs:annotation&gt;</text:span><text:span text:style-name="T38"><text:line-break/></text:span><text:span text:style-name="T38"> <text:s text:c="19"/></text:span><text:span text:style-name="T39">&lt;/xs:element&gt;</text:span><text:span text:style-name="T38"><text:line-break/></text:span><text:span text:style-name="T38"> <text:s text:c="19"/></text:span><text:span text:style-name="T39">&lt;xs:element</text:span><text:span text:style-name="T40"> ref</text:span><text:span text:style-name="T41">=</text:span><text:span text:style-name="T42">"EnumerationCode"</text:span><text:span text:style-name="T43">&gt;</text:span><text:span text:style-name="T38"><text:line-break/></text:span><text:span text:style-name="T38"> <text:s text:c="23"/></text:span><text:span text:style-name="T39">&lt;xs:annotation&gt;</text:span><text:span text:style-name="T38"><text:line-break/></text:span><text:span text:style-name="T38"> <text:s text:c="27"/></text:span><text:span text:style-name="T39">&lt;xs:documentation&gt;</text:span><text:span text:style-name="T38">A data item for Enumeration Code</text:span><text:span text:style-name="T39">&lt;/xs:documentation&gt;</text:span><text:span text:style-name="T38"><text:line-break/></text:span><text:span text:style-name="T38"> <text:s text:c="27"/></text:span><text:span text:style-name="T39">&lt;xs:appinfo&gt;</text:span><text:span text:style-name="T38"><text:line-break/></text:span><text:span text:style-name="T38"> <text:s text:c="31"/></text:span><text:span text:style-name="T43">&lt;inf:Field</text:span><text:span text:style-name="T40"> name</text:span><text:span text:style-name="T41">=</text:span><text:span text:style-name="T42">"ENUMERATION"</text:span><text:span text:style-name="T40"> version</text:span><text:span text:style-name="T41">=</text:span><text:span text:style-name="T42">"00"</text:span><text:span text:style-name="T38"><text:line-break/></text:span><text:span text:style-name="T40"> <text:s text:c="35"/>type</text:span><text:span text:style-name="T41">=</text:span><text:span text:style-name="T42">"EnumerationCodeType"</text:span><text:span text:style-name="T40"> fieldseq</text:span><text:span text:style-name="T41">=</text:span><text:span text:style-name="T42">"2"</text:span><text:span text:style-name="T43">/&gt;</text:span><text:span text:style-name="T38"><text:line-break/></text:span><text:span text:style-name="T38"> <text:s text:c="27"/></text:span><text:span text:style-name="T39">&lt;/xs:appinfo&gt;</text:span><text:span text:style-name="T38"><text:line-break/></text:span><text:span text:style-name="T38"> <text:s text:c="23"/></text:span><text:span text:style-name="T39">&lt;/xs:annotation&gt;</text:span><text:span text:style-name="T38"><text:line-break/></text:span><text:span text:style-name="T38"> <text:s text:c="19"/></text:span><text:span text:style-name="T39">&lt;/xs:element&gt;</text:span><text:span text:style-name="T38"><text:line-break/></text:span><text:span text:style-name="T38"> <text:s text:c="19"/></text:span><text:span text:style-name="T39">&lt;xs:element</text:span><text:span text:style-name="T40"> ref</text:span><text:span text:style-name="T41">=</text:span><text:span text:style-name="T42">"IntegerNumeric"</text:span><text:span text:style-name="T43">&gt;</text:span><text:span text:style-name="T38"><text:line-break/></text:span><text:span text:style-name="T38"> <text:s text:c="23"/></text:span><text:span text:style-name="T39">&lt;xs:annotation&gt;</text:span><text:span text:style-name="T38"><text:line-break/></text:span><text:span text:style-name="T38"> <text:s text:c="27"/></text:span><text:span text:style-name="T39">&lt;xs:documentation&gt;</text:span><text:span text:style-name="T38">A data item for Integer</text:span><text:span text:style-name="T39">&lt;/xs:documentation&gt;</text:span><text:span text:style-name="T38"><text:line-break/></text:span><text:span text:style-name="T38"> <text:s text:c="27"/></text:span><text:span text:style-name="T39">&lt;xs:appinfo&gt;</text:span><text:span text:style-name="T38"><text:line-break/></text:span><text:span text:style-name="T38"> <text:s text:c="31"/></text:span><text:span text:style-name="T43">&lt;inf:Field</text:span><text:span text:style-name="T40"> name</text:span><text:span text:style-name="T41">=</text:span><text:span text:style-name="T42">"INTEGER"</text:span><text:span text:style-name="T40"> version</text:span><text:span text:style-name="T41">=</text:span><text:span text:style-name="T42">"00"</text:span><text:span text:style-name="T40"> type</text:span><text:span text:style-name="T41">=</text:span><text:span text:style-name="T42">"IntegerType"</text:span><text:span text:style-name="T38"><text:line-break/></text:span><text:span text:style-name="T40"> <text:s text:c="35"/>fieldseq</text:span><text:span text:style-name="T41">=</text:span><text:span text:style-name="T42">"3"</text:span><text:span text:style-name="T43">/&gt;</text:span><text:span text:style-name="T38"><text:line-break/></text:span><text:span text:style-name="T38"> <text:s text:c="27"/></text:span><text:span text:style-name="T39">&lt;/xs:appinfo&gt;</text:span><text:span text:style-name="T38"><text:line-break/></text:span><text:span text:style-name="T38"> <text:s text:c="23"/></text:span><text:span text:style-name="T39">&lt;/xs:annotation&gt;</text:span><text:span text:style-name="T38"><text:line-break/></text:span><text:span text:style-name="T38"> <text:s text:c="19"/></text:span><text:span text:style-name="T39">&lt;/xs:element&gt;</text:span><text:span text:style-name="T38"><text:line-break/></text:span><text:span text:style-name="T38"> <text:s text:c="19"/></text:span><text:span text:style-name="T39">&lt;xs:element</text:span><text:span text:style-name="T40"> ref</text:span><text:span text:style-name="T41">=</text:span><text:span text:style-name="T42">"DecimalNumeric"</text:span><text:span text:style-name="T40"> minOccurs</text:span><text:span text:style-name="T41">=</text:span><text:span text:style-name="T42">"0"</text:span><text:span text:style-name="T40"> maxOccurs</text:span><text:span text:style-name="T41">=</text:span><text:span text:style-name="T42">"unbounded"</text:span><text:span text:style-name="T43">&gt;</text:span><text:span text:style-name="T38"><text:line-break/></text:span><text:span text:style-name="T38"> <text:s text:c="23"/></text:span><text:span text:style-name="T39">&lt;xs:annotation&gt;</text:span><text:span text:style-name="T38"><text:line-break/></text:span><text:span text:style-name="T38"> <text:s text:c="27"/></text:span><text:span text:style-name="T39">&lt;xs:documentation&gt;</text:span><text:span text:style-name="T38">A data item for Decimal</text:span><text:span text:style-name="T39">&lt;/xs:documentation&gt;</text:span><text:span text:style-name="T38"><text:line-break/></text:span><text:span text:style-name="T38"> <text:s text:c="27"/></text:span><text:span text:style-name="T39">&lt;xs:appinfo&gt;</text:span><text:span text:style-name="T38"><text:line-break/></text:span><text:span text:style-name="T38"> <text:s text:c="31"/></text:span><text:span text:style-name="T43">&lt;inf:Field</text:span><text:span text:style-name="T40"> name</text:span><text:span text:style-name="T41">=</text:span><text:span text:style-name="T42">"DECIMAL"</text:span><text:span text:style-name="T40"> version</text:span><text:span text:style-name="T41">=</text:span><text:span text:style-name="T42">"00"</text:span><text:span text:style-name="T40"> type</text:span><text:span text:style-name="T41">=</text:span><text:span text:style-name="T42">"DecimalType"</text:span><text:span text:style-name="T38"><text:line-break/></text:span><text:span text:style-name="T40"> <text:s text:c="35"/>fieldseq</text:span><text:span text:style-name="T41">=</text:span><text:span text:style-name="T42">"4"</text:span><text:span text:style-name="T43">/&gt;</text:span><text:span text:style-name="T38"><text:line-break/></text:span><text:span text:style-name="T38"> <text:s text:c="27"/></text:span><text:span text:style-name="T39">&lt;/xs:appinfo&gt;</text:span><text:span text:style-name="T38"><text:line-break/></text:span><text:span text:style-name="T38"> <text:s text:c="23"/></text:span><text:span text:style-name="T39">&lt;/xs:annotation&gt;</text:span><text:span text:style-name="T38"><text:line-break/></text:span><text:span text:style-name="T38"> <text:s text:c="19"/></text:span><text:span text:style-name="T39">&lt;/xs:element&gt;</text:span><text:span text:style-name="T38"><text:line-break/></text:span><text:span text:style-name="T38"> <text:s text:c="15"/></text:span><text:span text:style-name="T39">&lt;/xs:sequence&gt;</text:span><text:span text:style-name="T38"><text:line-break/></text:span><text:span text:style-name="T38"> <text:s text:c="3"/></text:span><text:span text:style-name="T39">&lt;/xs:complexType&gt;</text:span></text:p></draw:text-box></draw:frame>Figure C-5-Composite Restriction Type</text:p></draw:text-box></draw:frame></text:p>
      <text:p text:style-name="P20"/>
      <text:p text:style-name="P20"><text:soft-page-break/><text:s text:c="10"/>(6) SetType</text:p>
      <text:p text:style-name="P20"><draw:frame draw:style-name="fr3" draw:name="Frame19" text:anchor-type="paragraph" svg:x="0.2854in" svg:y="-0.1311in" svg:width="7.1161in" draw:z-index="36"><draw:text-box fo:min-height="8.1807in"><text:p text:style-name="P12"><draw:frame text:anchor-type="paragraph" draw:z-index="37" draw:name="Shape1" draw:style-name="gr12" draw:text-style-name="P33" svg:width="6.9378in" svg:height="8.285in" svg:x="-0.2189in" svg:y="-0.4126in"><draw:text-box><text:p text:style-name="P32"><text:span text:style-name="T33"><text:s text:c="4"/></text:span><text:span text:style-name="T28">&lt;xs:complexType</text:span><text:span text:style-name="T29"> name</text:span><text:span text:style-name="T30">=</text:span><text:span text:style-name="T31">"SetType"</text:span><text:span text:style-name="T32">&gt;</text:span><text:span text:style-name="T33"><text:line-break/></text:span><text:span text:style-name="T33"> <text:s text:c="7"/></text:span><text:span text:style-name="T28">&lt;xs:annotation&gt;</text:span><text:span text:style-name="T33"><text:line-break/></text:span><text:span text:style-name="T33"> <text:s text:c="11"/></text:span><text:span text:style-name="T28">&lt;xs:documentation</text:span><text:span text:style-name="T29"> ism:classification</text:span><text:span text:style-name="T30">=</text:span><text:span text:style-name="T31">"U"</text:span><text:span text:style-name="T29"> ism:ownerProducer</text:span><text:span text:style-name="T30">=</text:span><text:span text:style-name="T31">"USA"</text:span><text:span text:style-name="T33"><text:line-break/></text:span><text:span text:style-name="T29"> <text:s text:c="15"/>ism:noticeType</text:span><text:span text:style-name="T30">=</text:span><text:span text:style-name="T31">"DoD-Dist-A"</text:span><text:span text:style-name="T32">&gt;</text:span><text:span text:style-name="T33">A data type for set complex type.</text:span><text:span text:style-name="T28">&lt;/xs:documentation&gt;</text:span><text:span text:style-name="T33"><text:line-break/></text:span><text:span text:style-name="T33"> <text:s text:c="11"/></text:span><text:span text:style-name="T28">&lt;xs:appinfo&gt;</text:span><text:span text:style-name="T33"><text:line-break/></text:span><text:span text:style-name="T33"> <text:s text:c="15"/></text:span><text:span text:style-name="T32">&lt;inf:Composite</text:span><text:span text:style-name="T29"> name</text:span><text:span text:style-name="T30">=</text:span><text:span text:style-name="T31">"SET"</text:span><text:span text:style-name="T29"> version</text:span><text:span text:style-name="T30">=</text:span><text:span text:style-name="T31">"00"</text:span><text:span text:style-name="T29"> type</text:span><text:span text:style-name="T30">=</text:span><text:span text:style-name="T31">"SetType"</text:span><text:span text:style-name="T32">/&gt;</text:span><text:span text:style-name="T33"><text:line-break/></text:span><text:span text:style-name="T33"> <text:s text:c="11"/></text:span><text:span text:style-name="T28">&lt;/xs:appinfo&gt;</text:span><text:span text:style-name="T33"><text:line-break/></text:span><text:span text:style-name="T33"> <text:s text:c="7"/></text:span><text:span text:style-name="T28">&lt;/xs:annotation&gt;</text:span><text:span text:style-name="T33"><text:line-break/></text:span><text:span text:style-name="T33"> <text:s text:c="7"/></text:span><text:span text:style-name="T28">&lt;xs:complexContent&gt;</text:span><text:span text:style-name="T33"><text:line-break/></text:span><text:span text:style-name="T33"> <text:s text:c="11"/></text:span><text:span text:style-name="T28">&lt;xs:extension</text:span><text:span text:style-name="T29"> base</text:span><text:span text:style-name="T30">=</text:span><text:span text:style-name="T31">"structures:ObjectType"</text:span><text:span text:style-name="T32">&gt;</text:span><text:span text:style-name="T33"><text:line-break/></text:span><text:span text:style-name="T33"> <text:s text:c="15"/></text:span><text:span text:style-name="T28">&lt;xs:sequence&gt;</text:span><text:span text:style-name="T33"><text:line-break/></text:span><text:span text:style-name="T33"> <text:s text:c="38"/></text:span><text:span text:style-name="T28">&lt;xs:element</text:span><text:span text:style-name="T29"> ref</text:span><text:span text:style-name="T30">=</text:span><text:span text:style-name="T31">"CompositeTwo"</text:span><text:span text:style-name="T32">&gt;</text:span><text:span text:style-name="T33"><text:line-break/></text:span><text:span text:style-name="T33"> <text:s text:c="23"/></text:span><text:span text:style-name="T28">&lt;xs:annotation&gt;</text:span><text:span text:style-name="T33"><text:line-break/></text:span><text:span text:style-name="T33"> <text:s text:c="27"/></text:span><text:span text:style-name="T28">&lt;xs:documentation&gt;</text:span><text:span text:style-name="T33">A data item for Composite Two</text:span><text:span text:style-name="T28">&lt;/xs:documentation&gt;</text:span><text:span text:style-name="T33"><text:line-break/></text:span><text:span text:style-name="T33"> <text:s text:c="27"/></text:span><text:span text:style-name="T28">&lt;xs:appinfo&gt;</text:span><text:span text:style-name="T33"><text:line-break/></text:span><text:span text:style-name="T33"> <text:s text:c="31"/></text:span><text:span text:style-name="T32">&lt;inf:Composite</text:span><text:span text:style-name="T29"> name</text:span><text:span text:style-name="T30">=</text:span><text:span text:style-name="T31">"COMPOSITE TWO"</text:span><text:span text:style-name="T29"> <text:s/>type</text:span><text:span text:style-name="T30">=</text:span><text:span text:style-name="T31">"CompositeType"</text:span><text:span text:style-name="T29"> fieldseq</text:span><text:span text:style-name="T30">=</text:span><text:span text:style-name="T31">"2"</text:span><text:span text:style-name="T32">/&gt;</text:span><text:span text:style-name="T33"><text:line-break/></text:span><text:span text:style-name="T33"> <text:s text:c="27"/></text:span><text:span text:style-name="T28">&lt;/xs:appinfo&gt;</text:span><text:span text:style-name="T33"><text:line-break/></text:span><text:span text:style-name="T33"> <text:s text:c="23"/></text:span><text:span text:style-name="T28">&lt;/xs:annotation&gt;</text:span><text:span text:style-name="T33"><text:line-break/></text:span><text:span text:style-name="T33"> <text:s text:c="19"/></text:span><text:span text:style-name="T28">&lt;/xs:element&gt;</text:span><text:span text:style-name="T33"><text:line-break/></text:span><text:span text:style-name="T33"> <text:s text:c="19"/></text:span><text:span text:style-name="T28">&lt;xs:element</text:span><text:span text:style-name="T29"> ref</text:span><text:span text:style-name="T30">=</text:span><text:span text:style-name="T31">"FieldText"</text:span><text:span text:style-name="T32">&gt;</text:span><text:span text:style-name="T33"><text:line-break/></text:span><text:span text:style-name="T33"> <text:s text:c="23"/></text:span><text:span text:style-name="T28">&lt;xs:annotation&gt;</text:span><text:span text:style-name="T33"><text:line-break/></text:span><text:span text:style-name="T33"> <text:s text:c="27"/></text:span><text:span text:style-name="T28">&lt;xs:documentation&gt;</text:span><text:span text:style-name="T33">A data item for Field Text</text:span><text:span text:style-name="T28">&lt;/xs:documentation&gt;</text:span><text:span text:style-name="T33"><text:line-break/></text:span><text:span text:style-name="T33"> <text:s text:c="27"/></text:span><text:span text:style-name="T28">&lt;xs:appinfo&gt;</text:span><text:span text:style-name="T33"><text:line-break/></text:span><text:span text:style-name="T33"> <text:s text:c="31"/></text:span><text:span text:style-name="T32">&lt;inf:Field</text:span><text:span text:style-name="T29"> name</text:span><text:span text:style-name="T30">=</text:span><text:span text:style-name="T31">"FIELD TEXT"</text:span><text:span text:style-name="T29"> <text:s/>type</text:span><text:span text:style-name="T30">=</text:span><text:span text:style-name="T31">"FieldTextType"</text:span><text:span text:style-name="T33"> </text:span><text:span text:style-name="T29"><text:s/>fieldseq</text:span><text:span text:style-name="T30">=</text:span><text:span text:style-name="T31">"3"</text:span><text:span text:style-name="T32">/&gt;</text:span><text:span text:style-name="T33"><text:line-break/></text:span><text:span text:style-name="T33"> <text:s text:c="27"/></text:span><text:span text:style-name="T28">&lt;/xs:appinfo&gt;</text:span><text:span text:style-name="T33"><text:line-break/></text:span><text:span text:style-name="T33"> <text:s text:c="23"/></text:span><text:span text:style-name="T28">&lt;/xs:annotation&gt;</text:span><text:span text:style-name="T33"><text:line-break/></text:span><text:span text:style-name="T33"> <text:s text:c="19"/></text:span><text:span text:style-name="T28">&lt;/xs:element&gt;</text:span><text:span text:style-name="T33"><text:line-break/></text:span><text:span text:style-name="T33"> <text:s text:c="19"/></text:span><text:span text:style-name="T28">&lt;xs:element</text:span><text:span text:style-name="T29"> ref</text:span><text:span text:style-name="T30">=</text:span><text:span text:style-name="T31">"EnumerationCode"</text:span><text:span text:style-name="T32">&gt;</text:span><text:span text:style-name="T33"><text:line-break/></text:span><text:span text:style-name="T33"> <text:s text:c="23"/></text:span><text:span text:style-name="T28">&lt;xs:annotation&gt;</text:span><text:span text:style-name="T33"><text:line-break/></text:span><text:span text:style-name="T33"> <text:s text:c="27"/></text:span><text:span text:style-name="T28">&lt;xs:documentation&gt;</text:span><text:span text:style-name="T33">A data item for Enumeration Code</text:span><text:span text:style-name="T28">&lt;/xs:documentation&gt;</text:span><text:span text:style-name="T33"><text:line-break/></text:span><text:span text:style-name="T33"> <text:s text:c="27"/></text:span><text:span text:style-name="T28">&lt;xs:appinfo&gt;</text:span><text:span text:style-name="T33"><text:line-break/></text:span><text:span text:style-name="T33"> <text:s text:c="31"/></text:span><text:span text:style-name="T32">&lt;inf:Field</text:span><text:span text:style-name="T29"> name</text:span><text:span text:style-name="T30">=</text:span><text:span text:style-name="T31">"ENUMERATION"</text:span><text:span text:style-name="T29"> type</text:span><text:span text:style-name="T30">=</text:span><text:span text:style-name="T31">"EnumerationCodeType"</text:span><text:span text:style-name="T29"> fieldseq</text:span><text:span text:style-name="T30">=</text:span><text:span text:style-name="T31">"4"</text:span><text:span text:style-name="T32">/&gt;</text:span><text:span text:style-name="T33"><text:line-break/></text:span><text:span text:style-name="T33"> <text:s text:c="27"/></text:span><text:span text:style-name="T28">&lt;/xs:appinfo&gt;</text:span><text:span text:style-name="T33"><text:line-break/></text:span><text:span text:style-name="T33"> <text:s text:c="23"/></text:span><text:span text:style-name="T28">&lt;/xs:annotation&gt;</text:span><text:span text:style-name="T33"><text:line-break/></text:span><text:span text:style-name="T33"> <text:s text:c="19"/></text:span><text:span text:style-name="T28">&lt;/xs:element&gt;</text:span><text:span text:style-name="T33"><text:line-break/></text:span><text:span text:style-name="T33"> <text:s text:c="19"/></text:span><text:span text:style-name="T28">&lt;xs:element</text:span><text:span text:style-name="T29"> ref</text:span><text:span text:style-name="T30">=</text:span><text:span text:style-name="T31">"IntegerNumeric"</text:span><text:span text:style-name="T32">&gt;</text:span><text:span text:style-name="T33"><text:line-break/></text:span><text:span text:style-name="T33"> <text:s text:c="23"/></text:span><text:span text:style-name="T28">&lt;xs:annotation&gt;</text:span><text:span text:style-name="T33"><text:line-break/></text:span><text:span text:style-name="T33"> <text:s text:c="27"/></text:span><text:span text:style-name="T28">&lt;xs:documentation&gt;</text:span><text:span text:style-name="T33">A data item for Integer</text:span><text:span text:style-name="T28">&lt;/xs:documentation&gt;</text:span><text:span text:style-name="T33"><text:line-break/></text:span><text:span text:style-name="T33"> <text:s text:c="27"/></text:span><text:span text:style-name="T28">&lt;xs:appinfo&gt;</text:span><text:span text:style-name="T33"><text:line-break/></text:span><text:span text:style-name="T33"> <text:s text:c="31"/></text:span><text:span text:style-name="T32">&lt;inf:Field</text:span><text:span text:style-name="T29"> name</text:span><text:span text:style-name="T30">=</text:span><text:span text:style-name="T31">"INTEGER"</text:span><text:span text:style-name="T29"> type</text:span><text:span text:style-name="T30">=</text:span><text:span text:style-name="T31">"IntegerType"</text:span><text:span text:style-name="T33"> </text:span><text:span text:style-name="T29"><text:s/>fieldseq</text:span><text:span text:style-name="T30">=</text:span><text:span text:style-name="T31">"5"</text:span><text:span text:style-name="T32">/&gt;</text:span><text:span text:style-name="T33"><text:line-break/></text:span><text:span text:style-name="T33"> <text:s text:c="27"/></text:span><text:span text:style-name="T28">&lt;/xs:appinfo&gt;</text:span><text:span text:style-name="T33"><text:line-break/></text:span><text:span text:style-name="T33"> <text:s text:c="23"/></text:span><text:span text:style-name="T28">&lt;/xs:annotation&gt;</text:span><text:span text:style-name="T33"><text:line-break/></text:span><text:span text:style-name="T33"> <text:s text:c="19"/></text:span><text:span text:style-name="T28">&lt;/xs:element&gt;</text:span><text:span text:style-name="T33"><text:line-break/></text:span><text:span text:style-name="T33"> <text:s text:c="19"/></text:span><text:span text:style-name="T28">&lt;xs:element</text:span><text:span text:style-name="T29"> ref</text:span><text:span text:style-name="T30">=</text:span><text:span text:style-name="T31">"SetAugmentationPoint"</text:span><text:span text:style-name="T29"> minOccurs</text:span><text:span text:style-name="T30">=</text:span><text:span text:style-name="T31">"0"</text:span><text:span text:style-name="T29"> maxOccurs</text:span><text:span text:style-name="T30">=</text:span><text:span text:style-name="T31">"unbounded"</text:span><text:span text:style-name="T32">/&gt;</text:span><text:span text:style-name="T33"><text:line-break/></text:span><text:span text:style-name="T33"> <text:s text:c="15"/></text:span><text:span text:style-name="T28">&lt;/xs:sequence&gt;</text:span><text:span text:style-name="T33"><text:line-break/></text:span><text:span text:style-name="T33"> <text:s text:c="11"/></text:span><text:span text:style-name="T28">&lt;/xs:extension&gt;</text:span><text:span text:style-name="T33"><text:line-break/></text:span><text:span text:style-name="T33"> <text:s text:c="7"/></text:span><text:span text:style-name="T28">&lt;/xs:complexContent&gt;</text:span><text:span text:style-name="T33"><text:line-break/></text:span><text:span text:style-name="T33"> <text:s text:c="3"/></text:span><text:span text:style-name="T28">&lt;/xs:complexType&gt;</text:span></text:p><text:p text:style-name="P32"><text:span text:style-name="T28"/></text:p><text:p text:style-name="P32"><text:span text:style-name="T28"><text:s text:c="3"/></text:span><text:span text:style-name="T28">&lt;xs:element</text:span><text:span text:style-name="T29"> name</text:span><text:span text:style-name="T30">=</text:span><text:span text:style-name="T31">"SetAugmentationPoint"</text:span><text:span text:style-name="T29"> abstract</text:span><text:span text:style-name="T30">=</text:span><text:span text:style-name="T31">"true"</text:span><text:span text:style-name="T32">&gt;</text:span><text:span text:style-name="T33"><text:line-break/></text:span><text:span text:style-name="T33"> <text:s text:c="7"/></text:span><text:span text:style-name="T28">&lt;xs:annotation&gt;</text:span><text:span text:style-name="T33"><text:line-break/></text:span><text:span text:style-name="T33"> <text:s text:c="11"/></text:span><text:span text:style-name="T28">&lt;xs:documentation</text:span><text:span text:style-name="T29"> ism:classification</text:span><text:span text:style-name="T30">=</text:span><text:span text:style-name="T31">"U"</text:span><text:span text:style-name="T29"> ism:ownerProducer</text:span><text:span text:style-name="T30">=</text:span><text:span text:style-name="T31">"USA"</text:span><text:span text:style-name="T33"><text:line-break/></text:span><text:span text:style-name="T29"> <text:s text:c="15"/>ism:noticeType</text:span><text:span text:style-name="T30">=</text:span><text:span text:style-name="T31">"DoD-Dist-A"</text:span><text:span text:style-name="T32">&gt;</text:span><text:span text:style-name="T33">An augmentation point for SetType</text:span><text:span text:style-name="T28">&lt;/xs:documentation&gt;</text:span><text:span text:style-name="T33"><text:line-break/></text:span><text:span text:style-name="T33"> <text:s text:c="7"/></text:span><text:span text:style-name="T28">&lt;/xs:annotation&gt;</text:span><text:span text:style-name="T33"><text:line-break/></text:span><text:span text:style-name="T33"> <text:s text:c="3"/></text:span><text:span text:style-name="T28">&lt;/xs:element&gt;</text:span></text:p></draw:text-box></draw:frame>Figure C-6-Set Re<text:span text:style-name="T22">ference</text:span> Type</text:p></draw:text-box></draw:frame></text:p>
      <text:p text:style-name="P8"/>
      <text:p text:style-name="P8"><text:soft-page-break/><text:s text:c="10"/><text:span text:style-name="T2">(</text:span><text:span text:style-name="T5">6</text:span><text:span text:style-name="T2">) <text:s/>Se</text:span><text:span text:style-name="T5">t</text:span><text:span text:style-name="T2">Type</text:span><text:span text:style-name="T5"> (cont.)</text:span></text:p>
      <text:p text:style-name="P20"><draw:frame draw:style-name="fr3" draw:name="Frame16" text:anchor-type="paragraph" svg:x="-0.1945in" svg:y="0.2811in" svg:width="7.3146in" draw:z-index="38"><draw:text-box fo:min-height="8.2866in"><text:p text:style-name="P12"><draw:frame text:anchor-type="paragraph" draw:z-index="39" draw:name="Shape1" draw:style-name="gr13" draw:text-style-name="P33" svg:width="6.865in" svg:height="6.4205in" svg:x="0.2925in" svg:y="-0.4126in"><draw:text-box><text:p text:style-name="P32"><text:span text:style-name="T33"><text:s text:c="5"/></text:span><text:span text:style-name="T28">&lt;xs:complexType</text:span><text:span text:style-name="T29"> name</text:span><text:span text:style-name="T30">=</text:span><text:span text:style-name="T31">"SetType"</text:span><text:span text:style-name="T32">&gt;</text:span><text:span text:style-name="T33"><text:line-break/></text:span><text:span text:style-name="T33"> <text:s text:c="7"/></text:span><text:span text:style-name="T28">&lt;xs:annotation&gt;</text:span><text:span text:style-name="T33"><text:line-break/></text:span><text:span text:style-name="T33"> <text:s text:c="11"/></text:span><text:span text:style-name="T28">&lt;xs:documentation</text:span><text:span text:style-name="T29"> ism:classification</text:span><text:span text:style-name="T30">=</text:span><text:span text:style-name="T31">"U"</text:span><text:span text:style-name="T29"> ism:ownerProducer</text:span><text:span text:style-name="T30">=</text:span><text:span text:style-name="T31">"USA"</text:span><text:span text:style-name="T33"><text:line-break/></text:span><text:span text:style-name="T29"> <text:s text:c="15"/>ism:noticeType</text:span><text:span text:style-name="T30">=</text:span><text:span text:style-name="T31">"DoD-Dist-A"</text:span><text:span text:style-name="T32">&gt;</text:span><text:span text:style-name="T33">A data type for set complex type.</text:span><text:span text:style-name="T28">&lt;/xs:documentation&gt;</text:span><text:span text:style-name="T33"><text:line-break/></text:span><text:span text:style-name="T33"> <text:s text:c="11"/></text:span><text:span text:style-name="T28">&lt;xs:appinfo&gt;</text:span><text:span text:style-name="T33"><text:line-break/></text:span><text:span text:style-name="T33"> <text:s text:c="15"/></text:span><text:span text:style-name="T32">&lt;inf:Composite</text:span><text:span text:style-name="T29"> name</text:span><text:span text:style-name="T30">=</text:span><text:span text:style-name="T31">"SET"</text:span><text:span text:style-name="T29"> type</text:span><text:span text:style-name="T30">=</text:span><text:span text:style-name="T31">"SetType"</text:span><text:span text:style-name="T32">/&gt;</text:span><text:span text:style-name="T33"><text:line-break/></text:span><text:span text:style-name="T33"> <text:s text:c="11"/></text:span><text:span text:style-name="T28">&lt;/xs:appinfo&gt;</text:span><text:span text:style-name="T33"><text:line-break/></text:span><text:span text:style-name="T33"> <text:s text:c="7"/></text:span><text:span text:style-name="T28">&lt;/xs:annotation&gt;</text:span><text:span text:style-name="T33"><text:line-break/></text:span><text:span text:style-name="T33"> <text:s text:c="7"/></text:span><text:span text:style-name="T28">&lt;xs:sequence&gt;</text:span><text:span text:style-name="T33"><text:line-break/></text:span><text:span text:style-name="T33"> <text:s text:c="11"/></text:span><text:span text:style-name="T28">&lt;xs:element</text:span><text:span text:style-name="T29"> ref</text:span><text:span text:style-name="T30">=</text:span><text:span text:style-name="T31">"CompositeOne"</text:span><text:span text:style-name="T32">&gt;</text:span><text:span text:style-name="T33"><text:line-break/></text:span><text:span text:style-name="T33"> <text:s text:c="15"/></text:span><text:span text:style-name="T28">&lt;xs:annotation&gt;</text:span><text:span text:style-name="T33"><text:line-break/></text:span><text:span text:style-name="T33"> <text:s text:c="19"/></text:span><text:span text:style-name="T28">&lt;xs:documentation&gt;</text:span><text:span text:style-name="T33">A data item for Composite One</text:span><text:span text:style-name="T28">&lt;/xs:documentation&gt;</text:span><text:span text:style-name="T33"><text:line-break/></text:span><text:span text:style-name="T33"> <text:s text:c="19"/></text:span><text:span text:style-name="T28">&lt;xs:appinfo&gt;</text:span><text:span text:style-name="T33"><text:line-break/></text:span><text:span text:style-name="T33"> <text:s text:c="23"/></text:span><text:span text:style-name="T32">&lt;inf:Composite</text:span><text:span text:style-name="T29"> name</text:span><text:span text:style-name="T30">=</text:span><text:span text:style-name="T31">"COMPOSITE ONE"</text:span><text:span text:style-name="T29"> type</text:span><text:span text:style-name="T30">=</text:span><text:span text:style-name="T31">"CompositeType"</text:span><text:span text:style-name="T29"> fieldseq</text:span><text:span text:style-name="T30">=</text:span><text:span text:style-name="T31">"1"</text:span><text:span text:style-name="T32">/&gt;</text:span><text:span text:style-name="T33"><text:line-break/></text:span><text:span text:style-name="T33"> <text:s text:c="19"/></text:span><text:span text:style-name="T28">&lt;/xs:appinfo&gt;</text:span><text:span text:style-name="T33"><text:line-break/></text:span><text:span text:style-name="T33"> <text:s text:c="15"/></text:span><text:span text:style-name="T28">&lt;/xs:annotation&gt;</text:span><text:span text:style-name="T33"><text:line-break/></text:span><text:span text:style-name="T33"> <text:s text:c="11"/></text:span><text:span text:style-name="T28">&lt;/xs:element&gt;</text:span><text:span text:style-name="T33"><text:line-break/></text:span><text:span text:style-name="T33"> <text:s text:c="11"/></text:span><text:span text:style-name="T28">&lt;xs:element</text:span><text:span text:style-name="T29"> ref</text:span><text:span text:style-name="T30">=</text:span><text:span text:style-name="T31">"FieldText"</text:span><text:span text:style-name="T32">&gt;</text:span><text:span text:style-name="T33"><text:line-break/></text:span><text:span text:style-name="T33"> <text:s text:c="15"/></text:span><text:span text:style-name="T28">&lt;xs:annotation&gt;</text:span><text:span text:style-name="T33"><text:line-break/></text:span><text:span text:style-name="T33"> <text:s text:c="19"/></text:span><text:span text:style-name="T28">&lt;xs:documentation&gt;</text:span><text:span text:style-name="T33">A data item for Field Text</text:span><text:span text:style-name="T28">&lt;/xs:documentation&gt;</text:span><text:span text:style-name="T33"><text:line-break/></text:span><text:span text:style-name="T33"> <text:s text:c="19"/></text:span><text:span text:style-name="T28">&lt;xs:appinfo&gt;</text:span><text:span text:style-name="T33"><text:line-break/></text:span><text:span text:style-name="T33"> <text:s text:c="23"/></text:span><text:span text:style-name="T32">&lt;inf:Field</text:span><text:span text:style-name="T29"> name</text:span><text:span text:style-name="T30">=</text:span><text:span text:style-name="T31">"FIELD TEXT"</text:span><text:span text:style-name="T29"> type</text:span><text:span text:style-name="T30">=</text:span><text:span text:style-name="T31">"FieldTextType"</text:span><text:span text:style-name="T29"> fieldseq</text:span><text:span text:style-name="T30">=</text:span><text:span text:style-name="T31">"3"</text:span><text:span text:style-name="T32">/&gt;</text:span><text:span text:style-name="T33"><text:line-break/></text:span><text:span text:style-name="T33"> <text:s text:c="19"/></text:span><text:span text:style-name="T28">&lt;/xs:appinfo&gt;</text:span><text:span text:style-name="T33"><text:line-break/></text:span><text:span text:style-name="T33"> <text:s text:c="15"/></text:span><text:span text:style-name="T28">&lt;/xs:annotation&gt;</text:span><text:span text:style-name="T33"><text:line-break/></text:span><text:span text:style-name="T33"> <text:s text:c="11"/></text:span><text:span text:style-name="T28">&lt;/xs:element&gt;</text:span><text:span text:style-name="T33"><text:line-break/></text:span><text:span text:style-name="T33"> <text:s text:c="11"/></text:span><text:span text:style-name="T28">&lt;xs:element</text:span><text:span text:style-name="T29"> ref</text:span><text:span text:style-name="T30">=</text:span><text:span text:style-name="T31">"EnumerationCode"</text:span><text:span text:style-name="T32">&gt;</text:span><text:span text:style-name="T33"><text:line-break/></text:span><text:span text:style-name="T33"> <text:s text:c="15"/></text:span><text:span text:style-name="T28">&lt;xs:annotation&gt;</text:span><text:span text:style-name="T33"><text:line-break/></text:span><text:span text:style-name="T33"> <text:s text:c="19"/></text:span><text:span text:style-name="T28">&lt;xs:documentation&gt;</text:span><text:span text:style-name="T33">A data item for Enumeration Code</text:span><text:span text:style-name="T28">&lt;/xs:documentation&gt;</text:span><text:span text:style-name="T33"><text:line-break/></text:span><text:span text:style-name="T33"> <text:s text:c="19"/></text:span><text:span text:style-name="T28">&lt;xs:appinfo&gt;</text:span><text:span text:style-name="T33"><text:line-break/></text:span><text:span text:style-name="T33"> <text:s text:c="23"/></text:span><text:span text:style-name="T32">&lt;inf:Field</text:span><text:span text:style-name="T29"> name</text:span><text:span text:style-name="T30">=</text:span><text:span text:style-name="T31">"ENUMERATION"</text:span><text:span text:style-name="T29"> type</text:span><text:span text:style-name="T30">=</text:span><text:span text:style-name="T31">"EnumerationCodeType"</text:span><text:span text:style-name="T29"> fieldseq</text:span><text:span text:style-name="T30">=</text:span><text:span text:style-name="T31">"4"</text:span><text:span text:style-name="T32">/&gt;</text:span><text:span text:style-name="T33"><text:line-break/></text:span><text:span text:style-name="T33"> <text:s text:c="19"/></text:span><text:span text:style-name="T28">&lt;/xs:appinfo&gt;</text:span><text:span text:style-name="T33"><text:line-break/></text:span><text:span text:style-name="T33"> <text:s text:c="15"/></text:span><text:span text:style-name="T28">&lt;/xs:annotation&gt;</text:span><text:span text:style-name="T33"><text:line-break/></text:span><text:span text:style-name="T33"> <text:s text:c="11"/></text:span><text:span text:style-name="T28">&lt;/xs:element&gt;</text:span><text:span text:style-name="T33"><text:line-break/></text:span><text:span text:style-name="T33"> <text:s text:c="11"/></text:span><text:span text:style-name="T28">&lt;xs:element</text:span><text:span text:style-name="T29"> ref</text:span><text:span text:style-name="T30">=</text:span><text:span text:style-name="T31">"IntegerNumeric"</text:span><text:span text:style-name="T32">&gt;</text:span><text:span text:style-name="T33"><text:line-break/></text:span><text:span text:style-name="T33"> <text:s text:c="15"/></text:span><text:span text:style-name="T28">&lt;xs:annotation&gt;</text:span><text:span text:style-name="T33"><text:line-break/></text:span><text:span text:style-name="T33"> <text:s text:c="19"/></text:span><text:span text:style-name="T28">&lt;xs:documentation&gt;</text:span><text:span text:style-name="T33">A data item for Integer</text:span><text:span text:style-name="T28">&lt;/xs:documentation&gt;</text:span><text:span text:style-name="T33"><text:line-break/></text:span><text:span text:style-name="T33"> <text:s text:c="19"/></text:span><text:span text:style-name="T28">&lt;xs:appinfo&gt;</text:span><text:span text:style-name="T33"><text:line-break/></text:span><text:span text:style-name="T33"> <text:s text:c="23"/></text:span><text:span text:style-name="T32">&lt;inf:Field</text:span><text:span text:style-name="T29"> name</text:span><text:span text:style-name="T30">=</text:span><text:span text:style-name="T31">"INTEGER"</text:span><text:span text:style-name="T29"> type</text:span><text:span text:style-name="T30">=</text:span><text:span text:style-name="T31">"IntegerType"</text:span><text:span text:style-name="T29"> fieldseq</text:span><text:span text:style-name="T30">=</text:span><text:span text:style-name="T31">"5"</text:span><text:span text:style-name="T32">/&gt;</text:span><text:span text:style-name="T33"><text:line-break/></text:span><text:span text:style-name="T33"> <text:s text:c="19"/></text:span><text:span text:style-name="T28">&lt;/xs:appinfo&gt;</text:span><text:span text:style-name="T33"><text:line-break/></text:span><text:span text:style-name="T33"> <text:s text:c="15"/></text:span><text:span text:style-name="T28">&lt;/xs:annotation&gt;</text:span><text:span text:style-name="T33"><text:line-break/></text:span><text:span text:style-name="T33"> <text:s text:c="11"/></text:span><text:span text:style-name="T28">&lt;/xs:element&gt;</text:span><text:span text:style-name="T33"><text:line-break/></text:span><text:span text:style-name="T33"> <text:s text:c="7"/></text:span><text:span text:style-name="T28">&lt;/xs:sequence&gt;</text:span><text:span text:style-name="T33"><text:line-break/></text:span><text:span text:style-name="T33"> <text:s text:c="3"/></text:span><text:span text:style-name="T28">&lt;/xs:complexType&gt;</text:span></text:p></draw:text-box></draw:frame>Figure C-6-Set <text:span text:style-name="T21">Restriction</text:span> Type</text:p></draw:text-box></draw:frame></text:p>
      <text:p text:style-name="P8"><text:soft-page-break/><text:s text:c="10"/><text:span text:style-name="T2">(7) <text:s/>SegmentType</text:span></text:p>
      <text:p text:style-name="P8"><draw:frame draw:style-name="fr4" draw:name="Frame21" text:anchor-type="paragraph" svg:width="7.3146in" draw:z-index="40"><draw:text-box fo:min-height="4.9547in"><text:p text:style-name="P12"><draw:frame text:anchor-type="paragraph" draw:z-index="41" draw:name="Shape1" draw:style-name="gr14" draw:text-style-name="P33" svg:width="6.813in" svg:height="4.6898in" svg:x="0.3134in" svg:y="-0.1874in"><draw:text-box><text:p text:style-name="P32"><text:span text:style-name="T33"><text:s/></text:span><text:span text:style-name="T28">&lt;xs:complexType</text:span><text:span text:style-name="T29"> name</text:span><text:span text:style-name="T30">=</text:span><text:span text:style-name="T31">"SegmentType"</text:span><text:span text:style-name="T32">&gt;</text:span><text:span text:style-name="T33"><text:line-break/></text:span><text:span text:style-name="T33"> <text:s text:c="7"/></text:span><text:span text:style-name="T28">&lt;xs:annotation&gt;</text:span><text:span text:style-name="T33"><text:line-break/></text:span><text:span text:style-name="T33"> <text:s text:c="11"/></text:span><text:span text:style-name="T28">&lt;xs:documentation</text:span><text:span text:style-name="T29"> ism:classification</text:span><text:span text:style-name="T30">=</text:span><text:span text:style-name="T31">"U"</text:span><text:span text:style-name="T29"> ism:ownerProducer</text:span><text:span text:style-name="T30">=</text:span><text:span text:style-name="T31">"USA"</text:span><text:span text:style-name="T33"><text:line-break/></text:span><text:span text:style-name="T29"> <text:s text:c="15"/>ism:noticeType</text:span><text:span text:style-name="T30">=</text:span><text:span text:style-name="T31">"DoD-Dist-A"</text:span><text:span text:style-name="T32">&gt;</text:span><text:span text:style-name="T33">A data type for set complex type.</text:span><text:span text:style-name="T28">&lt;/xs:documentation&gt;</text:span><text:span text:style-name="T33"><text:line-break/></text:span><text:span text:style-name="T33"> <text:s text:c="11"/></text:span><text:span text:style-name="T28">&lt;xs:appinfo&gt;</text:span><text:span text:style-name="T33"><text:line-break/></text:span><text:span text:style-name="T33"> <text:s text:c="15"/></text:span><text:span text:style-name="T32">&lt;inf:Composite</text:span><text:span text:style-name="T29"> name</text:span><text:span text:style-name="T30">=</text:span><text:span text:style-name="T31">"SET"</text:span><text:span text:style-name="T29"> version</text:span><text:span text:style-name="T30">=</text:span><text:span text:style-name="T31">"00"</text:span><text:span text:style-name="T29"> type</text:span><text:span text:style-name="T30">=</text:span><text:span text:style-name="T31">"SetType"</text:span><text:span text:style-name="T32">/&gt;</text:span><text:span text:style-name="T33"><text:line-break/></text:span><text:span text:style-name="T33"> <text:s text:c="11"/></text:span><text:span text:style-name="T28">&lt;/xs:appinfo&gt;</text:span><text:span text:style-name="T33"><text:line-break/></text:span><text:span text:style-name="T33"> <text:s text:c="7"/></text:span><text:span text:style-name="T28">&lt;/xs:annotation&gt;</text:span><text:span text:style-name="T33"><text:line-break/></text:span><text:span text:style-name="T33"> <text:s text:c="7"/></text:span><text:span text:style-name="T28">&lt;xs:complexContent&gt;</text:span><text:span text:style-name="T33"><text:line-break/></text:span><text:span text:style-name="T33"> <text:s text:c="11"/></text:span><text:span text:style-name="T28">&lt;xs:extension</text:span><text:span text:style-name="T29"> base</text:span><text:span text:style-name="T30">=</text:span><text:span text:style-name="T31">"structures:ObjectType"</text:span><text:span text:style-name="T32">&gt;</text:span><text:span text:style-name="T33"><text:line-break/></text:span><text:span text:style-name="T33"> <text:s text:c="15"/></text:span><text:span text:style-name="T28">&lt;xs:sequence&gt;</text:span><text:span text:style-name="T33"><text:line-break/></text:span><text:span text:style-name="T33"> <text:s text:c="19"/></text:span><text:span text:style-name="T28">&lt;xs:element</text:span><text:span text:style-name="T29"> ref</text:span><text:span text:style-name="T30">=</text:span><text:span text:style-name="T31">"SetOne"</text:span><text:span text:style-name="T32">&gt;</text:span><text:span text:style-name="T33"><text:line-break/></text:span><text:span text:style-name="T33"> <text:s text:c="23"/></text:span><text:span text:style-name="T28">&lt;xs:annotation&gt;</text:span><text:span text:style-name="T33"><text:line-break/></text:span><text:span text:style-name="T33"> <text:s text:c="27"/></text:span><text:span text:style-name="T28">&lt;xs:documentation&gt;</text:span><text:span text:style-name="T33">A data item for Set One</text:span><text:span text:style-name="T28">&lt;/xs:documentation&gt;</text:span><text:span text:style-name="T33"><text:line-break/></text:span><text:span text:style-name="T33"> <text:s text:c="27"/></text:span><text:span text:style-name="T28">&lt;xs:appinfo&gt;</text:span><text:span text:style-name="T33"><text:line-break/></text:span><text:span text:style-name="T33"> <text:s text:c="31"/></text:span><text:span text:style-name="T32">&lt;inf:Set</text:span><text:span text:style-name="T29"> name</text:span><text:span text:style-name="T30">=</text:span><text:span text:style-name="T31">"SET ONE"</text:span><text:span text:style-name="T29"> version</text:span><text:span text:style-name="T30">=</text:span><text:span text:style-name="T31">"00"</text:span><text:span text:style-name="T29"> type</text:span><text:span text:style-name="T30">=</text:span><text:span text:style-name="T31">"SetType"</text:span><text:span text:style-name="T29"> fieldseq</text:span><text:span text:style-name="T30">=</text:span><text:span text:style-name="T31">"1"</text:span><text:span text:style-name="T32">/&gt;</text:span><text:span text:style-name="T33"><text:line-break/></text:span><text:span text:style-name="T33"> <text:s text:c="27"/></text:span><text:span text:style-name="T28">&lt;/xs:appinfo&gt;</text:span><text:span text:style-name="T33"><text:line-break/></text:span><text:span text:style-name="T33"> <text:s text:c="23"/></text:span><text:span text:style-name="T28">&lt;/xs:annotation&gt;</text:span><text:span text:style-name="T33"><text:line-break/></text:span><text:span text:style-name="T33"> <text:s text:c="19"/></text:span><text:span text:style-name="T28">&lt;/xs:element&gt;</text:span><text:span text:style-name="T33"><text:line-break/></text:span><text:span text:style-name="T33"> <text:s text:c="19"/></text:span><text:span text:style-name="T28">&lt;xs:element</text:span><text:span text:style-name="T29"> ref</text:span><text:span text:style-name="T30">=</text:span><text:span text:style-name="T31">"SetTwo"</text:span><text:span text:style-name="T32">&gt;</text:span><text:span text:style-name="T33"><text:line-break/></text:span><text:span text:style-name="T33"> <text:s text:c="23"/></text:span><text:span text:style-name="T28">&lt;xs:annotation&gt;</text:span><text:span text:style-name="T33"><text:line-break/></text:span><text:span text:style-name="T33"> <text:s text:c="27"/></text:span><text:span text:style-name="T28">&lt;xs:documentation&gt;</text:span><text:span text:style-name="T33">A data item for Set Two</text:span><text:span text:style-name="T28">&lt;/xs:documentation&gt;</text:span><text:span text:style-name="T33"><text:line-break/></text:span><text:span text:style-name="T33"> <text:s text:c="27"/></text:span><text:span text:style-name="T28">&lt;xs:appinfo&gt;</text:span><text:span text:style-name="T33"><text:line-break/></text:span><text:span text:style-name="T33"> <text:s text:c="31"/></text:span><text:span text:style-name="T32">&lt;inf:Set</text:span><text:span text:style-name="T29"> name</text:span><text:span text:style-name="T30">=</text:span><text:span text:style-name="T31">"SET TWO"</text:span><text:span text:style-name="T29"> version</text:span><text:span text:style-name="T30">=</text:span><text:span text:style-name="T31">"00"</text:span><text:span text:style-name="T29"> type</text:span><text:span text:style-name="T30">=</text:span><text:span text:style-name="T31">"SetType"</text:span><text:span text:style-name="T29"> fieldseq</text:span><text:span text:style-name="T30">=</text:span><text:span text:style-name="T31">"2"</text:span><text:span text:style-name="T32">/&gt;</text:span><text:span text:style-name="T33"><text:line-break/></text:span><text:span text:style-name="T33"> <text:s text:c="27"/></text:span><text:span text:style-name="T28">&lt;/xs:appinfo&gt;</text:span><text:span text:style-name="T33"><text:line-break/></text:span><text:span text:style-name="T33"> <text:s text:c="23"/></text:span><text:span text:style-name="T28">&lt;/xs:annotation&gt;</text:span><text:span text:style-name="T33"><text:line-break/></text:span><text:span text:style-name="T33"> <text:s text:c="19"/></text:span><text:span text:style-name="T28">&lt;/xs:element&gt;</text:span><text:span text:style-name="T33"><text:line-break/></text:span><text:span text:style-name="T33"> <text:s text:c="19"/></text:span><text:span text:style-name="T28">&lt;xs:element</text:span><text:span text:style-name="T29"> ref</text:span><text:span text:style-name="T30">=</text:span><text:span text:style-name="T31">"SegmentAugmentationPoint"</text:span><text:span text:style-name="T29"> minOccurs</text:span><text:span text:style-name="T30">=</text:span><text:span text:style-name="T31">"0"</text:span><text:span text:style-name="T29"> maxOccurs</text:span><text:span text:style-name="T30">=</text:span><text:span text:style-name="T31">"unbounded"</text:span><text:span text:style-name="T32">/&gt;</text:span><text:span text:style-name="T33"><text:line-break/></text:span><text:span text:style-name="T33"> <text:s text:c="15"/></text:span><text:span text:style-name="T28">&lt;/xs:sequence&gt;</text:span><text:span text:style-name="T33"><text:line-break/></text:span><text:span text:style-name="T33"> <text:s text:c="11"/></text:span><text:span text:style-name="T28">&lt;/xs:extension&gt;</text:span><text:span text:style-name="T33"><text:line-break/></text:span><text:span text:style-name="T33"> <text:s text:c="7"/></text:span><text:span text:style-name="T28">&lt;/xs:complexContent&gt;</text:span><text:span text:style-name="T33"><text:line-break/></text:span><text:span text:style-name="T33"> <text:s text:c="3"/></text:span><text:span text:style-name="T28">&lt;/xs:complexType&gt;</text:span></text:p></draw:text-box></draw:frame>Figure C-7-Segment Reference Type</text:p></draw:text-box></draw:frame><draw:frame draw:style-name="fr3" draw:name="Frame20" text:anchor-type="paragraph" svg:x="-0.1945in" svg:y="4.7709in" svg:width="7.3146in" draw:z-index="42"><draw:text-box fo:min-height="3.1311in"><text:p text:style-name="P12"><draw:frame text:anchor-type="paragraph" draw:z-index="43" draw:name="Shape1" draw:style-name="gr15" draw:text-style-name="P33" svg:width="6.7815in" svg:height="3.9571in" svg:x="0.3339in" svg:y="0in"><draw:text-box><text:p text:style-name="P32"><text:span text:style-name="T33"><text:s text:c="4"/></text:span><text:span text:style-name="T28">&lt;xs:complexType</text:span><text:span text:style-name="T29"> name</text:span><text:span text:style-name="T30">=</text:span><text:span text:style-name="T31">"SegmentType"</text:span><text:span text:style-name="T32">&gt;</text:span><text:span text:style-name="T33"><text:line-break/></text:span><text:span text:style-name="T33"> <text:s text:c="7"/></text:span><text:span text:style-name="T28">&lt;xs:annotation&gt;</text:span><text:span text:style-name="T33"><text:line-break/></text:span><text:span text:style-name="T33"> <text:s text:c="11"/></text:span><text:span text:style-name="T28">&lt;xs:documentation</text:span><text:span text:style-name="T29"> ism:classification</text:span><text:span text:style-name="T30">=</text:span><text:span text:style-name="T31">"U"</text:span><text:span text:style-name="T29"> ism:ownerProducer</text:span><text:span text:style-name="T30">=</text:span><text:span text:style-name="T31">"USA"</text:span><text:span text:style-name="T33"> </text:span><text:span text:style-name="T29"><text:s text:c="2"/>ism:noticeType</text:span><text:span text:style-name="T30">=</text:span><text:span text:style-name="T31">"DoD-Dist-A"</text:span><text:span text:style-name="T32">&gt;</text:span><text:span text:style-name="T33">A data type for set </text:span><text:span text:style-name="T33">complex type.</text:span><text:span text:style-name="T28">&lt;/xs:documentation&gt;</text:span><text:span text:style-name="T33"><text:line-break/></text:span><text:span text:style-name="T33"> <text:s text:c="11"/></text:span><text:span text:style-name="T28">&lt;xs:appinfo&gt;</text:span><text:span text:style-name="T33"><text:line-break/></text:span><text:span text:style-name="T33"> <text:s text:c="15"/></text:span><text:span text:style-name="T32">&lt;inf:Segment</text:span><text:span text:style-name="T29"> name</text:span><text:span text:style-name="T30">=</text:span><text:span text:style-name="T31">"SEGMENT"</text:span><text:span text:style-name="T29"> type</text:span><text:span text:style-name="T30">=</text:span><text:span text:style-name="T31">"SetType"</text:span><text:span text:style-name="T32">/&gt;</text:span><text:span text:style-name="T33"><text:line-break/></text:span><text:span text:style-name="T33"> <text:s text:c="11"/></text:span><text:span text:style-name="T28">&lt;/xs:appinfo&gt;</text:span><text:span text:style-name="T33"><text:line-break/></text:span><text:span text:style-name="T33"> <text:s text:c="7"/></text:span><text:span text:style-name="T28">&lt;/xs:annotation&gt;</text:span><text:span text:style-name="T33"><text:line-break/></text:span><text:span text:style-name="T33"> <text:s text:c="7"/></text:span><text:span text:style-name="T28">&lt;xs:sequence&gt;</text:span></text:p><text:p text:style-name="P32"><text:span text:style-name="T28"><text:s text:c="13"/></text:span><text:span text:style-name="T28">&lt;xs:element</text:span><text:span text:style-name="T29"> ref</text:span><text:span text:style-name="T30">=</text:span><text:span text:style-name="T31">"SetOne"</text:span><text:span text:style-name="T32">&gt;</text:span><text:span text:style-name="T33"><text:line-break/></text:span><text:span text:style-name="T33"> <text:s text:c="23"/></text:span><text:span text:style-name="T28">&lt;xs:annotation&gt;</text:span><text:span text:style-name="T33"><text:line-break/></text:span><text:span text:style-name="T33"> <text:s text:c="27"/></text:span><text:span text:style-name="T28">&lt;xs:documentation&gt;</text:span><text:span text:style-name="T33">A data item for Set One</text:span><text:span text:style-name="T28">&lt;/xs:documentation&gt;</text:span><text:span text:style-name="T33"><text:line-break/></text:span><text:span text:style-name="T33"> <text:s text:c="27"/></text:span><text:span text:style-name="T28">&lt;xs:appinfo&gt;</text:span><text:span text:style-name="T33"><text:line-break/></text:span><text:span text:style-name="T33"> <text:s text:c="31"/></text:span><text:span text:style-name="T32">&lt;inf:Set</text:span><text:span text:style-name="T29"> name</text:span><text:span text:style-name="T30">=</text:span><text:span text:style-name="T31">"SET ONE"</text:span><text:span text:style-name="T29"> version</text:span><text:span text:style-name="T30">=</text:span><text:span text:style-name="T31">"00"</text:span><text:span text:style-name="T29"> type</text:span><text:span text:style-name="T30">=</text:span><text:span text:style-name="T31">"SetType"</text:span><text:span text:style-name="T29"> fieldseq</text:span><text:span text:style-name="T30">=</text:span><text:span text:style-name="T31">"1"</text:span><text:span text:style-name="T32">/&gt;</text:span><text:span text:style-name="T33"><text:line-break/></text:span><text:span text:style-name="T33"> <text:s text:c="27"/></text:span><text:span text:style-name="T28">&lt;/xs:appinfo&gt;</text:span><text:span text:style-name="T33"><text:line-break/></text:span><text:span text:style-name="T33"> <text:s text:c="23"/></text:span><text:span text:style-name="T28">&lt;/xs:annotation&gt;</text:span><text:span text:style-name="T33"><text:line-break/></text:span><text:span text:style-name="T33"> <text:s text:c="19"/></text:span><text:span text:style-name="T28">&lt;/xs:element&gt;</text:span><text:span text:style-name="T33"><text:line-break/></text:span><text:span text:style-name="T33"> <text:s text:c="11"/></text:span><text:span text:style-name="T28">&lt;xs:element</text:span><text:span text:style-name="T29"> ref</text:span><text:span text:style-name="T30">=</text:span><text:span text:style-name="T31">"SetTwo"</text:span><text:span text:style-name="T32">&gt;</text:span><text:span text:style-name="T33"><text:line-break/></text:span><text:span text:style-name="T33"> <text:s text:c="15"/></text:span><text:span text:style-name="T28">&lt;xs:annotation&gt;</text:span><text:span text:style-name="T33"><text:line-break/></text:span><text:span text:style-name="T33"> <text:s text:c="19"/></text:span><text:span text:style-name="T28">&lt;xs:documentation&gt;</text:span><text:span text:style-name="T33">A data item for Set Two</text:span><text:span text:style-name="T28">&lt;/xs:documentation&gt;</text:span><text:span text:style-name="T33"><text:line-break/></text:span><text:span text:style-name="T33"> <text:s text:c="19"/></text:span><text:span text:style-name="T28">&lt;xs:appinfo&gt;</text:span><text:span text:style-name="T33"><text:line-break/></text:span><text:span text:style-name="T33"> <text:s text:c="23"/></text:span><text:span text:style-name="T32">&lt;inf:Set</text:span><text:span text:style-name="T29"> name</text:span><text:span text:style-name="T30">=</text:span><text:span text:style-name="T31">"SET TWO"</text:span><text:span text:style-name="T29"> type</text:span><text:span text:style-name="T30">=</text:span><text:span text:style-name="T31">"SetType"</text:span><text:span text:style-name="T29"> fieldseq</text:span><text:span text:style-name="T30">=</text:span><text:span text:style-name="T31">"2"</text:span><text:span text:style-name="T32">/&gt;</text:span><text:span text:style-name="T33"><text:line-break/></text:span><text:span text:style-name="T33"> <text:s text:c="19"/></text:span><text:span text:style-name="T28">&lt;/xs:appinfo&gt;</text:span><text:span text:style-name="T33"><text:line-break/></text:span><text:span text:style-name="T33"> <text:s text:c="15"/></text:span><text:span text:style-name="T28">&lt;/xs:annotation&gt;</text:span><text:span text:style-name="T33"><text:line-break/></text:span><text:span text:style-name="T33"> <text:s text:c="11"/></text:span><text:span text:style-name="T28">&lt;/xs:element&gt;</text:span><text:span text:style-name="T33"><text:line-break/></text:span><text:span text:style-name="T33"> <text:s text:c="7"/></text:span><text:span text:style-name="T28">&lt;/xs:sequence&gt;</text:span><text:span text:style-name="T33"><text:line-break/></text:span><text:span text:style-name="T33"> <text:s text:c="3"/></text:span><text:span text:style-name="T28">&lt;/xs:complexType&gt;</text:span></text:p></draw:text-box></draw:frame>Figure C-7-Segment Re<text:span text:style-name="T23">striction</text:span> Type</text:p></draw:text-box></draw:frame></text:p>
      <text:p text:style-name="P5"><text:soft-page-break/><text:s text:c="10"/><text:span text:style-name="T2">(8) <text:s/>MessageType</text:span></text:p>
      <text:p text:style-name="P3"><draw:frame draw:style-name="fr4" draw:name="Frame23" text:anchor-type="paragraph" svg:width="6.9189in" draw:z-index="44"><draw:text-box fo:min-height="8.3256in"><text:p text:style-name="P12"><draw:frame text:anchor-type="paragraph" draw:z-index="45" draw:name="Shape1" draw:style-name="gr16" draw:text-style-name="P37" svg:width="6.9169in" svg:height="8.324in" svg:x="0.0008in" svg:y="0in"><draw:text-box><text:p text:style-name="P32"><text:span text:style-name="T38"><text:s text:c="4"/></text:span><text:span text:style-name="T39">&lt;xs:complexType</text:span><text:span text:style-name="T40"> name</text:span><text:span text:style-name="T41">=</text:span><text:span text:style-name="T42">"MessageType"</text:span><text:span text:style-name="T43">&gt;</text:span><text:span text:style-name="T38"><text:line-break/></text:span><text:span text:style-name="T38"> <text:s text:c="7"/></text:span><text:span text:style-name="T39">&lt;xs:annotation&gt;</text:span><text:span text:style-name="T38"><text:line-break/></text:span><text:span text:style-name="T38"> <text:s text:c="11"/></text:span><text:span text:style-name="T39">&lt;xs:documentation</text:span><text:span text:style-name="T40"> ism:classification</text:span><text:span text:style-name="T41">=</text:span><text:span text:style-name="T42">"U"</text:span><text:span text:style-name="T40"> ism:ownerProducer</text:span><text:span text:style-name="T41">=</text:span><text:span text:style-name="T42">"USA"</text:span><text:span text:style-name="T38"><text:line-break/></text:span><text:span text:style-name="T40"> <text:s text:c="15"/>ism:noticeType</text:span><text:span text:style-name="T41">=</text:span><text:span text:style-name="T42">"DoD-Dist-A"</text:span><text:span text:style-name="T43">&gt;</text:span><text:span text:style-name="T38">A data type for message complex type.</text:span><text:span text:style-name="T39">&lt;/xs:documentation&gt;</text:span><text:span text:style-name="T38"><text:line-break/></text:span><text:span text:style-name="T38"> <text:s text:c="11"/></text:span><text:span text:style-name="T39">&lt;xs:appinfo&gt;</text:span><text:span text:style-name="T38"><text:line-break/></text:span><text:span text:style-name="T38"> <text:s text:c="15"/></text:span><text:span text:style-name="T43">&lt;inf:Msg</text:span><text:span text:style-name="T40"> mtfid</text:span><text:span text:style-name="T41">=</text:span><text:span text:style-name="T42">"MSG1"</text:span><text:span text:style-name="T40"> name</text:span><text:span text:style-name="T41">=</text:span><text:span text:style-name="T42">"MESSAGE ONE"</text:span><text:span text:style-name="T40"> version</text:span><text:span text:style-name="T41">=</text:span><text:span text:style-name="T42">"00"</text:span><text:span text:style-name="T40"> type</text:span><text:span text:style-name="T41">=</text:span><text:span text:style-name="T42">"MessageType"</text:span><text:span text:style-name="T43">/&gt;</text:span><text:span text:style-name="T38"><text:line-break/></text:span><text:span text:style-name="T38"> <text:s text:c="11"/></text:span><text:span text:style-name="T39">&lt;/xs:appinfo&gt;</text:span><text:span text:style-name="T38"><text:line-break/></text:span><text:span text:style-name="T38"> <text:s text:c="7"/></text:span><text:span text:style-name="T39">&lt;/xs:annotation&gt;</text:span><text:span text:style-name="T38"><text:line-break/></text:span><text:span text:style-name="T38"> <text:s text:c="7"/></text:span><text:span text:style-name="T39">&lt;xs:complexContent&gt;</text:span><text:span text:style-name="T38"><text:line-break/></text:span><text:span text:style-name="T38"> <text:s text:c="11"/></text:span><text:span text:style-name="T39">&lt;xs:extension</text:span><text:span text:style-name="T40"> base</text:span><text:span text:style-name="T41">=</text:span><text:span text:style-name="T42">"structures:ObjectType"</text:span><text:span text:style-name="T43">&gt;</text:span><text:span text:style-name="T38"><text:line-break/></text:span><text:span text:style-name="T38"> <text:s text:c="15"/></text:span><text:span text:style-name="T39">&lt;xs:sequence&gt;</text:span><text:span text:style-name="T38"><text:line-break/></text:span><text:span text:style-name="T38"> <text:s text:c="19"/></text:span><text:span text:style-name="T39">&lt;xs:element</text:span><text:span text:style-name="T40"> ref</text:span><text:span text:style-name="T41">=</text:span><text:span text:style-name="T42">"SetOne"</text:span><text:span text:style-name="T43">&gt;</text:span><text:span text:style-name="T38"><text:line-break/></text:span><text:span text:style-name="T38"> <text:s text:c="23"/></text:span><text:span text:style-name="T39">&lt;xs:annotation&gt;</text:span><text:span text:style-name="T38"><text:line-break/></text:span><text:span text:style-name="T38"> <text:s text:c="27"/></text:span><text:span text:style-name="T39">&lt;xs:documentation&gt;</text:span><text:span text:style-name="T38">A data item for Set</text:span><text:span text:style-name="T39">&lt;/xs:documentation&gt;</text:span><text:span text:style-name="T38"><text:line-break/></text:span><text:span text:style-name="T38"> <text:s text:c="27"/></text:span><text:span text:style-name="T39">&lt;xs:appinfo&gt;</text:span><text:span text:style-name="T38"><text:line-break/></text:span><text:span text:style-name="T38"> <text:s text:c="31"/></text:span><text:span text:style-name="T43">&lt;inf:Set</text:span><text:span text:style-name="T40"> name</text:span><text:span text:style-name="T41">=</text:span><text:span text:style-name="T42">"SET ONE"</text:span><text:span text:style-name="T40"> version</text:span><text:span text:style-name="T41">=</text:span><text:span text:style-name="T42">"00"</text:span><text:span text:style-name="T40"> type</text:span><text:span text:style-name="T41">=</text:span><text:span text:style-name="T42">"SetType"</text:span><text:span text:style-name="T40"> fieldseq</text:span><text:span text:style-name="T41">=</text:span><text:span text:style-name="T42">"1"</text:span><text:span text:style-name="T43">/&gt;</text:span><text:span text:style-name="T38"><text:line-break/></text:span><text:span text:style-name="T38"> <text:s text:c="27"/></text:span><text:span text:style-name="T39">&lt;/xs:appinfo&gt;</text:span><text:span text:style-name="T38"><text:line-break/></text:span><text:span text:style-name="T38"> <text:s text:c="23"/></text:span><text:span text:style-name="T39">&lt;/xs:annotation&gt;</text:span><text:span text:style-name="T38"><text:line-break/></text:span><text:span text:style-name="T38"> <text:s text:c="19"/></text:span><text:span text:style-name="T39">&lt;/xs:element&gt;</text:span><text:span text:style-name="T38"><text:line-break/></text:span><text:span text:style-name="T38"> <text:s text:c="19"/></text:span><text:span text:style-name="T39">&lt;xs:element</text:span><text:span text:style-name="T40"> ref</text:span><text:span text:style-name="T41">=</text:span><text:span text:style-name="T42">"SegmentOne"</text:span><text:span text:style-name="T43">&gt;</text:span><text:span text:style-name="T38"><text:line-break/></text:span><text:span text:style-name="T38"> <text:s text:c="23"/></text:span><text:span text:style-name="T39">&lt;xs:annotation&gt;</text:span><text:span text:style-name="T38"><text:line-break/></text:span><text:span text:style-name="T38"> <text:s text:c="27"/></text:span><text:span text:style-name="T39">&lt;xs:documentation&gt;</text:span><text:span text:style-name="T38">A data item for Segment One</text:span><text:span text:style-name="T39">&lt;/xs:documentation&gt;</text:span><text:span text:style-name="T38"><text:line-break/></text:span><text:span text:style-name="T38"> <text:s text:c="27"/></text:span><text:span text:style-name="T39">&lt;xs:appinfo&gt;</text:span><text:span text:style-name="T38"><text:line-break/></text:span><text:span text:style-name="T38"> <text:s text:c="31"/></text:span><text:span text:style-name="T43">&lt;inf:Segment</text:span><text:span text:style-name="T40"> name</text:span><text:span text:style-name="T41">=</text:span><text:span text:style-name="T42">"SEGMENT ONE"</text:span><text:span text:style-name="T40"> version</text:span><text:span text:style-name="T41">=</text:span><text:span text:style-name="T42">"00"</text:span><text:span text:style-name="T40"> type</text:span><text:span text:style-name="T41">=</text:span><text:span text:style-name="T42">"SegmentType"</text:span><text:span text:style-name="T38"><text:line-break/></text:span><text:span text:style-name="T40"> <text:s text:c="35"/>fieldseq</text:span><text:span text:style-name="T41">=</text:span><text:span text:style-name="T42">"3"</text:span><text:span text:style-name="T43">/&gt;</text:span><text:span text:style-name="T38"><text:line-break/></text:span><text:span text:style-name="T38"> <text:s text:c="27"/></text:span><text:span text:style-name="T39">&lt;/xs:appinfo&gt;</text:span><text:span text:style-name="T38"><text:line-break/></text:span><text:span text:style-name="T38"> <text:s text:c="23"/></text:span><text:span text:style-name="T39">&lt;/xs:annotation&gt;</text:span><text:span text:style-name="T38"><text:line-break/></text:span><text:span text:style-name="T38"> <text:s text:c="19"/></text:span><text:span text:style-name="T39">&lt;/xs:element&gt;</text:span><text:span text:style-name="T38"><text:line-break/></text:span><text:span text:style-name="T38"> <text:s text:c="19"/></text:span><text:span text:style-name="T39">&lt;xs:element</text:span><text:span text:style-name="T40"> ref</text:span><text:span text:style-name="T41">=</text:span><text:span text:style-name="T42">"CompositeOne"</text:span><text:span text:style-name="T43">&gt;</text:span><text:span text:style-name="T38"><text:line-break/></text:span><text:span text:style-name="T38"> <text:s text:c="23"/></text:span><text:span text:style-name="T39">&lt;xs:annotation&gt;</text:span><text:span text:style-name="T38"><text:line-break/></text:span><text:span text:style-name="T38"> <text:s text:c="27"/></text:span><text:span text:style-name="T39">&lt;xs:documentation&gt;</text:span><text:span text:style-name="T38">A data item for Field</text:span><text:span text:style-name="T39">&lt;/xs:documentation&gt;</text:span><text:span text:style-name="T38"><text:line-break/></text:span><text:span text:style-name="T38"> <text:s text:c="27"/></text:span><text:span text:style-name="T39">&lt;xs:appinfo&gt;</text:span><text:span text:style-name="T38"><text:line-break/></text:span><text:span text:style-name="T38"> <text:s text:c="31"/></text:span><text:span text:style-name="T43">&lt;inf:Composite</text:span><text:span text:style-name="T40"> name</text:span><text:span text:style-name="T41">=</text:span><text:span text:style-name="T42">"COMPOSITE ONE"</text:span><text:span text:style-name="T40"> version</text:span><text:span text:style-name="T41">=</text:span><text:span text:style-name="T42">"00"</text:span><text:span text:style-name="T38"><text:line-break/></text:span><text:span text:style-name="T40"> <text:s text:c="35"/>type</text:span><text:span text:style-name="T41">=</text:span><text:span text:style-name="T42">"CompositeType"</text:span><text:span text:style-name="T40"> fieldseq</text:span><text:span text:style-name="T41">=</text:span><text:span text:style-name="T42">"5"</text:span><text:span text:style-name="T43">/&gt;</text:span><text:span text:style-name="T38"><text:line-break/></text:span><text:span text:style-name="T38"> <text:s text:c="27"/></text:span><text:span text:style-name="T39">&lt;/xs:appinfo&gt;</text:span><text:span text:style-name="T38"><text:line-break/></text:span><text:span text:style-name="T38"> <text:s text:c="23"/></text:span><text:span text:style-name="T39">&lt;/xs:annotation&gt;</text:span><text:span text:style-name="T38"><text:line-break/></text:span><text:span text:style-name="T38"> <text:s text:c="19"/></text:span><text:span text:style-name="T39">&lt;/xs:element&gt;</text:span><text:span text:style-name="T38"> </text:span><text:span text:style-name="T38"><text:line-break/></text:span><text:span text:style-name="T38"> <text:s text:c="19"/></text:span><text:span text:style-name="T39">&lt;xs:element</text:span><text:span text:style-name="T40"> ref</text:span><text:span text:style-name="T41">=</text:span><text:span text:style-name="T42">"EnumerationCode"</text:span><text:span text:style-name="T43">&gt;</text:span><text:span text:style-name="T38"><text:line-break/></text:span><text:span text:style-name="T38"> <text:s text:c="23"/></text:span><text:span text:style-name="T39">&lt;xs:annotation&gt;</text:span><text:span text:style-name="T38"><text:line-break/></text:span><text:span text:style-name="T38"> <text:s text:c="27"/></text:span><text:span text:style-name="T39">&lt;xs:documentation&gt;</text:span><text:span text:style-name="T38">A data item for Enumeration Code</text:span><text:span text:style-name="T39">&lt;/xs:documentation&gt;</text:span><text:span text:style-name="T38"><text:line-break/></text:span><text:span text:style-name="T38"> <text:s text:c="27"/></text:span><text:span text:style-name="T39">&lt;xs:appinfo&gt;</text:span><text:span text:style-name="T38"><text:line-break/></text:span><text:span text:style-name="T38"> <text:s text:c="31"/></text:span><text:span text:style-name="T43">&lt;inf:Field</text:span><text:span text:style-name="T40"> name</text:span><text:span text:style-name="T41">=</text:span><text:span text:style-name="T42">"ENUMERATION"</text:span><text:span text:style-name="T40"> version</text:span><text:span text:style-name="T41">=</text:span><text:span text:style-name="T42">"00"</text:span><text:span text:style-name="T38"><text:line-break/></text:span><text:span text:style-name="T40"> <text:s text:c="35"/>type</text:span><text:span text:style-name="T41">=</text:span><text:span text:style-name="T42">"EnumerationCodeType"</text:span><text:span text:style-name="T40"> fieldseq</text:span><text:span text:style-name="T41">=</text:span><text:span text:style-name="T42">"8"</text:span><text:span text:style-name="T43">/&gt;</text:span><text:span text:style-name="T38"><text:line-break/></text:span><text:span text:style-name="T38"> <text:s text:c="27"/></text:span><text:span text:style-name="T39">&lt;/xs:appinfo&gt;</text:span><text:span text:style-name="T38"><text:line-break/></text:span><text:span text:style-name="T38"> <text:s text:c="23"/></text:span><text:span text:style-name="T39">&lt;/xs:annotation&gt;</text:span><text:span text:style-name="T38"><text:line-break/></text:span><text:span text:style-name="T38"> <text:s text:c="19"/></text:span><text:span text:style-name="T39">&lt;/xs:element&gt;</text:span><text:span text:style-name="T38"><text:line-break/></text:span><text:span text:style-name="T38"> <text:s text:c="19"/></text:span><text:span text:style-name="T39">&lt;xs:element</text:span><text:span text:style-name="T40"> ref</text:span><text:span text:style-name="T41">=</text:span><text:span text:style-name="T42">"MessageAugmentationPoint"</text:span><text:span text:style-name="T40"> minOccurs</text:span><text:span text:style-name="T41">=</text:span><text:span text:style-name="T42">"0"</text:span><text:span text:style-name="T40"> maxOccurs</text:span><text:span text:style-name="T41">=</text:span><text:span text:style-name="T42">"unbounded"</text:span><text:span text:style-name="T43">/&gt;</text:span><text:span text:style-name="T38"><text:line-break/></text:span><text:span text:style-name="T38"> <text:s text:c="15"/></text:span><text:span text:style-name="T39">&lt;/xs:sequence&gt;</text:span><text:span text:style-name="T38"><text:line-break/></text:span><text:span text:style-name="T38"> <text:s text:c="11"/></text:span><text:span text:style-name="T39">&lt;/xs:extension&gt;</text:span><text:span text:style-name="T38"><text:line-break/></text:span><text:span text:style-name="T38"> <text:s text:c="7"/></text:span><text:span text:style-name="T39">&lt;/xs:complexContent&gt;</text:span><text:span text:style-name="T38"><text:line-break/></text:span><text:span text:style-name="T38"> <text:s text:c="3"/></text:span><text:span text:style-name="T39">&lt;/xs:complexType&gt;</text:span></text:p></draw:text-box></draw:frame>Figure C-7-Message Reference Type</text:p></draw:text-box></draw:frame></text:p>
      <text:p text:style-name="P9"><text:soft-page-break/><text:s text:c="10"/><text:span text:style-name="T2">(8) <text:s/>MessageType</text:span><text:span text:style-name="T6"> (cont.)</text:span></text:p>
      <text:p text:style-name="P21"><draw:frame draw:style-name="fr4" draw:name="Frame24" text:anchor-type="paragraph" svg:width="6.9189in" draw:z-index="46"><draw:text-box fo:min-height="7.1835in"><text:p text:style-name="P12"><draw:frame text:anchor-type="paragraph" draw:z-index="47" draw:name="Shape1" draw:style-name="gr17" draw:text-style-name="P37" svg:width="6.9169in" svg:height="7.1815in" svg:x="0.0008in" svg:y="0in"><draw:text-box><text:p text:style-name="P32"><text:span text:style-name="T38"><text:s text:c="4"/></text:span><text:span text:style-name="T39">&lt;xs:complexType</text:span><text:span text:style-name="T40"> name</text:span><text:span text:style-name="T41">=</text:span><text:span text:style-name="T42">"MessageType"</text:span><text:span text:style-name="T43">&gt;</text:span><text:span text:style-name="T38"><text:line-break/></text:span><text:span text:style-name="T38"> <text:s text:c="7"/></text:span><text:span text:style-name="T39">&lt;xs:annotation&gt;</text:span><text:span text:style-name="T38"><text:line-break/></text:span><text:span text:style-name="T38"> <text:s text:c="11"/></text:span><text:span text:style-name="T39">&lt;xs:documentation</text:span><text:span text:style-name="T40"> ism:classification</text:span><text:span text:style-name="T41">=</text:span><text:span text:style-name="T42">"U"</text:span><text:span text:style-name="T40"> ism:ownerProducer</text:span><text:span text:style-name="T41">=</text:span><text:span text:style-name="T42">"USA"</text:span><text:span text:style-name="T38"><text:line-break/></text:span><text:span text:style-name="T40"> <text:s text:c="15"/>ism:noticeType</text:span><text:span text:style-name="T41">=</text:span><text:span text:style-name="T42">"DoD-Dist-A"</text:span><text:span text:style-name="T43">&gt;</text:span><text:span text:style-name="T38">A data type for message complex type.</text:span><text:span text:style-name="T39">&lt;/xs:documentation&gt;</text:span><text:span text:style-name="T38"><text:line-break/></text:span><text:span text:style-name="T38"> <text:s text:c="11"/></text:span><text:span text:style-name="T39">&lt;xs:appinfo&gt;</text:span><text:span text:style-name="T38"><text:line-break/></text:span><text:span text:style-name="T38"> <text:s text:c="15"/></text:span><text:span text:style-name="T43">&lt;inf:Msg</text:span><text:span text:style-name="T40"> mtfid</text:span><text:span text:style-name="T41">=</text:span><text:span text:style-name="T42">"MSG1"</text:span><text:span text:style-name="T40"> name</text:span><text:span text:style-name="T41">=</text:span><text:span text:style-name="T42">"MESSAGE ONE"</text:span><text:span text:style-name="T40"> type</text:span><text:span text:style-name="T41">=</text:span><text:span text:style-name="T42">"MessageType"</text:span><text:span text:style-name="T43">/&gt;</text:span><text:span text:style-name="T38"><text:line-break/></text:span><text:span text:style-name="T38"> <text:s text:c="11"/></text:span><text:span text:style-name="T39">&lt;/xs:appinfo&gt;</text:span><text:span text:style-name="T38"><text:line-break/></text:span><text:span text:style-name="T38"> <text:s text:c="7"/></text:span><text:span text:style-name="T39">&lt;/xs:annotation&gt;</text:span><text:span text:style-name="T38"><text:line-break/></text:span><text:span text:style-name="T38"> <text:s text:c="7"/></text:span><text:span text:style-name="T39">&lt;xs:sequence&gt;</text:span><text:span text:style-name="T38"><text:line-break/></text:span><text:span text:style-name="T38"> <text:s text:c="11"/></text:span><text:span text:style-name="T39">&lt;xs:element</text:span><text:span text:style-name="T40"> ref</text:span><text:span text:style-name="T41">=</text:span><text:span text:style-name="T42">"SetOne"</text:span><text:span text:style-name="T43">&gt;</text:span><text:span text:style-name="T38"><text:line-break/></text:span><text:span text:style-name="T38"> <text:s text:c="15"/></text:span><text:span text:style-name="T39">&lt;xs:annotation&gt;</text:span><text:span text:style-name="T38"><text:line-break/></text:span><text:span text:style-name="T38"> <text:s text:c="19"/></text:span><text:span text:style-name="T39">&lt;xs:documentation&gt;</text:span><text:span text:style-name="T38">A data item for Set</text:span><text:span text:style-name="T39">&lt;/xs:documentation&gt;</text:span><text:span text:style-name="T38"><text:line-break/></text:span><text:span text:style-name="T38"> <text:s text:c="19"/></text:span><text:span text:style-name="T39">&lt;xs:appinfo&gt;</text:span><text:span text:style-name="T38"><text:line-break/></text:span><text:span text:style-name="T38"> <text:s text:c="23"/></text:span><text:span text:style-name="T43">&lt;inf:Set</text:span><text:span text:style-name="T40"> name</text:span><text:span text:style-name="T41">=</text:span><text:span text:style-name="T42">"SET ONE"</text:span><text:span text:style-name="T40"> type</text:span><text:span text:style-name="T41">=</text:span><text:span text:style-name="T42">"SetType"</text:span><text:span text:style-name="T40"> fieldseq</text:span><text:span text:style-name="T41">=</text:span><text:span text:style-name="T42">"1"</text:span><text:span text:style-name="T43">/&gt;</text:span><text:span text:style-name="T38"><text:line-break/></text:span><text:span text:style-name="T38"> <text:s text:c="19"/></text:span><text:span text:style-name="T39">&lt;/xs:appinfo&gt;</text:span><text:span text:style-name="T38"><text:line-break/></text:span><text:span text:style-name="T38"> <text:s text:c="15"/></text:span><text:span text:style-name="T39">&lt;/xs:annotation&gt;</text:span><text:span text:style-name="T38"><text:line-break/></text:span><text:span text:style-name="T38"> <text:s text:c="11"/></text:span><text:span text:style-name="T39">&lt;/xs:element&gt;</text:span><text:span text:style-name="T38"><text:line-break/></text:span><text:span text:style-name="T38"> <text:s text:c="11"/></text:span><text:span text:style-name="T39">&lt;xs:element</text:span><text:span text:style-name="T40"> ref</text:span><text:span text:style-name="T41">=</text:span><text:span text:style-name="T42">"SegmentOne"</text:span><text:span text:style-name="T43">&gt;</text:span><text:span text:style-name="T38"><text:line-break/></text:span><text:span text:style-name="T38"> <text:s text:c="15"/></text:span><text:span text:style-name="T39">&lt;xs:annotation&gt;</text:span><text:span text:style-name="T38"><text:line-break/></text:span><text:span text:style-name="T38"> <text:s text:c="19"/></text:span><text:span text:style-name="T39">&lt;xs:documentation&gt;</text:span><text:span text:style-name="T38">A data item for Segment One</text:span><text:span text:style-name="T39">&lt;/xs:documentation&gt;</text:span><text:span text:style-name="T38"><text:line-break/></text:span><text:span text:style-name="T38"> <text:s text:c="19"/></text:span><text:span text:style-name="T39">&lt;xs:appinfo&gt;</text:span><text:span text:style-name="T38"><text:line-break/></text:span><text:span text:style-name="T38"> <text:s text:c="23"/></text:span><text:span text:style-name="T43">&lt;inf:Segment</text:span><text:span text:style-name="T40"> name</text:span><text:span text:style-name="T41">=</text:span><text:span text:style-name="T42">"SEGMENT ONE"</text:span><text:span text:style-name="T40"> type</text:span><text:span text:style-name="T41">=</text:span><text:span text:style-name="T42">"SegmentType"</text:span><text:span text:style-name="T40"> fieldseq</text:span><text:span text:style-name="T41">=</text:span><text:span text:style-name="T42">"3"</text:span><text:span text:style-name="T43">/&gt;</text:span><text:span text:style-name="T38"><text:line-break/></text:span><text:span text:style-name="T38"> <text:s text:c="19"/></text:span><text:span text:style-name="T39">&lt;/xs:appinfo&gt;</text:span><text:span text:style-name="T38"><text:line-break/></text:span><text:span text:style-name="T38"> <text:s text:c="15"/></text:span><text:span text:style-name="T39">&lt;/xs:annotation&gt;</text:span><text:span text:style-name="T38"><text:line-break/></text:span><text:span text:style-name="T38"> <text:s text:c="11"/></text:span><text:span text:style-name="T39">&lt;/xs:element&gt;</text:span><text:span text:style-name="T38"><text:line-break/></text:span><text:span text:style-name="T38"> <text:s text:c="11"/></text:span><text:span text:style-name="T39">&lt;xs:element</text:span><text:span text:style-name="T40"> ref</text:span><text:span text:style-name="T41">=</text:span><text:span text:style-name="T42">"CompositeOne"</text:span><text:span text:style-name="T43">&gt;</text:span><text:span text:style-name="T38"><text:line-break/></text:span><text:span text:style-name="T38"> <text:s text:c="15"/></text:span><text:span text:style-name="T39">&lt;xs:annotation&gt;</text:span><text:span text:style-name="T38"><text:line-break/></text:span><text:span text:style-name="T38"> <text:s text:c="19"/></text:span><text:span text:style-name="T39">&lt;xs:documentation&gt;</text:span><text:span text:style-name="T38">A data item for Field</text:span><text:span text:style-name="T39">&lt;/xs:documentation&gt;</text:span><text:span text:style-name="T38"><text:line-break/></text:span><text:span text:style-name="T38"> <text:s text:c="19"/></text:span><text:span text:style-name="T39">&lt;xs:appinfo&gt;</text:span><text:span text:style-name="T38"><text:line-break/></text:span><text:span text:style-name="T38"> <text:s text:c="23"/></text:span><text:span text:style-name="T43">&lt;inf:Composite</text:span><text:span text:style-name="T40"> name</text:span><text:span text:style-name="T41">=</text:span><text:span text:style-name="T42">"COMPOSITE ONE"</text:span><text:span text:style-name="T40"> type</text:span><text:span text:style-name="T41">=</text:span><text:span text:style-name="T42">"CompositeType"</text:span><text:span text:style-name="T40"> fieldseq</text:span><text:span text:style-name="T41">=</text:span><text:span text:style-name="T42">"5"</text:span><text:span text:style-name="T43">/&gt;</text:span><text:span text:style-name="T38"><text:line-break/></text:span><text:span text:style-name="T38"> <text:s text:c="19"/></text:span><text:span text:style-name="T39">&lt;/xs:appinfo&gt;</text:span><text:span text:style-name="T38"><text:line-break/></text:span><text:span text:style-name="T38"> <text:s text:c="15"/></text:span><text:span text:style-name="T39">&lt;/xs:annotation&gt;</text:span><text:span text:style-name="T38"><text:line-break/></text:span><text:span text:style-name="T38"> <text:s text:c="11"/></text:span><text:span text:style-name="T39">&lt;/xs:element&gt;</text:span><text:span text:style-name="T38"><text:line-break/></text:span><text:span text:style-name="T38"> <text:s text:c="11"/></text:span><text:span text:style-name="T39">&lt;xs:element</text:span><text:span text:style-name="T40"> ref</text:span><text:span text:style-name="T41">=</text:span><text:span text:style-name="T42">"EnumerationCode"</text:span><text:span text:style-name="T43">&gt;</text:span><text:span text:style-name="T38"><text:line-break/></text:span><text:span text:style-name="T38"> <text:s text:c="15"/></text:span><text:span text:style-name="T39">&lt;xs:annotation&gt;</text:span><text:span text:style-name="T38"><text:line-break/></text:span><text:span text:style-name="T38"> <text:s text:c="19"/></text:span><text:span text:style-name="T39">&lt;xs:documentation&gt;</text:span><text:span text:style-name="T38">A data item for Enumeration Code</text:span><text:span text:style-name="T39">&lt;/xs:documentation&gt;</text:span><text:span text:style-name="T38"><text:line-break/></text:span><text:span text:style-name="T38"> <text:s text:c="19"/></text:span><text:span text:style-name="T39">&lt;xs:appinfo&gt;</text:span><text:span text:style-name="T38"><text:line-break/></text:span><text:span text:style-name="T38"> <text:s text:c="23"/></text:span><text:span text:style-name="T43">&lt;inf:Field</text:span><text:span text:style-name="T40"> name</text:span><text:span text:style-name="T41">=</text:span><text:span text:style-name="T42">"ENUMERATION"</text:span><text:span text:style-name="T40"> type</text:span><text:span text:style-name="T41">=</text:span><text:span text:style-name="T42">"EnumerationCodeType"</text:span><text:span text:style-name="T40"> fieldseq</text:span><text:span text:style-name="T41">=</text:span><text:span text:style-name="T42">"8"</text:span><text:span text:style-name="T43">/&gt;</text:span><text:span text:style-name="T38"><text:line-break/></text:span><text:span text:style-name="T38"> <text:s text:c="19"/></text:span><text:span text:style-name="T39">&lt;/xs:appinfo&gt;</text:span><text:span text:style-name="T38"><text:line-break/></text:span><text:span text:style-name="T38"> <text:s text:c="15"/></text:span><text:span text:style-name="T39">&lt;/xs:annotation&gt;</text:span><text:span text:style-name="T38"><text:line-break/></text:span><text:span text:style-name="T38"> <text:s text:c="11"/></text:span><text:span text:style-name="T39">&lt;/xs:element&gt;</text:span><text:span text:style-name="T38"><text:line-break/></text:span><text:span text:style-name="T38"> <text:s text:c="11"/></text:span><text:span text:style-name="T39">&lt;xs:element</text:span><text:span text:style-name="T40"> ref</text:span><text:span text:style-name="T41">=</text:span><text:span text:style-name="T42">"MessageAugmentationPoint"</text:span><text:span text:style-name="T40"> minOccurs</text:span><text:span text:style-name="T41">=</text:span><text:span text:style-name="T42">"0"</text:span><text:span text:style-name="T40"> maxOccurs</text:span><text:span text:style-name="T41">=</text:span><text:span text:style-name="T42">"unbounded"</text:span><text:span text:style-name="T43">/&gt;</text:span><text:span text:style-name="T38"><text:line-break/></text:span><text:span text:style-name="T38"> <text:s text:c="7"/></text:span><text:span text:style-name="T39">&lt;/xs:sequence&gt;</text:span><text:span text:style-name="T38"><text:line-break/></text:span><text:span text:style-name="T38"> <text:s text:c="3"/></text:span><text:span text:style-name="T39">&lt;/xs:complexType&gt;</text:span></text:p></draw:text-box></draw:frame>Figure C-7-Message Restriction Type</text:p></draw:text-box></draw:frame></text:p>
      <text:p text:style-name="P21"/>
      <text:p text:style-name="P21"/>
      <text:p text:style-name="P5"><text:soft-page-break/><text:s text:c="6"/><text:span text:style-name="T2">e. <text:s/></text:span><text:span text:style-name="T10">AttributeGroups</text:span><text:span text:style-name="T2">. <text:s/>The only use of Attribute Groups in NIEM is from IC-ISM XML Schema.</text:span></text:p>
      <text:p text:style-name="P3"><draw:frame draw:style-name="fr4" draw:name="Frame26" text:anchor-type="paragraph" svg:width="6.9189in" draw:z-index="48"><draw:text-box fo:min-height="5.0618in"><text:p text:style-name="P12"><draw:frame text:anchor-type="paragraph" draw:z-index="49" draw:name="Shape1" draw:style-name="gr18" draw:text-style-name="P37" svg:width="6.9169in" svg:height="5.0598in" svg:x="0.0008in" svg:y="0in"><draw:text-box><text:p text:style-name="P32"><text:span text:style-name="T38"><text:s text:c="2"/></text:span><text:span text:style-name="T45">&lt;!-- ************************************************************* --&gt;</text:span><text:span text:style-name="T38"><text:line-break/></text:span><text:span text:style-name="T38"> <text:s/></text:span><text:span text:style-name="T45">&lt;!-- SecurityAttributesGroup ..................................... --&gt;</text:span><text:span text:style-name="T38"><text:line-break/></text:span><text:span text:style-name="T38"> <text:s/></text:span><text:span text:style-name="T45">&lt;!-- ************************************************************* --&gt;</text:span><text:span text:style-name="T38"><text:line-break/></text:span><text:span text:style-name="T38"> <text:s/></text:span><text:span text:style-name="T39">&lt;xsd:attributeGroup</text:span><text:span text:style-name="T40"> name</text:span><text:span text:style-name="T41">=</text:span><text:span text:style-name="T42">"SecurityAttributesGroup"</text:span><text:span text:style-name="T43">&gt;</text:span><text:span text:style-name="T38"><text:line-break/></text:span><text:span text:style-name="T38"> <text:s text:c="3"/></text:span><text:span text:style-name="T39">&lt;xsd:annotation&gt;</text:span><text:span text:style-name="T38"><text:line-break/></text:span><text:span text:style-name="T38"> <text:s text:c="5"/></text:span><text:span text:style-name="T39">&lt;xsd:documentation</text:span><text:span text:style-name="T40"> xml:lang</text:span><text:span text:style-name="T41">=</text:span><text:span text:style-name="T42">"en"</text:span><text:span text:style-name="T43">&gt;</text:span><text:span text:style-name="T38"><text:line-break/></text:span><text:span text:style-name="T38"> <text:s text:c="7"/>The group of Information Security Marking attributes in which the use of attributes 'classification' and 'ownerProducer' </text:span><text:span text:style-name="T38">is required. <text:s/>This group is to be contrasted with group 'SecurityAttributesOptionGroup' in which use of those attributes is </text:span><text:span text:style-name="T38">optional.</text:span><text:span text:style-name="T38"><text:line-break/></text:span><text:span text:style-name="T38"> <text:s text:c="5"/></text:span><text:span text:style-name="T39">&lt;/xsd:documentation&gt;</text:span><text:span text:style-name="T38"><text:line-break/></text:span><text:span text:style-name="T38"> <text:s text:c="3"/></text:span><text:span text:style-name="T39">&lt;/xsd:annotation&gt;</text:span><text:span text:style-name="T38"><text:line-break/></text:span><text:span text:style-name="T38"> <text:s text:c="3"/></text:span><text:span text:style-name="T39">&lt;xsd:attribute</text:span><text:span text:style-name="T40"> ref</text:span><text:span text:style-name="T41">=</text:span><text:span text:style-name="T42">"classification"</text:span><text:span text:style-name="T40"> use</text:span><text:span text:style-name="T41">=</text:span><text:span text:style-name="T42">"required"</text:span><text:span text:style-name="T43">/&gt;</text:span><text:span text:style-name="T38"><text:line-break/></text:span><text:span text:style-name="T38"> <text:s text:c="3"/></text:span><text:span text:style-name="T39">&lt;xsd:attribute</text:span><text:span text:style-name="T40"> ref</text:span><text:span text:style-name="T41">=</text:span><text:span text:style-name="T42">"ownerProducer"</text:span><text:span text:style-name="T40"> use</text:span><text:span text:style-name="T41">=</text:span><text:span text:style-name="T42">"required"</text:span><text:span text:style-name="T43">/&gt;</text:span><text:span text:style-name="T38"><text:line-break/></text:span><text:span text:style-name="T38"> <text:s text:c="3"/></text:span><text:span text:style-name="T39">&lt;xsd:attribute</text:span><text:span text:style-name="T40"> ref</text:span><text:span text:style-name="T41">=</text:span><text:span text:style-name="T42">"SCIcontrols"</text:span><text:span text:style-name="T40"> use</text:span><text:span text:style-name="T41">=</text:span><text:span text:style-name="T42">"optional"</text:span><text:span text:style-name="T43">/&gt;</text:span><text:span text:style-name="T38"><text:line-break/></text:span><text:span text:style-name="T38"> <text:s text:c="3"/></text:span><text:span text:style-name="T39">&lt;xsd:attribute</text:span><text:span text:style-name="T40"> ref</text:span><text:span text:style-name="T41">=</text:span><text:span text:style-name="T42">"SARIdentifier"</text:span><text:span text:style-name="T40"> use</text:span><text:span text:style-name="T41">=</text:span><text:span text:style-name="T42">"optional"</text:span><text:span text:style-name="T43">/&gt;</text:span><text:span text:style-name="T38"><text:line-break/></text:span><text:span text:style-name="T38"> <text:s text:c="3"/></text:span><text:span text:style-name="T39">&lt;xsd:attribute</text:span><text:span text:style-name="T40"> ref</text:span><text:span text:style-name="T41">=</text:span><text:span text:style-name="T42">"disseminationControls"</text:span><text:span text:style-name="T40"> use</text:span><text:span text:style-name="T41">=</text:span><text:span text:style-name="T42">"optional"</text:span><text:span text:style-name="T43">/&gt;</text:span><text:span text:style-name="T38"><text:line-break/></text:span><text:span text:style-name="T38"> <text:s text:c="3"/></text:span><text:span text:style-name="T39">&lt;xsd:attribute</text:span><text:span text:style-name="T40"> ref</text:span><text:span text:style-name="T41">=</text:span><text:span text:style-name="T42">"FGIsourceOpen"</text:span><text:span text:style-name="T40"> use</text:span><text:span text:style-name="T41">=</text:span><text:span text:style-name="T42">"optional"</text:span><text:span text:style-name="T43">/&gt;</text:span><text:span text:style-name="T38"><text:line-break/></text:span><text:span text:style-name="T38"> <text:s text:c="3"/></text:span><text:span text:style-name="T39">&lt;xsd:attribute</text:span><text:span text:style-name="T40"> ref</text:span><text:span text:style-name="T41">=</text:span><text:span text:style-name="T42">"FGIsourceProtected"</text:span><text:span text:style-name="T40"> use</text:span><text:span text:style-name="T41">=</text:span><text:span text:style-name="T42">"optional"</text:span><text:span text:style-name="T43">/&gt;</text:span><text:span text:style-name="T38"><text:line-break/></text:span><text:span text:style-name="T38"> <text:s text:c="3"/></text:span><text:span text:style-name="T39">&lt;xsd:attribute</text:span><text:span text:style-name="T40"> ref</text:span><text:span text:style-name="T41">=</text:span><text:span text:style-name="T42">"releasableTo"</text:span><text:span text:style-name="T40"> use</text:span><text:span text:style-name="T41">=</text:span><text:span text:style-name="T42">"optional"</text:span><text:span text:style-name="T43">/&gt;</text:span><text:span text:style-name="T38"><text:line-break/></text:span><text:span text:style-name="T38"> <text:s text:c="3"/></text:span><text:span text:style-name="T39">&lt;xsd:attribute</text:span><text:span text:style-name="T40"> ref</text:span><text:span text:style-name="T41">=</text:span><text:span text:style-name="T42">"nonICmarkings"</text:span><text:span text:style-name="T40"> use</text:span><text:span text:style-name="T41">=</text:span><text:span text:style-name="T42">"optional"</text:span><text:span text:style-name="T43">/&gt;</text:span><text:span text:style-name="T38"><text:line-break/></text:span><text:span text:style-name="T38"> <text:s text:c="3"/></text:span><text:span text:style-name="T39">&lt;xsd:attribute</text:span><text:span text:style-name="T40"> ref</text:span><text:span text:style-name="T41">=</text:span><text:span text:style-name="T42">"classifiedBy"</text:span><text:span text:style-name="T40"> use</text:span><text:span text:style-name="T41">=</text:span><text:span text:style-name="T42">"optional"</text:span><text:span text:style-name="T43">/&gt;</text:span><text:span text:style-name="T38"><text:line-break/></text:span><text:span text:style-name="T38"> <text:s text:c="3"/></text:span><text:span text:style-name="T39">&lt;xsd:attribute</text:span><text:span text:style-name="T40"> ref</text:span><text:span text:style-name="T41">=</text:span><text:span text:style-name="T42">"derivativelyClassifiedBy"</text:span><text:span text:style-name="T40"> use</text:span><text:span text:style-name="T41">=</text:span><text:span text:style-name="T42">"optional"</text:span><text:span text:style-name="T43">/&gt;</text:span><text:span text:style-name="T38"><text:line-break/></text:span><text:span text:style-name="T38"> <text:s text:c="3"/></text:span><text:span text:style-name="T39">&lt;xsd:attribute</text:span><text:span text:style-name="T40"> ref</text:span><text:span text:style-name="T41">=</text:span><text:span text:style-name="T42">"classificationReason"</text:span><text:span text:style-name="T40"> use</text:span><text:span text:style-name="T41">=</text:span><text:span text:style-name="T42">"optional"</text:span><text:span text:style-name="T43">/&gt;</text:span><text:span text:style-name="T38"><text:line-break/></text:span><text:span text:style-name="T38"> <text:s text:c="3"/></text:span><text:span text:style-name="T39">&lt;xsd:attribute</text:span><text:span text:style-name="T40"> ref</text:span><text:span text:style-name="T41">=</text:span><text:span text:style-name="T42">"derivedFrom"</text:span><text:span text:style-name="T40"> use</text:span><text:span text:style-name="T41">=</text:span><text:span text:style-name="T42">"optional"</text:span><text:span text:style-name="T43">/&gt;</text:span><text:span text:style-name="T38"><text:line-break/></text:span><text:span text:style-name="T38"> <text:s text:c="3"/></text:span><text:span text:style-name="T39">&lt;xsd:attribute</text:span><text:span text:style-name="T40"> ref</text:span><text:span text:style-name="T41">=</text:span><text:span text:style-name="T42">"declassDate"</text:span><text:span text:style-name="T40"> use</text:span><text:span text:style-name="T41">=</text:span><text:span text:style-name="T42">"optional"</text:span><text:span text:style-name="T43">/&gt;</text:span><text:span text:style-name="T38"><text:line-break/></text:span><text:span text:style-name="T38"> <text:s text:c="3"/></text:span><text:span text:style-name="T39">&lt;xsd:attribute</text:span><text:span text:style-name="T40"> ref</text:span><text:span text:style-name="T41">=</text:span><text:span text:style-name="T42">"declassEvent"</text:span><text:span text:style-name="T40"> use</text:span><text:span text:style-name="T41">=</text:span><text:span text:style-name="T42">"optional"</text:span><text:span text:style-name="T43">/&gt;</text:span><text:span text:style-name="T38"><text:line-break/></text:span><text:span text:style-name="T38"> <text:s text:c="3"/></text:span><text:span text:style-name="T39">&lt;xsd:attribute</text:span><text:span text:style-name="T40"> ref</text:span><text:span text:style-name="T41">=</text:span><text:span text:style-name="T42">"declassException"</text:span><text:span text:style-name="T40"> use</text:span><text:span text:style-name="T41">=</text:span><text:span text:style-name="T42">"optional"</text:span><text:span text:style-name="T43">/&gt;</text:span><text:span text:style-name="T38"><text:line-break/></text:span><text:span text:style-name="T38"> <text:s text:c="3"/></text:span><text:span text:style-name="T39">&lt;xsd:attribute</text:span><text:span text:style-name="T40"> ref</text:span><text:span text:style-name="T41">=</text:span><text:span text:style-name="T42">"typeOfExemptedSource"</text:span><text:span text:style-name="T40"> use</text:span><text:span text:style-name="T41">=</text:span><text:span text:style-name="T42">"optional"</text:span><text:span text:style-name="T43">/&gt;</text:span><text:span text:style-name="T38"><text:line-break/></text:span><text:span text:style-name="T38"> <text:s text:c="3"/></text:span><text:span text:style-name="T39">&lt;xsd:attribute</text:span><text:span text:style-name="T40"> ref</text:span><text:span text:style-name="T41">=</text:span><text:span text:style-name="T42">"dateOfExemptedSource"</text:span><text:span text:style-name="T40"> use</text:span><text:span text:style-name="T41">=</text:span><text:span text:style-name="T42">"optional"</text:span><text:span text:style-name="T43">/&gt;</text:span><text:span text:style-name="T38"><text:line-break/></text:span><text:span text:style-name="T38"> <text:s text:c="3"/></text:span><text:span text:style-name="T39">&lt;xsd:attribute</text:span><text:span text:style-name="T40"> ref</text:span><text:span text:style-name="T41">=</text:span><text:span text:style-name="T42">"declassManualReview"</text:span><text:span text:style-name="T40"> use</text:span><text:span text:style-name="T41">=</text:span><text:span text:style-name="T42">"optional"</text:span><text:span text:style-name="T43">/&gt;</text:span><text:span text:style-name="T38"><text:line-break/></text:span><text:span text:style-name="T38"> <text:s/></text:span><text:span text:style-name="T39">&lt;/xsd:attributeGroup&gt;</text:span></text:p></draw:text-box></draw:frame>Figure <text:span text:style-name="T24">D</text:span>-1-Attribution Group</text:p></draw:text-box></draw:frame></text:p>
      <text:p text:style-name="P5"><text:s text:c="6"/><text:span text:style-name="T2">f. <text:s/></text:span><text:span text:style-name="T10">Elements</text:span><text:span text:style-name="T2">. <text:s/>Each of the Complex Types above has references to Elements defined at the Global level.  Element definitions are the same for Reference and Restriction Schema.  Global elements do not have position names.</text:span></text:p>
      <text:p text:style-name="P5"><text:s text:c="10"/><text:span text:style-name="T2">(1) <text:s/>FieldText</text:span></text:p>
      <text:p text:style-name="P3"><draw:frame draw:style-name="fr3" draw:name="Frame25" text:anchor-type="paragraph" svg:x="-0.0602in" svg:y="0.0528in" svg:width="6.9189in" draw:z-index="50"><draw:text-box fo:min-height="1.7083in"><text:p text:style-name="P12"><draw:frame text:anchor-type="paragraph" draw:z-index="51" draw:name="Shape1" draw:style-name="gr19" draw:text-style-name="P37" svg:width="6.9169in" svg:height="1.4697in" svg:x="0.052in" svg:y="0.078in"><draw:text-box><text:p text:style-name="P32"><text:span text:style-name="T39">&lt;xs:element</text:span><text:span text:style-name="T40"> name</text:span><text:span text:style-name="T41">=</text:span><text:span text:style-name="T42">"FieldText"</text:span><text:span text:style-name="T40"> type</text:span><text:span text:style-name="T41">=</text:span><text:span text:style-name="T42">"FieldTextType"</text:span><text:span text:style-name="T40"> nillable</text:span><text:span text:style-name="T41">=</text:span><text:span text:style-name="T42">"true"</text:span><text:span text:style-name="T43">&gt;</text:span><text:span text:style-name="T38"><text:line-break/></text:span><text:span text:style-name="T38"> <text:s text:c="7"/></text:span><text:span text:style-name="T39">&lt;xs:annotation&gt;</text:span><text:span text:style-name="T38"><text:line-break/></text:span><text:span text:style-name="T38"> <text:s text:c="11"/></text:span><text:span text:style-name="T39">&lt;xs:documentation</text:span><text:span text:style-name="T40"> ism:classification</text:span><text:span text:style-name="T41">=</text:span><text:span text:style-name="T42">"U"</text:span><text:span text:style-name="T40"> ism:ownerProducer</text:span><text:span text:style-name="T41">=</text:span><text:span text:style-name="T42">"USA"</text:span><text:span text:style-name="T38"><text:line-break/></text:span><text:span text:style-name="T40"> <text:s text:c="15"/>ism:noticeType</text:span><text:span text:style-name="T41">=</text:span><text:span text:style-name="T42">"DoD-Dist-A"</text:span><text:span text:style-name="T43">&gt;</text:span><text:span text:style-name="T38">A data item for Field Text</text:span><text:span text:style-name="T39">&lt;/xs:documentation&gt;</text:span><text:span text:style-name="T38"><text:line-break/></text:span><text:span text:style-name="T38"> <text:s text:c="11"/></text:span><text:span text:style-name="T39">&lt;xs:appinfo&gt;</text:span><text:span text:style-name="T38"><text:line-break/></text:span><text:span text:style-name="T38"> <text:s text:c="15"/></text:span><text:span text:style-name="T43">&lt;inf:Field </text:span><text:span text:style-name="T40">name</text:span><text:span text:style-name="T41">=</text:span><text:span text:style-name="T42">"TEXT" </text:span><text:span text:style-name="T40"><text:s text:c="2"/>ffirn</text:span><text:span text:style-name="T41">=</text:span><text:span text:style-name="T42">"00"</text:span><text:span text:style-name="T40"> fud</text:span><text:span text:style-name="T41">=</text:span><text:span text:style-name="T42">"00"</text:span><text:span text:style-name="T38"> </text:span><text:span text:style-name="T40"><text:s/>type</text:span><text:span text:style-name="T41">=</text:span><text:span text:style-name="T42">"FieldTextType"</text:span><text:span text:style-name="T43">/&gt;</text:span><text:span text:style-name="T38"><text:line-break/></text:span><text:span text:style-name="T38"> <text:s text:c="11"/></text:span><text:span text:style-name="T39">&lt;/xs:appinfo&gt;</text:span><text:span text:style-name="T38"><text:line-break/></text:span><text:span text:style-name="T38"> <text:s text:c="7"/></text:span><text:span text:style-name="T39">&lt;/xs:annotation&gt;</text:span><text:span text:style-name="T38"><text:line-break/></text:span><text:span text:style-name="T38"> <text:s text:c="3"/></text:span><text:span text:style-name="T39">&lt;/xs:element&gt;</text:span></text:p></draw:text-box></draw:frame>Figure <text:span text:style-name="T24">E</text:span>-1-Text <text:span text:style-name="T24">Field</text:span> Element</text:p></draw:text-box></draw:frame></text:p>
      <text:p text:style-name="P5"><draw:frame draw:style-name="fr3" draw:name="Frame27" text:anchor-type="paragraph" svg:x="0.052in" svg:y="0.2602in" svg:width="6.9189in" draw:z-index="52"><draw:text-box fo:min-height="1.4717in"><text:p text:style-name="P12"><draw:frame text:anchor-type="paragraph" draw:z-index="53" draw:name="Shape1" draw:style-name="gr20" draw:text-style-name="P37" svg:width="6.9169in" svg:height="1.4697in" svg:x="0.0008in" svg:y="0in"><draw:text-box><text:p text:style-name="P32"><text:span text:style-name="T39">&lt;xs:element</text:span><text:span text:style-name="T40"> name</text:span><text:span text:style-name="T41">=</text:span><text:span text:style-name="T42">"EnumerationCode"</text:span><text:span text:style-name="T40"> type</text:span><text:span text:style-name="T41">=</text:span><text:span text:style-name="T42">"EnumerationCodeType"</text:span><text:span text:style-name="T40"> nillable</text:span><text:span text:style-name="T41">=</text:span><text:span text:style-name="T42">"true"</text:span><text:span text:style-name="T43">&gt;</text:span><text:span text:style-name="T38"><text:line-break/></text:span><text:span text:style-name="T38"> <text:s text:c="7"/></text:span><text:span text:style-name="T39">&lt;xs:annotation&gt;</text:span><text:span text:style-name="T38"><text:line-break/></text:span><text:span text:style-name="T38"> <text:s text:c="11"/></text:span><text:span text:style-name="T39">&lt;xs:documentation</text:span><text:span text:style-name="T40"> ism:classification</text:span><text:span text:style-name="T41">=</text:span><text:span text:style-name="T42">"U"</text:span><text:span text:style-name="T40"> ism:ownerProducer</text:span><text:span text:style-name="T41">=</text:span><text:span text:style-name="T42">"USA"</text:span><text:span text:style-name="T38"><text:line-break/></text:span><text:span text:style-name="T40"> <text:s text:c="15"/>ism:noticeType</text:span><text:span text:style-name="T41">=</text:span><text:span text:style-name="T42">"DoD-Dist-A"</text:span><text:span text:style-name="T43">&gt;</text:span><text:span text:style-name="T38">A data item for Enumeration Code</text:span><text:span text:style-name="T39">&lt;/xs:documentation&gt;</text:span><text:span text:style-name="T38"><text:line-break/></text:span><text:span text:style-name="T38"> <text:s text:c="11"/></text:span><text:span text:style-name="T39">&lt;xs:appinfo&gt;</text:span><text:span text:style-name="T38"><text:line-break/></text:span><text:span text:style-name="T38"> <text:s text:c="15"/></text:span><text:span text:style-name="T43">&lt;inf:Field</text:span><text:span text:style-name="T40"> name</text:span><text:span text:style-name="T41">=</text:span><text:span text:style-name="T42">"ENUMERATION" </text:span><text:span text:style-name="T40">version</text:span><text:span text:style-name="T41">=</text:span><text:span text:style-name="T42">"00"</text:span><text:span text:style-name="T40"> ffirn</text:span><text:span text:style-name="T41">=</text:span><text:span text:style-name="T42">"0000"</text:span><text:span text:style-name="T40"> fud</text:span><text:span text:style-name="T41">=</text:span><text:span text:style-name="T42">"00"</text:span><text:span text:style-name="T38"> </text:span><text:span text:style-name="T40"><text:s/>type</text:span><text:span text:style-name="T41">=</text:span><text:span text:style-name="T42">"EnumerationCodeType"</text:span><text:span text:style-name="T43">/&gt;</text:span><text:span text:style-name="T38"><text:line-break/></text:span><text:span text:style-name="T38"> <text:s text:c="11"/></text:span><text:span text:style-name="T39">&lt;/xs:appinfo&gt;</text:span><text:span text:style-name="T38"><text:line-break/></text:span><text:span text:style-name="T38"> <text:s text:c="7"/></text:span><text:span text:style-name="T39">&lt;/xs:annotation&gt;</text:span><text:span text:style-name="T38"><text:line-break/></text:span><text:span text:style-name="T38"> <text:s text:c="3"/></text:span><text:span text:style-name="T39">&lt;/xs:element&gt;</text:span></text:p></draw:text-box></draw:frame>Figure E-1-Enumeration Code Element</text:p></draw:text-box></draw:frame><text:soft-page-break/><text:s text:c="10"/><text:span text:style-name="T2">(2) <text:s/>EnumerationCode</text:span></text:p>
      <text:p text:style-name="P5"/>
      <text:p text:style-name="P5"><text:s text:c="10"/><text:span text:style-name="T2">(3) <text:s/>IntegerNumeric</text:span></text:p>
      <text:p text:style-name="P5"><draw:frame draw:style-name="fr3" draw:name="Frame28" text:anchor-type="paragraph" svg:x="-0.0626in" svg:y="-0.0862in" svg:width="7.0535in" draw:z-index="54"><draw:text-box fo:min-height="1.8256in"><text:p text:style-name="P12"><draw:frame text:anchor-type="paragraph" draw:z-index="55" draw:name="Shape1" draw:style-name="gr21" draw:text-style-name="P37" svg:width="6.9169in" svg:height="1.6331in" svg:x="0.1362in" svg:y="0in"><draw:text-box><text:p text:style-name="P32"><text:span text:style-name="T39">&lt;xs:element</text:span><text:span text:style-name="T40"> name</text:span><text:span text:style-name="T41">=</text:span><text:span text:style-name="T42">"IntegerNumeric"</text:span><text:span text:style-name="T40"> type</text:span><text:span text:style-name="T41">=</text:span><text:span text:style-name="T42">"IntegerType"</text:span><text:span text:style-name="T40"> nillable</text:span><text:span text:style-name="T41">=</text:span><text:span text:style-name="T42">"true"</text:span><text:span text:style-name="T43">&gt;</text:span><text:span text:style-name="T38"><text:line-break/></text:span><text:span text:style-name="T38"> <text:s text:c="7"/></text:span><text:span text:style-name="T39">&lt;xs:annotation&gt;</text:span><text:span text:style-name="T38"><text:line-break/></text:span><text:span text:style-name="T38"> <text:s text:c="11"/></text:span><text:span text:style-name="T39">&lt;xs:documentation</text:span><text:span text:style-name="T40"> ism:classification</text:span><text:span text:style-name="T41">=</text:span><text:span text:style-name="T42">"U"</text:span><text:span text:style-name="T40"> ism:ownerProducer</text:span><text:span text:style-name="T41">=</text:span><text:span text:style-name="T42">"USA"</text:span><text:span text:style-name="T38"><text:line-break/></text:span><text:span text:style-name="T40"> <text:s text:c="15"/>ism:noticeType</text:span><text:span text:style-name="T41">=</text:span><text:span text:style-name="T42">"DoD-Dist-A"</text:span><text:span text:style-name="T43">&gt;</text:span><text:span text:style-name="T38">A data item for Integer</text:span><text:span text:style-name="T39">&lt;/xs:documentation&gt;</text:span><text:span text:style-name="T38"><text:line-break/></text:span><text:span text:style-name="T38"> <text:s text:c="11"/></text:span><text:span text:style-name="T39">&lt;xs:appinfo&gt;</text:span><text:span text:style-name="T38"><text:line-break/></text:span><text:span text:style-name="T38"> <text:s text:c="15"/></text:span><text:span text:style-name="T43">&lt;inf:Field</text:span><text:span text:style-name="T40"> name</text:span><text:span text:style-name="T41">=</text:span><text:span text:style-name="T42">"INTEGER"</text:span><text:span text:style-name="T43"> </text:span><text:span text:style-name="T40">version</text:span><text:span text:style-name="T41">=</text:span><text:span text:style-name="T42">"00"</text:span><text:span text:style-name="T40"> ffirn</text:span><text:span text:style-name="T41">=</text:span><text:span text:style-name="T42">"00"</text:span><text:span text:style-name="T40"> fud</text:span><text:span text:style-name="T41">=</text:span><text:span text:style-name="T42">"0"</text:span><text:span text:style-name="T40"> type</text:span><text:span text:style-name="T41">=</text:span><text:span text:style-name="T42">"IntegerType"</text:span><text:span text:style-name="T38"><text:line-break/></text:span><text:span text:style-name="T40"> <text:s text:c="15"/></text:span><text:span text:style-name="T43">/&gt;</text:span><text:span text:style-name="T38"><text:line-break/></text:span><text:span text:style-name="T38"> <text:s text:c="11"/></text:span><text:span text:style-name="T39">&lt;/xs:appinfo&gt;</text:span><text:span text:style-name="T38"><text:line-break/></text:span><text:span text:style-name="T38"> <text:s text:c="7"/></text:span><text:span text:style-name="T39">&lt;/xs:annotation&gt;</text:span><text:span text:style-name="T38"><text:line-break/></text:span><text:span text:style-name="T38"> <text:s text:c="3"/></text:span><text:span text:style-name="T39">&lt;/xs:element&gt;</text:span></text:p></draw:text-box></draw:frame>Figure E-1-Integer Element</text:p></draw:text-box></draw:frame></text:p>
      <text:p text:style-name="P5"><text:s text:c="10"/><text:span text:style-name="T2">(4) <text:s/>DecimalNumeric</text:span></text:p>
      <text:p text:style-name="P3"><draw:frame draw:style-name="fr3" draw:name="Frame29" text:anchor-type="paragraph" svg:x="-0.0728in" svg:y="-0.0417in" svg:width="7.0638in" draw:z-index="56"><draw:text-box fo:min-height="1.6626in"><text:p text:style-name="P12"><draw:frame text:anchor-type="paragraph" draw:z-index="57" draw:name="Shape1" draw:style-name="gr22" draw:text-style-name="P37" svg:width="6.9169in" svg:height="1.4697in" svg:x="0.1465in" svg:y="0in"><draw:text-box><text:p text:style-name="P32"><text:span text:style-name="T39">&lt;xs:element</text:span><text:span text:style-name="T40"> name</text:span><text:span text:style-name="T41">=</text:span><text:span text:style-name="T42">"DecimalNumeric"</text:span><text:span text:style-name="T40"> type</text:span><text:span text:style-name="T41">=</text:span><text:span text:style-name="T42">"DecimalType"</text:span><text:span text:style-name="T40"> nillable</text:span><text:span text:style-name="T41">=</text:span><text:span text:style-name="T42">"true"</text:span><text:span text:style-name="T43">&gt;</text:span><text:span text:style-name="T38"><text:line-break/></text:span><text:span text:style-name="T38"> <text:s text:c="7"/></text:span><text:span text:style-name="T39">&lt;xs:annotation&gt;</text:span><text:span text:style-name="T38"><text:line-break/></text:span><text:span text:style-name="T38"> <text:s text:c="11"/></text:span><text:span text:style-name="T39">&lt;xs:documentation</text:span><text:span text:style-name="T40"> ism:classification</text:span><text:span text:style-name="T41">=</text:span><text:span text:style-name="T42">"U"</text:span><text:span text:style-name="T40"> ism:ownerProducer</text:span><text:span text:style-name="T41">=</text:span><text:span text:style-name="T42">"USA"</text:span><text:span text:style-name="T38"><text:line-break/></text:span><text:span text:style-name="T40"> <text:s text:c="15"/>ism:noticeType</text:span><text:span text:style-name="T41">=</text:span><text:span text:style-name="T42">"DoD-Dist-A"</text:span><text:span text:style-name="T43">&gt;</text:span><text:span text:style-name="T38">A data item for Decimal</text:span><text:span text:style-name="T39">&lt;/xs:documentation&gt;</text:span><text:span text:style-name="T38"><text:line-break/></text:span><text:span text:style-name="T38"> <text:s text:c="11"/></text:span><text:span text:style-name="T39">&lt;xs:appinfo&gt;</text:span><text:span text:style-name="T38"><text:line-break/></text:span><text:span text:style-name="T38"> <text:s text:c="15"/></text:span><text:span text:style-name="T43">&lt;inf:Field</text:span><text:span text:style-name="T40"> name</text:span><text:span text:style-name="T41">=</text:span><text:span text:style-name="T42">"DECIMAL"</text:span><text:span text:style-name="T40"> version</text:span><text:span text:style-name="T41">=</text:span><text:span text:style-name="T42">"00"</text:span><text:span text:style-name="T40"> ffirn</text:span><text:span text:style-name="T41">=</text:span><text:span text:style-name="T42">"00"</text:span><text:span text:style-name="T40"> fud</text:span><text:span text:style-name="T41">=</text:span><text:span text:style-name="T42">"0"</text:span><text:span text:style-name="T40"> type</text:span><text:span text:style-name="T41">=</text:span><text:span text:style-name="T42">"DecimalType"</text:span><text:span text:style-name="T43">/&gt;</text:span><text:span text:style-name="T38"><text:line-break/></text:span><text:span text:style-name="T38"> <text:s text:c="11"/></text:span><text:span text:style-name="T39">&lt;/xs:appinfo&gt;</text:span><text:span text:style-name="T38"><text:line-break/></text:span><text:span text:style-name="T38"> <text:s text:c="7"/></text:span><text:span text:style-name="T39">&lt;/xs:annotation&gt;</text:span><text:span text:style-name="T38"><text:line-break/></text:span><text:span text:style-name="T38"> <text:s text:c="3"/></text:span><text:span text:style-name="T39">&lt;/xs:element&gt;</text:span></text:p></draw:text-box></draw:frame>Figure E-1-Decimal Element</text:p></draw:text-box></draw:frame></text:p>
      <text:p text:style-name="P5"><text:s text:c="6"/><text:span text:style-name="T2">g. <text:s/></text:span><text:span text:style-name="T10">Attributes</text:span><text:span text:style-name="T2">. <text:s/>Attribute nodes always have a Simple Type.  This shows how they are used to define security tags for IC-ISM which uses a Simple Type with enumerations to specify attribute values.</text:span></text:p>
      <text:p text:style-name="P3"><draw:frame draw:style-name="fr4" draw:name="Frame30" text:anchor-type="paragraph" svg:width="6.9189in" draw:z-index="58"><draw:text-box fo:min-height="0.8598in"><text:p text:style-name="P12"><draw:frame text:anchor-type="paragraph" draw:z-index="59" draw:name="Shape1" draw:style-name="gr23" draw:text-style-name="P37" svg:width="6.9169in" svg:height="0.8579in" svg:x="0.0008in" svg:y="0in"><draw:text-box><text:p text:style-name="P32"><text:span text:style-name="T39">&lt;xsd:attribute</text:span><text:span text:style-name="T40"> name</text:span><text:span text:style-name="T41">=</text:span><text:span text:style-name="T42">"classification"</text:span><text:span text:style-name="T40"> type</text:span><text:span text:style-name="T41">=</text:span><text:span text:style-name="T42">"ClassificationType"</text:span><text:span text:style-name="T43">&gt;</text:span><text:span text:style-name="T38"><text:line-break/></text:span><text:span text:style-name="T38"> <text:s text:c="3"/></text:span><text:span text:style-name="T39">&lt;xsd:annotation&gt;</text:span><text:span text:style-name="T38"><text:line-break/></text:span><text:span text:style-name="T38"> <text:s text:c="5"/></text:span><text:span text:style-name="T39">&lt;xsd:documentation&gt;</text:span><text:span text:style-name="T38">IC-ISM Classification </text:span><text:span text:style-name="T39">&lt;/xsd:documentation&gt;</text:span><text:span text:style-name="T38"><text:line-break/></text:span><text:span text:style-name="T38"> <text:s text:c="3"/></text:span><text:span text:style-name="T39">&lt;/xsd:annotation&gt;</text:span><text:span text:style-name="T38"><text:line-break/></text:span><text:span text:style-name="T39">&lt;/xsd:attribute&gt;</text:span></text:p></draw:text-box></draw:frame>Figure F-1-IC-ISM Attribute</text:p></draw:text-box></draw:frame></text:p>
      <text:p text:style-name="P10"><text:soft-page-break/><text:s text:c="6"/><text:span text:style-name="T2">g. <text:s/></text:span><text:span text:style-name="T10">Attributes</text:span><text:span text:style-name="T15">. (cont.)</text:span></text:p>
      <text:p text:style-name="P5"><draw:frame draw:style-name="fr4" draw:name="Frame31" text:anchor-type="paragraph" svg:width="6.9189in" draw:z-index="60"><draw:text-box fo:min-height="3.9193in"><text:p text:style-name="P12"><draw:frame text:anchor-type="paragraph" draw:z-index="61" draw:name="Shape1" draw:style-name="gr24" draw:text-style-name="P37" svg:width="6.9169in" svg:height="3.9177in" svg:x="0.0634in" svg:y="-0.1252in"><draw:text-box><text:p text:style-name="P32"><text:span text:style-name="T39">&lt;xsd:simpleType</text:span><text:span text:style-name="T40"> name</text:span><text:span text:style-name="T41">=</text:span><text:span text:style-name="T42">"ClassificationType"</text:span><text:span text:style-name="T43">&gt;</text:span><text:span text:style-name="T38"><text:line-break/></text:span><text:span text:style-name="T38"> <text:s text:c="3"/></text:span><text:span text:style-name="T39">&lt;xsd:annotation&gt;</text:span><text:span text:style-name="T38"><text:line-break/></text:span><text:span text:style-name="T38"> <text:s text:c="5"/></text:span><text:span text:style-name="T39">&lt;xsd:documentation&gt;</text:span><text:span text:style-name="T38">IC-ISM Classification </text:span><text:span text:style-name="T39">&lt;/xsd:documentation&gt;</text:span><text:span text:style-name="T38"><text:line-break/></text:span><text:span text:style-name="T38"> <text:s text:c="3"/></text:span><text:span text:style-name="T39">&lt;/xsd:annotation&gt;</text:span><text:span text:style-name="T38"><text:line-break/></text:span><text:span text:style-name="T38"> <text:s text:c="3"/></text:span><text:span text:style-name="T39">&lt;xsd:restriction</text:span><text:span text:style-name="T40"> base</text:span><text:span text:style-name="T41">=</text:span><text:span text:style-name="T42">"xsd:NMTOKEN"</text:span><text:span text:style-name="T43">&gt;</text:span><text:span text:style-name="T38"><text:line-break/></text:span><text:span text:style-name="T38"> <text:s text:c="5"/></text:span><text:span text:style-name="T39">&lt;xsd:enumeration</text:span><text:span text:style-name="T40"> value</text:span><text:span text:style-name="T41">=</text:span><text:span text:style-name="T42">"U"</text:span><text:span text:style-name="T43">/&gt;</text:span><text:span text:style-name="T38"><text:line-break/></text:span><text:span text:style-name="T38"> <text:s text:c="5"/></text:span><text:span text:style-name="T39">&lt;xsd:enumeration</text:span><text:span text:style-name="T40"> value</text:span><text:span text:style-name="T41">=</text:span><text:span text:style-name="T42">"C"</text:span><text:span text:style-name="T43">/&gt;</text:span><text:span text:style-name="T38"><text:line-break/></text:span><text:span text:style-name="T38"> <text:s text:c="5"/></text:span><text:span text:style-name="T39">&lt;xsd:enumeration</text:span><text:span text:style-name="T40"> value</text:span><text:span text:style-name="T41">=</text:span><text:span text:style-name="T42">"S"</text:span><text:span text:style-name="T43">/&gt;</text:span><text:span text:style-name="T38"><text:line-break/></text:span><text:span text:style-name="T38"> <text:s text:c="5"/></text:span><text:span text:style-name="T39">&lt;xsd:enumeration</text:span><text:span text:style-name="T40"> value</text:span><text:span text:style-name="T41">=</text:span><text:span text:style-name="T42">"TS"</text:span><text:span text:style-name="T43">/&gt;</text:span><text:span text:style-name="T38"><text:line-break/></text:span><text:span text:style-name="T38"> <text:s text:c="5"/></text:span><text:span text:style-name="T39">&lt;xsd:enumeration</text:span><text:span text:style-name="T40"> value</text:span><text:span text:style-name="T41">=</text:span><text:span text:style-name="T42">"R"</text:span><text:span text:style-name="T43">/&gt;</text:span><text:span text:style-name="T38"><text:line-break/></text:span><text:span text:style-name="T38"> <text:s text:c="5"/></text:span><text:span text:style-name="T39">&lt;xsd:enumeration</text:span><text:span text:style-name="T40"> value</text:span><text:span text:style-name="T41">=</text:span><text:span text:style-name="T42">"CTS"</text:span><text:span text:style-name="T43">/&gt;</text:span><text:span text:style-name="T38"><text:line-break/></text:span><text:span text:style-name="T38"> <text:s text:c="5"/></text:span><text:span text:style-name="T39">&lt;xsd:enumeration</text:span><text:span text:style-name="T40"> value</text:span><text:span text:style-name="T41">=</text:span><text:span text:style-name="T42">"CTS-B"</text:span><text:span text:style-name="T43">/&gt;</text:span><text:span text:style-name="T38"><text:line-break/></text:span><text:span text:style-name="T38"> <text:s text:c="5"/></text:span><text:span text:style-name="T39">&lt;xsd:enumeration</text:span><text:span text:style-name="T40"> value</text:span><text:span text:style-name="T41">=</text:span><text:span text:style-name="T42">"CTS-BALK"</text:span><text:span text:style-name="T43">/&gt;</text:span><text:span text:style-name="T38"><text:line-break/></text:span><text:span text:style-name="T38"> <text:s text:c="5"/></text:span><text:span text:style-name="T39">&lt;xsd:enumeration</text:span><text:span text:style-name="T40"> value</text:span><text:span text:style-name="T41">=</text:span><text:span text:style-name="T42">"NU"</text:span><text:span text:style-name="T43">/&gt;</text:span><text:span text:style-name="T38"><text:line-break/></text:span><text:span text:style-name="T38"> <text:s text:c="5"/></text:span><text:span text:style-name="T39">&lt;xsd:enumeration</text:span><text:span text:style-name="T40"> value</text:span><text:span text:style-name="T41">=</text:span><text:span text:style-name="T42">"NR"</text:span><text:span text:style-name="T43">/&gt;</text:span><text:span text:style-name="T38"><text:line-break/></text:span><text:span text:style-name="T38"> <text:s text:c="5"/></text:span><text:span text:style-name="T39">&lt;xsd:enumeration</text:span><text:span text:style-name="T40"> value</text:span><text:span text:style-name="T41">=</text:span><text:span text:style-name="T42">"NC"</text:span><text:span text:style-name="T43">/&gt;</text:span><text:span text:style-name="T38"><text:line-break/></text:span><text:span text:style-name="T38"> <text:s text:c="5"/></text:span><text:span text:style-name="T39">&lt;xsd:enumeration</text:span><text:span text:style-name="T40"> value</text:span><text:span text:style-name="T41">=</text:span><text:span text:style-name="T42">"NS"</text:span><text:span text:style-name="T43">/&gt;</text:span><text:span text:style-name="T38"><text:line-break/></text:span><text:span text:style-name="T38"> <text:s text:c="5"/></text:span><text:span text:style-name="T39">&lt;xsd:enumeration</text:span><text:span text:style-name="T40"> value</text:span><text:span text:style-name="T41">=</text:span><text:span text:style-name="T42">"NS-S"</text:span><text:span text:style-name="T43">/&gt;</text:span><text:span text:style-name="T38"><text:line-break/></text:span><text:span text:style-name="T38"> <text:s text:c="5"/></text:span><text:span text:style-name="T39">&lt;xsd:enumeration</text:span><text:span text:style-name="T40"> value</text:span><text:span text:style-name="T41">=</text:span><text:span text:style-name="T42">"NS-A"</text:span><text:span text:style-name="T43">/&gt;</text:span><text:span text:style-name="T38"><text:line-break/></text:span><text:span text:style-name="T38"> <text:s text:c="5"/></text:span><text:span text:style-name="T39">&lt;xsd:enumeration</text:span><text:span text:style-name="T40"> value</text:span><text:span text:style-name="T41">=</text:span><text:span text:style-name="T42">"CTSA"</text:span><text:span text:style-name="T43">/&gt;</text:span><text:span text:style-name="T38"><text:line-break/></text:span><text:span text:style-name="T38"> <text:s text:c="5"/></text:span><text:span text:style-name="T39">&lt;xsd:enumeration</text:span><text:span text:style-name="T40"> value</text:span><text:span text:style-name="T41">=</text:span><text:span text:style-name="T42">"NSAT"</text:span><text:span text:style-name="T43">/&gt;</text:span><text:span text:style-name="T38"><text:line-break/></text:span><text:span text:style-name="T38"> <text:s text:c="5"/></text:span><text:span text:style-name="T39">&lt;xsd:enumeration</text:span><text:span text:style-name="T40"> value</text:span><text:span text:style-name="T41">=</text:span><text:span text:style-name="T42">"NCA"</text:span><text:span text:style-name="T43">/&gt;</text:span><text:span text:style-name="T38"><text:line-break/></text:span><text:span text:style-name="T38"> <text:s text:c="3"/></text:span><text:span text:style-name="T39">&lt;/xsd:restriction&gt;</text:span><text:span text:style-name="T38"><text:line-break/></text:span><text:span text:style-name="T38"> <text:s/></text:span><text:span text:style-name="T39">&lt;/xsd:simpleType&gt;</text:span></text:p></draw:text-box></draw:frame>Figure F-2-IC-ISM <text:s/>Simple Type</text:p></draw:text-box></draw:frame><text:s text:c="6"/><text:span text:style-name="T2">h. <text:s/></text:span><text:span text:style-name="T10">Structural Relationship Rules</text:span><text:span text:style-name="T2">. <text:s/>These are provided using thing Schematron language, which is designed for processing by XSLT to run the XPath defined assertions.</text:span></text:p>
      <text:p text:style-name="P3"><draw:frame draw:style-name="fr2" draw:name="Frame22" text:anchor-type="paragraph" svg:x="0.0043in" svg:y="-0.0209in" svg:width="6.9189in" draw:z-index="62"><draw:text-box fo:min-height="4.6917in"><text:p text:style-name="P12"><draw:frame text:anchor-type="paragraph" draw:z-index="63" draw:name="Shape1" draw:style-name="gr25" draw:text-style-name="P37" svg:width="7.0004in" svg:height="4.2504in" svg:x="0in" svg:y="0in"><draw:text-box><text:p text:style-name="P32"><text:span text:style-name="T33"><text:s/></text:span><text:span text:style-name="T32">&lt;inf:StructuralRelationships&gt;</text:span><text:span text:style-name="T33"><text:line-break/></text:span><text:span text:style-name="T33"> <text:s text:c="15"/></text:span><text:span text:style-name="T32">&lt;sch:schema</text:span><text:span text:style-name="T29"> queryBinding</text:span><text:span text:style-name="T30">=</text:span><text:span text:style-name="T31">"xslt"</text:span><text:span text:style-name="T32">&gt;</text:span><text:span text:style-name="T33"><text:line-break/></text:span><text:span text:style-name="T33"> <text:s text:c="19"/></text:span><text:span text:style-name="T32">&lt;sch:ns</text:span><text:span text:style-name="T29"> uri</text:span><text:span text:style-name="T30">=</text:span><text:span text:style-name="T31">"urn:mtf:mil:6040b:niem:mtf"</text:span><text:span text:style-name="T29"> prefix</text:span><text:span text:style-name="T30">=</text:span><text:span text:style-name="T31">"mtf"</text:span><text:span text:style-name="T32">/&gt;</text:span><text:span text:style-name="T33"><text:line-break/></text:span><text:span text:style-name="T33"> <text:s text:c="19"/></text:span><text:span text:style-name="T32">&lt;sch:ns</text:span><text:span text:style-name="T29"> uri</text:span><text:span text:style-name="T30">=</text:span><text:span text:style-name="T31">"urn:us:gov:ic:ism"</text:span><text:span text:style-name="T29"> prefix</text:span><text:span text:style-name="T30">=</text:span><text:span text:style-name="T31">"ism"</text:span><text:span text:style-name="T32">/&gt;</text:span><text:span text:style-name="T33"><text:line-break/></text:span><text:span text:style-name="T33"> <text:s text:c="19"/></text:span><text:span text:style-name="T32">&lt;sch:title&gt;</text:span><text:span text:style-name="T33">Structural Relationship Rules</text:span><text:span text:style-name="T32">&lt;/sch:title&gt;</text:span><text:span text:style-name="T33"><text:line-break/></text:span><text:span text:style-name="T33"> <text:s text:c="19"/></text:span><text:span text:style-name="T32">&lt;sch:pattern</text:span><text:span text:style-name="T29"> id</text:span><text:span text:style-name="T30">=</text:span><text:span text:style-name="T31">"TestMessage"</text:span><text:span text:style-name="T32">&gt;</text:span><text:span text:style-name="T33"><text:line-break/></text:span><text:span text:style-name="T33"> <text:s text:c="23"/></text:span><text:span text:style-name="T32">&lt;sch:title&gt;</text:span><text:span text:style-name="T33">Structural Relationship Rules</text:span><text:span text:style-name="T32">&lt;/sch:title&gt;</text:span><text:span text:style-name="T33"><text:line-break/></text:span><text:span text:style-name="T33"> <text:s text:c="23"/></text:span><text:span text:style-name="T32">&lt;sch:rule</text:span><text:span text:style-name="T29"> context</text:span><text:span text:style-name="T30">=</text:span><text:span text:style-name="T31">"mtf:TestMessage/mtf:MessageIdentifierSet"</text:span><text:span text:style-name="T32">&gt;</text:span><text:span text:style-name="T33"><text:line-break/></text:span><text:span text:style-name="T33"> <text:s text:c="27"/></text:span><text:span text:style-name="T32">&lt;sch:assert</text:span><text:span text:style-name="T29"> fpi</text:span><text:span text:style-name="T30">=</text:span><text:span text:style-name="T31">"[3]F1 A /TEST/"</text:span><text:span text:style-name="T33"><text:line-break/></text:span><text:span text:style-name="T29"> <text:s text:c="31"/>test</text:span><text:span text:style-name="T30">=</text:span><text:span text:style-name="T31">"</text:span><text:span text:style-name="T34">mtf:MessageTextFormatIdentifierText</text:span><text:span text:style-name="T33"> </text:span><text:span text:style-name="T35">=</text:span><text:span text:style-name="T33"> </text:span><text:span text:style-name="T36">'TEST'</text:span><text:span text:style-name="T31">"</text:span><text:span text:style-name="T32">&gt;</text:span><text:span text:style-name="T33">Field 1 in MSGID (Set 3) is assigned the value </text:span><text:span text:style-name="T33">"TEST".</text:span><text:span text:style-name="T32">&lt;/sch:assert&gt;</text:span><text:span text:style-name="T33"><text:line-break/></text:span><text:span text:style-name="T33"> <text:s text:c="27"/></text:span><text:span text:style-name="T32">&lt;sch:assert</text:span><text:span text:style-name="T29"> fpi</text:span><text:span text:style-name="T30">=</text:span><text:span text:style-name="T31">"[3]F3 A /B.1.01.14/"</text:span><text:span text:style-name="T33"><text:line-break/></text:span><text:span text:style-name="T29"> <text:s text:c="31"/>test</text:span><text:span text:style-name="T30">=</text:span><text:span text:style-name="T31">"</text:span><text:span text:style-name="T34">mtf:VersionOfMessageTextFormatText</text:span><text:span text:style-name="T33"> </text:span><text:span text:style-name="T35">=</text:span><text:span text:style-name="T33"> </text:span><text:span text:style-name="T36">'B.1.01.14'</text:span><text:span text:style-name="T31">"</text:span><text:span text:style-name="T32">&gt;</text:span><text:span text:style-name="T33">Field 3 in MSGID (Set 3) is assigned the value </text:span><text:span text:style-name="T33">"B.1.01.14".</text:span><text:span text:style-name="T32">&lt;/sch:assert&gt;</text:span><text:span text:style-name="T33"><text:line-break/></text:span><text:span text:style-name="T33"> <text:s text:c="23"/></text:span><text:span text:style-name="T32">&lt;/sch:rule&gt;</text:span><text:span text:style-name="T33"><text:line-break/></text:span><text:span text:style-name="T33"> <text:s text:c="23"/></text:span><text:span text:style-name="T32">&lt;sch:rule</text:span><text:span text:style-name="T29"> context</text:span><text:span text:style-name="T30">=</text:span><text:span text:style-name="T31">"mtf:TestMessage/mtf:ReferenceSet"</text:span><text:span text:style-name="T32">&gt;</text:span><text:span text:style-name="T33"><text:line-break/></text:span><text:span text:style-name="T33"> <text:s text:c="27"/></text:span><text:span text:style-name="T32">&lt;sch:assert</text:span><text:span text:style-name="T29"> fpi</text:span><text:span text:style-name="T30">=</text:span><text:span text:style-name="T31">"[4],AF3 R ([4],AF2 EQ /CHT/ | /DOC/)"</text:span><text:span text:style-name="T33"><text:line-break/></text:span><text:span text:style-name="T29"> <text:s text:c="31"/>test</text:span><text:span text:style-name="T30">=</text:span><text:span text:style-name="T31">"</text:span><text:span text:style-name="T34">mtf:InformationProduct</text:span><text:span text:style-name="T33"> </text:span><text:span text:style-name="T35">and</text:span><text:span text:style-name="T33"> (</text:span><text:span text:style-name="T34">mtf:TypeCommunicationCode</text:span><text:span text:style-name="T35">=</text:span><text:span text:style-name="T36">'CHT'</text:span><text:span text:style-name="T33"> </text:span><text:span text:style-name="T35">or</text:span><text:span text:style-name="T33"> </text:span><text:span text:style-name="T34">mtf:TypeCommunicationCode</text:span><text:span text:style-name="T35">=</text:span><text:span text:style-name="T36">'DOC'</text:span><text:span text:style-name="T33">)</text:span><text:span text:style-name="T31">"</text:span><text:span text:style-name="T32">&gt;</text:span><text:span text:style-name="T33">Field 3 in REF (Set 4) is required if Field 2 in the same REF (Set 4) lexicographically </text:span><text:span text:style-name="T33">equals "CHT" or "DOC".</text:span><text:span text:style-name="T32">&lt;/sch:assert&gt;</text:span><text:span text:style-name="T33"><text:line-break/></text:span><text:span text:style-name="T33"> <text:s text:c="23"/></text:span><text:span text:style-name="T32">&lt;/sch:rule&gt;</text:span><text:span text:style-name="T33"><text:line-break/></text:span><text:span text:style-name="T33"> <text:s text:c="23"/></text:span><text:span text:style-name="T32">&lt;sch:rule</text:span><text:span text:style-name="T29"> context</text:span><text:span text:style-name="T30">=</text:span><text:span text:style-name="T31">"mtf:TestMessage/mtf:SetOne"</text:span><text:span text:style-name="T32">&gt;</text:span><text:span text:style-name="T33"><text:line-break/></text:span><text:span text:style-name="T33"> <text:s text:c="27"/></text:span><text:span text:style-name="T32">&lt;sch:assert</text:span><text:span text:style-name="T29"> fpi</text:span><text:span text:style-name="T30">=</text:span><text:span text:style-name="T31">"[6],AF2 R ([6],AF3 !@)"</text:span><text:span text:style-name="T33"><text:line-break/></text:span><text:span text:style-name="T29"> <text:s text:c="31"/>test</text:span><text:span text:style-name="T30">=</text:span><text:span text:style-name="T31">"</text:span><text:span text:style-name="T34">mtf:CompositeOne</text:span><text:span text:style-name="T33"> </text:span><text:span text:style-name="T35">and</text:span><text:span text:style-name="T33"> </text:span><text:span text:style-name="T37">not</text:span><text:span text:style-name="T33">(</text:span><text:span text:style-name="T34">mtf:CompositeTwo</text:span><text:span text:style-name="T33">)</text:span><text:span text:style-name="T31">"</text:span><text:span text:style-name="T32">&gt;</text:span><text:span text:style-name="T33">Field 1 in SETONE (Set 6) is required if Field 2 in </text:span><text:span text:style-name="T33">the same SETONE (Set 6) does not occur.</text:span><text:span text:style-name="T32">&lt;/sch:assert&gt;</text:span><text:span text:style-name="T33"><text:line-break/></text:span><text:span text:style-name="T33"> <text:s text:c="23"/></text:span><text:span text:style-name="T32">&lt;/sch:rule&gt;</text:span><text:span text:style-name="T33"><text:line-break/></text:span><text:span text:style-name="T33"> <text:s text:c="19"/></text:span><text:span text:style-name="T32">&lt;/sch:pattern&gt;</text:span><text:span text:style-name="T33"><text:line-break/></text:span><text:span text:style-name="T33"> <text:s text:c="15"/></text:span><text:span text:style-name="T32">&lt;/sch:schema&gt;</text:span><text:span text:style-name="T33"><text:line-break/></text:span><text:span text:style-name="T32">&lt;/inf:StructuralRelationships&gt;</text:span></text:p></draw:text-box></draw:frame>Figure <text:span text:style-name="T26">H</text:span>-1-Structural Relationship Rules</text:p></draw:text-box></draw:frame></text:p>
      <text:p text:style-name="P10"><text:s text:c="6"/></text:p>
      <text:p text:style-name="P18"/>
      <text:p text:style-name="P18"/>
      <text:p text:style-name="P18"/>
      <text:p text:style-name="P28"><text:span text:style-name="T9"><text:s text:c="3"/><text:tab/> <text:s text:c="7"/></text:span></text:p>
      <text:p text:style-name="P28"><text:span text:style-name="T9"/></text:p>
      <text:p text:style-name="P28"><text:soft-page-break/><text:span text:style-name="T7">j</text:span><text:span text:style-name="T2">. <text:s/></text:span><text:span text:style-name="T10">Security </text:span><text:span text:style-name="T12">Relationship </text:span><text:span text:style-name="T10">Rules</text:span><text:span text:style-name="T2">. <text:s/>Security markings are tested using Schematron </text:span><text:span text:style-name="T9"><text:s/></text:span><text:span text:style-name="T2">provided by the </text:span><text:span text:style-name="T9">IC-ISM XML Schema definitions</text:span><text:span text:style-name="T2">.</text:span></text:p>
      <text:p text:style-name="P18"><draw:frame draw:style-name="fr2" draw:name="Frame32" text:anchor-type="paragraph" svg:x="-0.0898in" svg:y="-0.0209in" svg:width="7.2091in" draw:z-index="64"><draw:text-box fo:min-height="3.4083in"><text:p text:style-name="P12"><draw:frame text:anchor-type="paragraph" draw:z-index="65" draw:name="Shape1" draw:style-name="gr26" draw:text-style-name="P37" svg:width="6.9689in" svg:height="2.9315in" svg:x="0.0835in" svg:y="0.0937in"><draw:text-box><text:p text:style-name="P32"><text:span text:style-name="T32">&lt;sch:pattern</text:span><text:span text:style-name="T29"> id</text:span><text:span text:style-name="T30">=</text:span><text:span text:style-name="T31">"ISM-ID-00013"</text:span><text:span text:style-name="T29"> </text:span><text:span text:style-name="T46">xmlns:sch</text:span><text:span text:style-name="T30">=</text:span><text:span text:style-name="T31">"http://purl.oclc.org/dsdl/schematron"</text:span><text:span text:style-name="T32">&gt;</text:span><text:span text:style-name="T33"><text:line-break/></text:span><text:span text:style-name="T33"> <text:s text:c="3"/></text:span><text:span text:style-name="T32">&lt;sch:p</text:span><text:span text:style-name="T29"> class</text:span><text:span text:style-name="T30">=</text:span><text:span text:style-name="T31">"ruleText"</text:span><text:span text:style-name="T32">&gt;</text:span><text:span text:style-name="T33"><text:line-break/></text:span><text:span text:style-name="T33"> <text:s text:c="7"/>[ISM-ID-00013][Error] If ISM_NSI_EO_APPLIES then either attribute classifiedBy or </text:span><text:span text:style-name="T33"><text:line-break/></text:span><text:span text:style-name="T33"> <text:s text:c="7"/>derivedFrom must be specified on the ISM_RESOURCE_ELEMENT. </text:span><text:span text:style-name="T33"><text:line-break/></text:span><text:span text:style-name="T33"> <text:s text:c="7"/></text:span><text:span text:style-name="T33"><text:line-break/></text:span><text:span text:style-name="T33"> <text:s text:c="7"/>Human Readable: Documents under E.O. 13526 must have classification authority block information.</text:span><text:span text:style-name="T33"><text:line-break/></text:span><text:span text:style-name="T33"> <text:s text:c="3"/></text:span><text:span text:style-name="T32">&lt;/sch:p&gt;</text:span><text:span text:style-name="T33"><text:line-break/></text:span><text:span text:style-name="T33"> <text:s text:c="3"/></text:span><text:span text:style-name="T32">&lt;sch:p</text:span><text:span text:style-name="T29"> class</text:span><text:span text:style-name="T30">=</text:span><text:span text:style-name="T31">"codeDesc"</text:span><text:span text:style-name="T32">&gt;</text:span><text:span text:style-name="T33"><text:line-break/></text:span><text:span text:style-name="T33"> <text:s text:c="5"/>If ISM_NSI_EO_APPLIES, we make sure that the ISM_RESOURCE_ELEMENT specifies</text:span><text:span text:style-name="T33"><text:line-break/></text:span><text:span text:style-name="T33"> <text:s text:c="5"/>attribute ism:classifiedBy or attribute ism:derivedFrom.</text:span><text:span text:style-name="T33"><text:line-break/></text:span><text:span text:style-name="T33"> <text:s text:c="3"/></text:span><text:span text:style-name="T32">&lt;/sch:p&gt;</text:span><text:span text:style-name="T33"><text:line-break/></text:span><text:span text:style-name="T33"> <text:s text:c="3"/></text:span><text:span text:style-name="T32">&lt;sch:rule</text:span><text:span text:style-name="T29"> context</text:span><text:span text:style-name="T30">=</text:span><text:span text:style-name="T31">"</text:span><text:span text:style-name="T35">*</text:span><text:span text:style-name="T33">[</text:span><text:span text:style-name="T47">$ISM_NSI_EO_APPLIES</text:span><text:span text:style-name="T33"><text:line-break/></text:span><text:span text:style-name="T33"> <text:s text:c="23"/></text:span><text:span text:style-name="T35">and</text:span><text:span text:style-name="T33"> </text:span><text:span text:style-name="T37">generate-id</text:span><text:span text:style-name="T33">(</text:span><text:span text:style-name="T35">.</text:span><text:span text:style-name="T33">) </text:span><text:span text:style-name="T35">=</text:span><text:span text:style-name="T33"> </text:span><text:span text:style-name="T37">generate-id</text:span><text:span text:style-name="T33">(</text:span><text:span text:style-name="T47">$ISM_RESOURCE_ELEMENT</text:span><text:span text:style-name="T33">)]</text:span><text:span text:style-name="T31">"</text:span><text:span text:style-name="T32">&gt;</text:span><text:span text:style-name="T33"><text:line-break/></text:span><text:span text:style-name="T33"> <text:s text:c="7"/></text:span><text:span text:style-name="T32">&lt;sch:assert</text:span><text:span text:style-name="T29"> <text:s/></text:span><text:span text:style-name="T33"><text:line-break/></text:span><text:span text:style-name="T29"> <text:s text:c="11"/>test</text:span><text:span text:style-name="T30">=</text:span><text:span text:style-name="T31">"</text:span><text:span text:style-name="T48">@ism:classifiedBy</text:span><text:span text:style-name="T33"> </text:span><text:span text:style-name="T35">or</text:span><text:span text:style-name="T33"> </text:span><text:span text:style-name="T48">@ism:derivedFrom</text:span><text:span text:style-name="T31">"</text:span><text:span text:style-name="T33"><text:line-break/></text:span><text:span text:style-name="T29"> <text:s text:c="11"/>flag</text:span><text:span text:style-name="T30">=</text:span><text:span text:style-name="T31">"error"</text:span><text:span text:style-name="T32">&gt;</text:span><text:span text:style-name="T33"><text:line-break/></text:span><text:span text:style-name="T33"> <text:s text:c="11"/>[ISM-ID-00013][Error] Documents under E.O. 13526 must have classification authority block information.</text:span><text:span text:style-name="T33"><text:line-break/></text:span><text:span text:style-name="T33"> <text:s text:c="7"/></text:span><text:span text:style-name="T32">&lt;/sch:assert&gt;</text:span><text:span text:style-name="T33"><text:line-break/></text:span><text:span text:style-name="T33"> <text:s text:c="3"/></text:span><text:span text:style-name="T32">&lt;/sch:rule&gt;</text:span><text:span text:style-name="T33"><text:line-break/></text:span><text:span text:style-name="T32">&lt;/sch:pattern&gt;</text:span></text:p></draw:text-box></draw:frame>Figure <text:span text:style-name="T26">J</text:span>-1-<text:span text:style-name="T25">Security</text:span> Relationship Rules</text:p></draw:text-box></draw:frame></text:p>
      <text:p text:style-name="P10"><text:span text:style-name="T13"/></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Courier, monospace"/>
    <style:font-face style:name="Lohit Devanagari1" svg:font-family="'Lohit Devanagari'"/>
    <style:font-face style:name="F" svg:font-family="" style:font-family-generic="roman"/>
    <style:font-face style:name="Courier New1" svg:font-family="'Courier New'" style:font-family-generic="modern" style:font-pitch="fixed"/>
    <style:font-face style:name="Liberation Mono" svg:font-family="'Liberation Mono'" style:font-family-generic="modern"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Courier New" fo:font-size="10.5pt" fo:letter-spacing="normal" fo:font-style="normal" fo:font-weight="normal" officeooo:paragraph-rsid="002ca0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XML Schema Design for the Message Text Format Military Standar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D. Neushul</meta:initial-creator>
    <meta:creation-date>2020-03-24T08:16:01.204930016</meta:creation-date>
    <dc:date>2020-03-24T19:32:37.599441731</dc:date>
    <dc:creator>James D. Neushul</dc:creator>
    <meta:editing-duration>PT1H37M48S</meta:editing-duration>
    <meta:editing-cycles>13</meta:editing-cycles>
    <meta:generator>LibreOffice/6.0.7.3$Linux_X86_64 LibreOffice_project/00m0$Build-3</meta:generator>
    <meta:document-statistic meta:table-count="0" meta:image-count="0" meta:object-count="0" meta:page-count="33" meta:paragraph-count="116" meta:word-count="2201" meta:character-count="15800" meta:non-whitespace-character-count="12925"/>
  </office:meta>
</office:document-meta>
</file>